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Consolas" svg:font-family="Consolas, Monaco, 'Lucida Console', monospace"/>
    <style:font-face style:name="Times New Roman1" svg:font-family="'Times New Roman'"/>
    <style:font-face style:name="Ubuntu" svg:font-family="Ubuntu, Helvetica, Arial, sans-serif"/>
    <style:font-face style:name="apple-system" svg:font-family="apple-system, BlinkMacSystemFont, 'Segoe UI', Arial, sans-serif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.0835in" style:contextual-spacing="false" fo:line-height="100%" fo:text-align="center" style:justify-single-word="false" fo:text-indent="0.2917in" style:auto-text-indent="false" fo:padding="0in" fo:border="none"/>
      <style:text-properties style:font-name="Times New Roman" fo:font-size="14pt" fo:background-color="#ffffff" style:font-name-asian="Times New Roman2" style:font-size-asian="14pt" style:font-name-complex="Times New Roman2" style:font-size-complex="14pt"/>
    </style:style>
    <style:style style:name="P2" style:family="paragraph" style:parent-style-name="Standard">
      <style:paragraph-properties fo:margin-left="0in" fo:margin-right="0in" fo:margin-top="0in" fo:margin-bottom="0.0835in" style:contextual-spacing="false" fo:line-height="100%" fo:text-align="center" style:justify-single-word="false" fo:text-indent="0.2917in" style:auto-text-indent="false" fo:padding="0in" fo:border="none"/>
      <style:text-properties style:font-name="Times New Roman" fo:font-size="14pt" officeooo:paragraph-rsid="001759da" fo:background-color="#ffffff" style:font-name-asian="Times New Roman2" style:font-size-asian="14pt" style:font-name-complex="Times New Roman2" style:font-size-complex="14pt"/>
    </style:style>
    <style:style style:name="P3" style:family="paragraph" style:parent-style-name="Standard">
      <style:paragraph-properties fo:margin-left="0in" fo:margin-right="0in" fo:margin-top="0in" fo:margin-bottom="0.0835in" style:contextual-spacing="false" fo:line-height="100%" fo:text-align="end" style:justify-single-word="false" fo:text-indent="0.2917in" style:auto-text-indent="false" fo:padding="0in" fo:border="none"/>
      <style:text-properties style:font-name="Times New Roman" fo:font-size="14pt" fo:background-color="#ffffff" style:font-name-asian="Times New Roman2" style:font-size-asian="14pt" style:font-name-complex="Times New Roman2" style:font-size-complex="14pt"/>
    </style:style>
    <style:style style:name="P4" style:family="paragraph" style:parent-style-name="Standard">
      <style:paragraph-properties fo:margin-left="0in" fo:margin-right="0in" fo:margin-top="0in" fo:margin-bottom="0.0835in" style:contextual-spacing="false" fo:line-height="100%" fo:text-align="center" style:justify-single-word="false" fo:text-indent="0.2917in" style:auto-text-indent="false" fo:padding="0in" fo:border="none"/>
      <style:text-properties style:font-name="Times New Roman" fo:font-size="14pt" fo:font-weight="bold" fo:background-color="#ffffff" style:font-name-asian="Times New Roman2" style:font-size-asian="14pt" style:font-weight-asian="bold" style:font-name-complex="Times New Roman2" style:font-size-complex="14pt"/>
    </style:style>
    <style:style style:name="P5" style:family="paragraph" style:parent-style-name="Standard">
      <style:paragraph-properties fo:margin-left="0in" fo:margin-right="0in" fo:margin-top="0in" fo:margin-bottom="0.0835in" style:contextual-spacing="false" fo:line-height="100%" fo:text-align="center" style:justify-single-word="false" fo:text-indent="0.2917in" style:auto-text-indent="false" fo:padding="0in" fo:border="none"/>
      <style:text-properties style:font-name="Times New Roman" fo:font-size="20pt" fo:background-color="#ffffff" style:font-name-asian="Times New Roman2" style:font-size-asian="20pt" style:font-name-complex="Times New Roman2" style:font-size-complex="20pt"/>
    </style:style>
    <style:style style:name="P6" style:family="paragraph" style:parent-style-name="Standard">
      <style:paragraph-properties fo:margin-left="0in" fo:margin-right="0in" fo:margin-top="0in" fo:margin-bottom="0.0835in" style:contextual-spacing="false" fo:line-height="100%" fo:text-align="center" style:justify-single-word="false" fo:text-indent="0.2917in" style:auto-text-indent="false" fo:padding="0in" fo:border="none"/>
      <style:text-properties style:font-name="Times New Roman" fo:font-size="16pt" style:font-name-asian="Times New Roman2" style:font-size-asian="16pt" style:font-name-complex="Times New Roman2" style:font-size-complex="16pt"/>
    </style:style>
    <style:style style:name="P7" style:family="paragraph" style:parent-style-name="Standard">
      <style:text-properties style:font-name="Times New Roman" fo:font-size="14pt" style:font-name-asian="Times New Roman2" style:font-size-asian="14pt" style:font-name-complex="Times New Roman2" style:font-size-complex="14pt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14pt" fo:font-weight="bold" style:font-name-asian="Times New Roman2" style:font-size-asian="14pt" style:font-weight-asian="bold" style:font-name-complex="Times New Roman2" style:font-size-complex="14pt" style:font-weight-complex="bold"/>
    </style:style>
    <style:style style:name="P9" style:family="paragraph" style:parent-style-name="Heading_20_2">
      <style:text-properties fo:font-weight="bold" officeooo:rsid="001b892d" officeooo:paragraph-rsid="001b892d" style:font-weight-asian="bold" style:font-weight-complex="bold"/>
    </style:style>
    <style:style style:name="P10" style:family="paragraph" style:parent-style-name="Heading_20_2">
      <style:text-properties fo:font-weight="bold" officeooo:rsid="001759da" officeooo:paragraph-rsid="001759da" style:font-weight-asian="bold" style:font-weight-complex="bold"/>
    </style:style>
    <style:style style:name="P11" style:family="paragraph" style:parent-style-name="Heading_20_2">
      <style:text-properties officeooo:paragraph-rsid="001c5871"/>
    </style:style>
    <style:style style:name="P12" style:family="paragraph" style:parent-style-name="Standard">
      <style:paragraph-properties fo:margin-left="3.4445in" fo:margin-right="0in" fo:margin-top="0in" fo:margin-bottom="0.0835in" style:contextual-spacing="false" fo:line-height="100%" fo:text-align="start" style:justify-single-word="false" fo:text-indent="0.0555in" style:auto-text-indent="false" fo:padding="0in" fo:border="none"/>
      <style:text-properties style:font-name="Times New Roman" fo:font-size="14pt" fo:background-color="#ffffff" style:font-name-asian="Times New Roman2" style:font-size-asian="14pt" style:font-name-complex="Times New Roman2" style:font-size-complex="14pt"/>
    </style:style>
    <style:style style:name="P13" style:family="paragraph" style:parent-style-name="Heading_20_1">
      <style:text-properties fo:font-weight="bold" officeooo:rsid="001759da" officeooo:paragraph-rsid="001759da" style:font-weight-asian="bold" style:font-weight-complex="bold"/>
    </style:style>
    <style:style style:name="P14" style:family="paragraph" style:parent-style-name="Heading_20_2">
      <style:text-properties fo:font-weight="bold" officeooo:rsid="001afee6" officeooo:paragraph-rsid="002e32b0" style:font-weight-asian="bold" style:font-weight-complex="bold"/>
    </style:style>
    <style:style style:name="P15" style:family="paragraph" style:parent-style-name="Heading_20_2">
      <style:text-properties fo:font-weight="bold" officeooo:rsid="001b892d" officeooo:paragraph-rsid="003e2a6f" style:font-weight-asian="bold" style:font-weight-complex="bold"/>
    </style:style>
    <style:style style:name="P16" style:family="paragraph" style:parent-style-name="Standard">
      <style:text-properties fo:font-weight="normal" officeooo:rsid="003018ee" officeooo:paragraph-rsid="003018ee" style:font-weight-asian="normal" style:font-weight-complex="normal"/>
    </style:style>
    <style:style style:name="P17" style:family="paragraph" style:parent-style-name="Standard">
      <style:text-properties fo:font-weight="normal" officeooo:rsid="0035b614" officeooo:paragraph-rsid="003e2a6f" style:font-weight-asian="normal" style:font-weight-complex="normal"/>
    </style:style>
    <style:style style:name="P18" style:family="paragraph" style:parent-style-name="Standard">
      <style:text-properties fo:font-weight="normal" officeooo:rsid="003e2a6f" officeooo:paragraph-rsid="003e2a6f" style:font-weight-asian="normal" style:font-weight-complex="normal"/>
    </style:style>
    <style:style style:name="P19" style:family="paragraph" style:parent-style-name="Standard">
      <style:text-properties fo:font-size="9pt" fo:font-weight="normal" officeooo:rsid="003c8fc3" officeooo:paragraph-rsid="003c8fc3" style:font-size-asian="7.84999990463257pt" style:font-weight-asian="normal" style:font-size-complex="9pt" style:font-weight-complex="normal"/>
    </style:style>
    <style:style style:name="P20" style:family="paragraph" style:parent-style-name="Standard">
      <style:text-properties fo:font-size="9pt" fo:font-weight="normal" officeooo:rsid="003cafc4" officeooo:paragraph-rsid="003cafc4" style:font-size-asian="7.84999990463257pt" style:font-weight-asian="normal" style:font-size-complex="9pt" style:font-weight-complex="normal"/>
    </style:style>
    <style:style style:name="P21" style:family="paragraph" style:parent-style-name="Standard">
      <style:text-properties fo:font-size="9pt" fo:font-weight="normal" officeooo:rsid="003ddd85" officeooo:paragraph-rsid="003ddd85" style:font-size-asian="7.84999990463257pt" style:font-weight-asian="normal" style:font-size-complex="9pt" style:font-weight-complex="normal"/>
    </style:style>
    <style:style style:name="P22" style:family="paragraph" style:parent-style-name="Standard">
      <style:text-properties fo:font-size="9pt" fo:font-weight="normal" officeooo:rsid="003e2a6f" officeooo:paragraph-rsid="003e2a6f" style:font-size-asian="7.84999990463257pt" style:font-weight-asian="normal" style:font-size-complex="9pt" style:font-weight-complex="normal"/>
    </style:style>
    <style:style style:name="P23" style:family="paragraph" style:parent-style-name="Standard">
      <style:text-properties fo:font-size="9pt" fo:font-weight="normal" officeooo:rsid="0035b614" officeooo:paragraph-rsid="003e2a6f" style:font-size-asian="7.84999990463257pt" style:font-weight-asian="normal" style:font-size-complex="9pt" style:font-weight-complex="normal"/>
    </style:style>
    <style:style style:name="P24" style:family="paragraph" style:parent-style-name="Standard">
      <style:text-properties fo:font-size="9pt" fo:font-weight="normal" officeooo:rsid="0035b614" officeooo:paragraph-rsid="003e2a6f" style:font-size-asian="9pt" style:font-weight-asian="normal" style:font-size-complex="9pt" style:font-weight-complex="normal"/>
    </style:style>
    <style:style style:name="P25" style:family="paragraph" style:parent-style-name="Standard">
      <style:text-properties fo:font-size="9pt" fo:font-weight="normal" officeooo:rsid="001b892d" officeooo:paragraph-rsid="003e2a6f" style:font-size-asian="9pt" style:font-weight-asian="normal" style:font-size-complex="9pt" style:font-weight-complex="normal"/>
    </style:style>
    <style:style style:name="P26" style:family="paragraph" style:parent-style-name="Standard">
      <style:text-properties fo:font-weight="bold" officeooo:rsid="003360a4" officeooo:paragraph-rsid="00207721" style:font-weight-asian="bold" style:font-weight-complex="bold"/>
    </style:style>
    <style:style style:name="P27" style:family="paragraph" style:parent-style-name="Standard">
      <style:text-properties fo:font-weight="bold" officeooo:rsid="003c8fc3" officeooo:paragraph-rsid="003c8fc3" style:font-weight-asian="bold" style:font-weight-complex="bold"/>
    </style:style>
    <style:style style:name="P28" style:family="paragraph" style:parent-style-name="Standard">
      <style:text-properties fo:font-weight="bold" officeooo:rsid="003ddd85" officeooo:paragraph-rsid="003ddd85" style:font-weight-asian="bold" style:font-weight-complex="bold"/>
    </style:style>
    <style:style style:name="P29" style:family="paragraph" style:parent-style-name="Standard">
      <style:text-properties fo:font-weight="bold" officeooo:rsid="0035b614" officeooo:paragraph-rsid="003e2a6f" style:font-weight-asian="bold" style:font-weight-complex="bold"/>
    </style:style>
    <style:style style:name="P30" style:family="paragraph" style:parent-style-name="Standard">
      <style:text-properties officeooo:rsid="001759da" officeooo:paragraph-rsid="002c272f"/>
    </style:style>
    <style:style style:name="P31" style:family="paragraph" style:parent-style-name="Standard">
      <style:text-properties officeooo:rsid="003c8fc3" officeooo:paragraph-rsid="003c8fc3"/>
    </style:style>
    <style:style style:name="P32" style:family="paragraph" style:parent-style-name="Standard">
      <style:text-properties fo:font-size="11pt" fo:font-weight="normal" officeooo:rsid="003c8fc3" officeooo:paragraph-rsid="003c8fc3" style:font-size-asian="9.60000038146973pt" style:font-weight-asian="normal" style:font-size-complex="11pt" style:font-weight-complex="normal"/>
    </style:style>
    <style:style style:name="P33" style:family="paragraph" style:parent-style-name="Standard">
      <style:text-properties fo:font-size="11pt" fo:font-weight="normal" officeooo:rsid="003cafc4" officeooo:paragraph-rsid="003cafc4" style:font-size-asian="9.60000038146973pt" style:font-weight-asian="normal" style:font-size-complex="11pt" style:font-weight-complex="normal"/>
    </style:style>
    <style:style style:name="P34" style:family="paragraph" style:parent-style-name="Standard">
      <style:text-properties fo:font-size="11pt" fo:font-weight="normal" officeooo:rsid="003ddd85" officeooo:paragraph-rsid="003ddd85" style:font-size-asian="9.60000038146973pt" style:font-weight-asian="normal" style:font-size-complex="11pt" style:font-weight-complex="normal"/>
    </style:style>
    <style:style style:name="P35" style:family="paragraph" style:parent-style-name="Standard">
      <style:text-properties fo:font-size="11pt" fo:font-weight="normal" officeooo:rsid="003e2a6f" officeooo:paragraph-rsid="003e2a6f" style:font-size-asian="9.60000038146973pt" style:font-weight-asian="normal" style:font-size-complex="11pt" style:font-weight-complex="normal"/>
    </style:style>
    <style:style style:name="P36" style:family="paragraph" style:parent-style-name="Standard">
      <style:text-properties fo:font-size="11pt" fo:font-weight="bold" officeooo:rsid="003c8fc3" officeooo:paragraph-rsid="003c8fc3" style:font-size-asian="9.60000038146973pt" style:font-weight-asian="bold" style:font-size-complex="11pt" style:font-weight-complex="bold"/>
    </style:style>
    <style:style style:name="P37" style:family="paragraph" style:parent-style-name="Standard">
      <style:text-properties fo:font-size="11pt" fo:font-weight="bold" officeooo:rsid="003cafc4" officeooo:paragraph-rsid="003cafc4" style:font-size-asian="9.60000038146973pt" style:font-weight-asian="bold" style:font-size-complex="11pt" style:font-weight-complex="bold"/>
    </style:style>
    <style:style style:name="P38" style:family="paragraph" style:parent-style-name="Standard">
      <style:text-properties fo:font-size="11pt" fo:font-weight="bold" officeooo:rsid="003ddd85" officeooo:paragraph-rsid="003ddd85" style:font-size-asian="9.60000038146973pt" style:font-weight-asian="bold" style:font-size-complex="11pt" style:font-weight-complex="bold"/>
    </style:style>
    <style:style style:name="P39" style:family="paragraph" style:parent-style-name="Standard">
      <style:text-properties fo:font-size="11pt" fo:font-weight="bold" officeooo:rsid="003e2a6f" officeooo:paragraph-rsid="003e2a6f" style:font-size-asian="9.60000038146973pt" style:font-weight-asian="bold" style:font-size-complex="11pt" style:font-weight-complex="bold"/>
    </style:style>
    <style:style style:name="P40" style:family="paragraph" style:parent-style-name="Standard">
      <style:text-properties fo:font-size="16pt" fo:font-weight="bold" officeooo:rsid="003e2a6f" officeooo:paragraph-rsid="003e2a6f" style:font-size-asian="14pt" style:font-weight-asian="bold" style:font-size-complex="16pt" style:font-weight-complex="bold"/>
    </style:style>
    <style:style style:name="P41" style:family="paragraph" style:parent-style-name="Standard" style:master-page-name="Standard">
      <style:paragraph-properties fo:margin-left="0in" fo:margin-right="0in" fo:margin-top="0in" fo:margin-bottom="0.0835in" style:contextual-spacing="false" fo:line-height="100%" fo:text-align="center" style:justify-single-word="false" fo:text-indent="0.2917in" style:auto-text-indent="false" style:page-number="1" fo:padding="0in" fo:border="none"/>
      <style:text-properties style:font-name="Times New Roman" fo:font-size="14pt" fo:font-weight="bold" fo:background-color="#ffffff" style:font-name-asian="Times New Roman2" style:font-size-asian="14pt" style:font-weight-asian="bold" style:font-name-complex="Times New Roman2" style:font-size-complex="14pt"/>
    </style:style>
    <style:style style:name="T1" style:family="text">
      <style:text-properties officeooo:rsid="00162a38"/>
    </style:style>
    <style:style style:name="T2" style:family="text">
      <style:text-properties fo:font-weight="bold" style:font-weight-asian="bold"/>
    </style:style>
    <style:style style:name="T3" style:family="text">
      <style:text-properties fo:font-weight="bold" officeooo:rsid="00162a38" style:font-weight-asian="bold"/>
    </style:style>
    <style:style style:name="T4" style:family="text">
      <style:text-properties fo:font-weight="bold" officeooo:rsid="001c5871" style:font-weight-asian="bold" style:font-weight-complex="bold"/>
    </style:style>
    <style:style style:name="T5" style:family="text">
      <style:text-properties fo:font-weight="bold" officeooo:rsid="003e2a6f" style:font-weight-asian="bold" style:font-weight-complex="bold"/>
    </style:style>
    <style:style style:name="T6" style:family="text">
      <style:text-properties fo:font-weight="bold" officeooo:rsid="003b1363" style:font-weight-asian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officeooo:rsid="001f523b"/>
    </style:style>
    <style:style style:name="T9" style:family="text">
      <style:text-properties officeooo:rsid="002c272f"/>
    </style:style>
    <style:style style:name="T10" style:family="text">
      <style:text-properties fo:font-size="16pt" style:font-size-asian="16pt" style:font-size-complex="16pt"/>
    </style:style>
    <style:style style:name="T11" style:family="text">
      <style:text-properties fo:font-size="16pt" officeooo:rsid="003ddd85" style:font-size-asian="16pt" style:font-size-complex="16pt"/>
    </style:style>
    <style:style style:name="T12" style:family="text">
      <style:text-properties fo:font-size="16pt" officeooo:rsid="003e2a6f" style:font-size-asian="16pt" style:font-size-complex="16pt"/>
    </style:style>
    <style:style style:name="T13" style:family="text">
      <style:text-properties fo:font-size="16pt" fo:font-weight="bold" style:font-size-asian="16pt" style:font-weight-asian="bold" style:font-size-complex="16pt" style:font-weight-complex="bold"/>
    </style:style>
    <style:style style:name="T14" style:family="text">
      <style:text-properties fo:font-size="16pt" fo:font-weight="bold" officeooo:rsid="003c131d" style:font-size-asian="16pt" style:font-weight-asian="bold" style:font-size-complex="16pt" style:font-weight-complex="bold"/>
    </style:style>
    <style:style style:name="T15" style:family="text">
      <style:text-properties officeooo:rsid="003b1363"/>
    </style:style>
    <style:style style:name="T16" style:family="text">
      <style:text-properties fo:font-size="9pt" fo:font-weight="normal" officeooo:rsid="003e2a6f" style:font-size-asian="7.84999990463257pt" style:font-weight-asian="normal" style:font-size-complex="9pt" style:font-weight-complex="normal"/>
    </style:style>
    <style:style style:name="T17" style:family="text">
      <style:text-properties officeooo:rsid="003c8fc3"/>
    </style:style>
    <style:style style:name="T18" style:family="text">
      <style:text-properties officeooo:rsid="003cafc4"/>
    </style:style>
    <style:style style:name="T19" style:family="text">
      <style:text-properties officeooo:rsid="003ddd85"/>
    </style:style>
    <style:style style:name="T20" style:family="text">
      <style:text-properties officeooo:rsid="003e1bf1"/>
    </style:style>
    <style:style style:name="T21" style:family="text">
      <style:text-properties officeooo:rsid="003e2a6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382in" fo:text-indent="-0.25in" fo:margin-left="0.538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882in" fo:text-indent="-0.25in" fo:margin-left="0.788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382in" fo:text-indent="-0.25in" fo:margin-left="1.038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882in" fo:text-indent="-0.25in" fo:margin-left="1.288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382in" fo:text-indent="-0.25in" fo:margin-left="1.538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882in" fo:text-indent="-0.25in" fo:margin-left="1.788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382in" fo:text-indent="-0.25in" fo:margin-left="2.038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882in" fo:text-indent="-0.25in" fo:margin-left="2.288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382in" fo:text-indent="-0.25in" fo:margin-left="2.538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882in" fo:text-indent="-0.25in" fo:margin-left="2.7882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1">Московский авиационный институт</text:p>
      <text:p text:style-name="P4">(Национальный исследовательский университет)</text:p>
      <text:p text:style-name="P7"/>
      <text:p text:style-name="P8">Факультет <text:span text:style-name="T1">и</text:span>нформационны<text:span text:style-name="T1">х </text:span>технологи<text:span text:style-name="T1">й</text:span> и прикладн<text:span text:style-name="T1">ой </text:span>математик<text:span text:style-name="T1">и</text:span></text:p>
      <text:p text:style-name="P8"/>
      <text:p text:style-name="P8">Кафедра <text:span text:style-name="T1">в</text:span>ычислительн<text:span text:style-name="T1">ой</text:span> математик<text:span text:style-name="T1">и</text:span> и <text:s/>программировани<text:span text:style-name="T1">я</text:span> </text:p>
      <text:p text:style-name="P7"><text:s text:c="2"/></text:p>
      <text:p text:style-name="P1"><text:s/></text:p>
      <text:p text:style-name="P1"><text:s/></text:p>
      <text:p text:style-name="P1"><text:s/></text:p>
      <text:p text:style-name="P1"><text:s/></text:p>
      <text:p text:style-name="P5"><text:span text:style-name="T2">Лабораторная работа № </text:span><text:span text:style-name="T6">1</text:span><text:span text:style-name="T3"> по курсу «Операционные системы»</text:span></text:p>
      <text:p text:style-name="P1"/>
      <text:p text:style-name="P6"><text:s/></text:p>
      <text:p text:style-name="P6"><text:s/></text:p>
      <text:p text:style-name="P1"><text:s/></text:p>
      <text:p text:style-name="P12">Студент: Саженов Константин Станиславович</text:p>
      <text:p text:style-name="P12">Группа: 8<text:span text:style-name="T8">О</text:span>-208</text:p>
      <text:p text:style-name="P12">Преподаватель: <text:span text:style-name="T1">Е. С. Миронов</text:span></text:p>
      <text:p text:style-name="P12">Дата:</text:p>
      <text:p text:style-name="P12">Оценка:</text:p>
      <text:p text:style-name="P3"/>
      <text:p text:style-name="P3"/>
      <text:p text:style-name="P3"/>
      <text:p text:style-name="P3"/>
      <text:p text:style-name="P1"/>
      <text:p text:style-name="P13"><text:soft-page-break/>Лабораторная работа №<text:span text:style-name="T15">1</text:span></text:p>
      <text:p text:style-name="P10">1 <text:span text:style-name="T10">Описание</text:span></text:p>
      <text:p text:style-name="P26"><text:span text:style-name="T7">Приобретение практических навыков диагностики работы программного</text:span></text:p>
      <text:p text:style-name="P26"><text:span text:style-name="T7">обеспечения.</text:span></text:p>
      <text:p text:style-name="P26"><text:span text:style-name="T7">Используемое средство диагностики — утилита </text:span>strace<text:span text:style-name="T7">.</text:span></text:p>
      <text:p text:style-name="P26"><text:span text:style-name="T7"/></text:p>
      <text:p text:style-name="P30"><text:span text:style-name="T13">2 </text:span><text:span text:style-name="T14">Демонстрация полного функционала утилиты strace на примере ЛР №2</text:span></text:p>
      <text:p text:style-name="P30">strace — утилита для Linux, которая позволяет отследить выполнение системных вызовов и сигналов к ядру системы <text:span text:style-name="T17">для того, чтобы найти и исправить ошибки в программах предназначенных для ОС Linux, которые включают в себя system call-ы.</text:span></text:p>
      <text:p text:style-name="P31">Также strace позволяет отслеживать сигналы, состояние процесса, инъектировать ошибки и даже отслеживать стек программы на момент системного вызова. </text:p>
      <text:p text:style-name="P31">Strace основывается на piglet trace(сокр. ptrace) – встроенной функции ядра Linux.</text:p>
      <text:p text:style-name="P31"/>
      <text:p text:style-name="P27">Отображение всех вызовов:</text:p>
      <text:p text:style-name="P19">╭─sakost@sakost-pc ~/university/2 course/os/2 lab</text:p>
      <text:p text:style-name="P19">╰─$ strace ./2_lab &lt;&lt;EOF <text:s text:c="208"/>1 ↵</text:p>
      <text:p text:style-name="P19">heredoc&gt; test.txt</text:p>
      <text:p text:style-name="P19">heredoc&gt; EOF</text:p>
      <text:p text:style-name="P19">execve("./2_lab", ["./2_lab"], 0x7ffe32617910 /* 55 vars */) = 0</text:p>
      <text:p text:style-name="P19">brk(NULL) <text:s text:c="30"/>= 0x55ec851a6000</text:p>
      <text:p text:style-name="P19">arch_prctl(0x3001 /* ARCH_??? */, 0x7fff68fb44b0) = -1 EINVAL (Недопустимый аргумент)</text:p>
      <text:p text:style-name="P19">access("/etc/ld.so.preload", R_OK) <text:s text:c="5"/>= -1 ENOENT (Нет такого файла или каталога)</text:p>
      <text:p text:style-name="P19">openat(AT_FDCWD, "tls/haswell/x86_64/libc.so.6", O_RDONLY|O_CLOEXEC) = -1 ENOENT (Нет такого файла или каталога)</text:p>
      <text:p text:style-name="P19">openat(AT_FDCWD, "tls/haswell/libc.so.6", O_RDONLY|O_CLOEXEC) = -1 ENOENT (Нет такого файла или каталога)</text:p>
      <text:p text:style-name="P19">openat(AT_FDCWD, "tls/x86_64/libc.so.6", O_RDONLY|O_CLOEXEC) = -1 ENOENT (Нет такого файла или каталога)</text:p>
      <text:p text:style-name="P19">openat(AT_FDCWD, "tls/libc.so.6", O_RDONLY|O_CLOEXEC) = -1 ENOENT (Нет такого файла или каталога)</text:p>
      <text:p text:style-name="P19">openat(AT_FDCWD, "haswell/x86_64/libc.so.6", O_RDONLY|O_CLOEXEC) = -1 ENOENT (Нет такого файла или каталога)</text:p>
      <text:p text:style-name="P19">openat(AT_FDCWD, "haswell/libc.so.6", O_RDONLY|O_CLOEXEC) = -1 ENOENT (Нет такого файла или каталога)</text:p>
      <text:p text:style-name="P19">openat(AT_FDCWD, "x86_64/libc.so.6", O_RDONLY|O_CLOEXEC) = -1 ENOENT (Нет такого файла или каталога)</text:p>
      <text:p text:style-name="P19">openat(AT_FDCWD, "libc.so.6", O_RDONLY|O_CLOEXEC) = -1 ENOENT (Нет такого файла или каталога)</text:p>
      <text:p text:style-name="P19">openat(AT_FDCWD, "/usr/local/lib/tls/haswell/x86_64/libc.so.6", O_RDONLY|O_CLOEXEC) = -1 ENOENT (Нет такого файла или каталога)</text:p>
      <text:p text:style-name="P19">stat("/usr/local/lib/tls/haswell/x86_64", 0x7fff68fb3650) = -1 ENOENT (Нет такого файла или каталога)</text:p>
      <text:p text:style-name="P19">openat(AT_FDCWD, "/usr/local/lib/tls/haswell/libc.so.6", O_RDONLY|O_CLOEXEC) = -1 ENOENT (Нет такого файла или каталога)</text:p>
      <text:p text:style-name="P19">stat("/usr/local/lib/tls/haswell", 0x7fff68fb3650) = -1 ENOENT (Нет такого файла или каталога)</text:p>
      <text:p text:style-name="P19">openat(AT_FDCWD, "/usr/local/lib/tls/x86_64/libc.so.6", O_RDONLY|O_CLOEXEC) = -1 ENOENT (Нет такого файла или каталога)</text:p>
      <text:p text:style-name="P19"><text:soft-page-break/>stat("/usr/local/lib/tls/x86_64", 0x7fff68fb3650) = -1 ENOENT (Нет такого файла или каталога)</text:p>
      <text:p text:style-name="P19">openat(AT_FDCWD, "/usr/local/lib/tls/libc.so.6", O_RDONLY|O_CLOEXEC) = -1 ENOENT (Нет такого файла или каталога)</text:p>
      <text:p text:style-name="P19">stat("/usr/local/lib/tls", 0x7fff68fb3650) = -1 ENOENT (Нет такого файла или каталога)</text:p>
      <text:p text:style-name="P19">openat(AT_FDCWD, "/usr/local/lib/haswell/x86_64/libc.so.6", O_RDONLY|O_CLOEXEC) = -1 ENOENT (Нет такого файла или каталога)</text:p>
      <text:p text:style-name="P19">stat("/usr/local/lib/haswell/x86_64", 0x7fff68fb3650) = -1 ENOENT (Нет такого файла или каталога)</text:p>
      <text:p text:style-name="P19">openat(AT_FDCWD, "/usr/local/lib/haswell/libc.so.6", O_RDONLY|O_CLOEXEC) = -1 ENOENT (Нет такого файла или каталога)</text:p>
      <text:p text:style-name="P19">stat("/usr/local/lib/haswell", 0x7fff68fb3650) = -1 ENOENT (Нет такого файла или каталога)</text:p>
      <text:p text:style-name="P19">openat(AT_FDCWD, "/usr/local/lib/x86_64/libc.so.6", O_RDONLY|O_CLOEXEC) = -1 ENOENT (Нет такого файла или каталога)</text:p>
      <text:p text:style-name="P19">stat("/usr/local/lib/x86_64", 0x7fff68fb3650) = -1 ENOENT (Нет такого файла или каталога)</text:p>
      <text:p text:style-name="P19">openat(AT_FDCWD, "/usr/local/lib/libc.so.6", O_RDONLY|O_CLOEXEC) = -1 ENOENT (Нет такого файла или каталога)</text:p>
      <text:p text:style-name="P19">stat("/usr/local/lib", {st_mode=S_IFDIR|0755, st_size=12288, ...}) = 0</text:p>
      <text:p text:style-name="P19">openat(AT_FDCWD, "/etc/ld.so.cache", O_RDONLY|O_CLOEXEC) = 3</text:p>
      <text:p text:style-name="P19">fstat(3, {st_mode=S_IFREG|0644, st_size=329160, ...}) = 0</text:p>
      <text:p text:style-name="P19">mmap(NULL, 329160, PROT_READ, MAP_PRIVATE, 3, 0) = 0x7f2ac85f9000</text:p>
      <text:p text:style-name="P19">close(3) <text:s text:c="31"/>= 0</text:p>
      <text:p text:style-name="P19">openat(AT_FDCWD, "/usr/lib/libc.so.6", O_RDONLY|O_CLOEXEC) = 3</text:p>
      <text:p text:style-name="P19">read(3, "\177ELF\2\1\1\3\0\0\0\0\0\0\0\0\3\0&gt;\0\1\0\0\0\220\202\2\0\0\0\0\0"..., 832) = 832</text:p>
      <text:p text:style-name="P19">pread64(3, "\6\0\0\0\4\0\0\0@\0\0\0\0\0\0\0@\0\0\0\0\0\0\0@\0\0\0\0\0\0\0"..., 784, 64) = 784</text:p>
      <text:p text:style-name="P19">pread64(3, "\4\0\0\0\20\0\0\0\5\0\0\0GNU\0\2\0\0\300\4\0\0\0\3\0\0\0\0\0\0\0", 32, 848) = 32</text:p>
      <text:p text:style-name="P19">pread64(3, "\4\0\0\0\24\0\0\0\3\0\0\0GNU\0\207\360\21\247\344\314?\306\nT\320\323\335i\16t"..., 68, 880) = 68</text:p>
      <text:p text:style-name="P19">fstat(3, {st_mode=S_IFREG|0755, st_size=2159552, ...}) = 0</text:p>
      <text:p text:style-name="P19">mmap(NULL, 8192, PROT_READ|PROT_WRITE, MAP_PRIVATE|MAP_ANONYMOUS, -1, 0) = 0x7f2ac85f7000</text:p>
      <text:p text:style-name="P19">pread64(3, "\6\0\0\0\4\0\0\0@\0\0\0\0\0\0\0@\0\0\0\0\0\0\0@\0\0\0\0\0\0\0"..., 784, 64) = 784</text:p>
      <text:p text:style-name="P19">mmap(NULL, 1868448, PROT_READ, MAP_PRIVATE|MAP_DENYWRITE, 3, 0) = 0x7f2ac842e000</text:p>
      <text:p text:style-name="P19">mmap(0x7f2ac8454000, 1363968, PROT_READ|PROT_EXEC, MAP_PRIVATE|MAP_FIXED|MAP_DENYWRITE, 3, 0x26000) = 0x7f2ac8454000</text:p>
      <text:p text:style-name="P19">mmap(0x7f2ac85a1000, 311296, PROT_READ, MAP_PRIVATE|MAP_FIXED|MAP_DENYWRITE, 3, 0x173000) = 0x7f2ac85a1000</text:p>
      <text:p text:style-name="P19">mmap(0x7f2ac85ed000, 24576, PROT_READ|PROT_WRITE, MAP_PRIVATE|MAP_FIXED|MAP_DENYWRITE, 3, 0x1be000) = 0x7f2ac85ed000</text:p>
      <text:p text:style-name="P19">mmap(0x7f2ac85f3000, 12960, PROT_READ|PROT_WRITE, MAP_PRIVATE|MAP_FIXED|MAP_ANONYMOUS, -1, 0) = 0x7f2ac85f3000</text:p>
      <text:p text:style-name="P19">close(3) <text:s text:c="31"/>= 0</text:p>
      <text:p text:style-name="P19">mmap(NULL, 8192, PROT_READ|PROT_WRITE, MAP_PRIVATE|MAP_ANONYMOUS, -1, 0) = 0x7f2ac842c000</text:p>
      <text:p text:style-name="P19">arch_prctl(ARCH_SET_FS, 0x7f2ac85f8580) = 0</text:p>
      <text:p text:style-name="P19">mprotect(0x7f2ac85ed000, 12288, PROT_READ) = 0</text:p>
      <text:p text:style-name="P19">mprotect(0x55ec838bf000, 4096, PROT_READ) = 0</text:p>
      <text:p text:style-name="P19">mprotect(0x7f2ac8676000, 4096, PROT_READ) = 0</text:p>
      <text:p text:style-name="P19">munmap(0x7f2ac85f9000, 329160) <text:s text:c="9"/>= 0</text:p>
      <text:p text:style-name="P19">fstat(1, {st_mode=S_IFCHR|0620, st_rdev=makedev(0x88, 0x1), ...}) = 0</text:p>
      <text:p text:style-name="P19">brk(NULL) <text:s text:c="30"/>= 0x55ec851a6000</text:p>
      <text:p text:style-name="P19">brk(0x55ec851c7000) <text:s text:c="20"/>= 0x55ec851c7000</text:p>
      <text:p text:style-name="P19">fstat(0, {st_mode=S_IFREG|0600, st_size=9, ...}) = 0</text:p>
      <text:p text:style-name="P19">read(0, "test.txt\n", 4096) <text:s text:c="12"/>= 9</text:p>
      <text:p text:style-name="P19">pipe([3, 4]) <text:s text:c="27"/>= 0</text:p>
      <text:p text:style-name="P19">access("test.txt", R_OK) <text:s text:c="15"/>= 0</text:p>
      <text:p text:style-name="P19">openat(AT_FDCWD, "test.txt", O_RDONLY) <text:s/>= 5</text:p>
      <text:p text:style-name="P19">clone(child_stack=NULL, flags=CLONE_CHILD_CLEARTID|CLONE_CHILD_SETTID|SIGCHLD, <text:soft-page-break/>child_tidptr=0x7f2ac85f8850) = 964023</text:p>
      <text:p text:style-name="P19">close(4) <text:s text:c="31"/>= 0</text:p>
      <text:p text:style-name="P19">close(5) <text:s text:c="31"/>= 0</text:p>
      <text:p text:style-name="P19">read(3, "2", 1) <text:s text:c="24"/>= 1</text:p>
      <text:p text:style-name="P19">read(3, "1", 1) <text:s text:c="24"/>= 1</text:p>
      <text:p text:style-name="P19">read(3, ".", 1) <text:s text:c="24"/>= 1</text:p>
      <text:p text:style-name="P19">--- SIGCHLD {si_signo=SIGCHLD, si_code=CLD_EXITED, si_pid=964023, si_uid=1000, si_status=0, si_utime=0, si_stime=0} ---</text:p>
      <text:p text:style-name="P19">read(3, "0", 1) <text:s text:c="24"/>= 1</text:p>
      <text:p text:style-name="P19">read(3, "0", 1) <text:s text:c="24"/>= 1</text:p>
      <text:p text:style-name="P19">read(3, "0", 1) <text:s text:c="24"/>= 1</text:p>
      <text:p text:style-name="P19">read(3, "0", 1) <text:s text:c="24"/>= 1</text:p>
      <text:p text:style-name="P19">read(3, "0", 1) <text:s text:c="24"/>= 1</text:p>
      <text:p text:style-name="P19">read(3, "0", 1) <text:s text:c="24"/>= 1</text:p>
      <text:p text:style-name="P19">read(3, "\n", 1) <text:s text:c="23"/>= 1</text:p>
      <text:p text:style-name="P19">write(1, "Enter a filename with tests: 21."..., 39Enter a filename with tests: 21.000000</text:p>
      <text:p text:style-name="P19">) = 39</text:p>
      <text:p text:style-name="P19">read(3, "7", 1) <text:s text:c="24"/>= 1</text:p>
      <text:p text:style-name="P19">read(3, ".", 1) <text:s text:c="24"/>= 1</text:p>
      <text:p text:style-name="P19">read(3, "0", 1) <text:s text:c="24"/>= 1</text:p>
      <text:p text:style-name="P19">read(3, "0", 1) <text:s text:c="24"/>= 1</text:p>
      <text:p text:style-name="P19">read(3, "0", 1) <text:s text:c="24"/>= 1</text:p>
      <text:p text:style-name="P19">read(3, "0", 1) <text:s text:c="24"/>= 1</text:p>
      <text:p text:style-name="P19">read(3, "0", 1) <text:s text:c="24"/>= 1</text:p>
      <text:p text:style-name="P19">read(3, "0", 1) <text:s text:c="24"/>= 1</text:p>
      <text:p text:style-name="P19">read(3, "\n", 1) <text:s text:c="23"/>= 1</text:p>
      <text:p text:style-name="P19">write(1, "7.000000\n", 97.000000</text:p>
      <text:p text:style-name="P19">) <text:s text:c="14"/>= 9</text:p>
      <text:p text:style-name="P19">read(3, "1", 1) <text:s text:c="24"/>= 1</text:p>
      <text:p text:style-name="P19">read(3, "0", 1) <text:s text:c="24"/>= 1</text:p>
      <text:p text:style-name="P19">read(3, "0", 1) <text:s text:c="24"/>= 1</text:p>
      <text:p text:style-name="P19">read(3, ".", 1) <text:s text:c="24"/>= 1</text:p>
      <text:p text:style-name="P19">read(3, "0", 1) <text:s text:c="24"/>= 1</text:p>
      <text:p text:style-name="P19">read(3, "0", 1) <text:s text:c="24"/>= 1</text:p>
      <text:p text:style-name="P19">read(3, "0", 1) <text:s text:c="24"/>= 1</text:p>
      <text:p text:style-name="P19">read(3, "0", 1) <text:s text:c="24"/>= 1</text:p>
      <text:p text:style-name="P19">read(3, "0", 1) <text:s text:c="24"/>= 1</text:p>
      <text:p text:style-name="P19">read(3, "0", 1) <text:s text:c="24"/>= 1</text:p>
      <text:p text:style-name="P19">read(3, "\n", 1) <text:s text:c="23"/>= 1</text:p>
      <text:p text:style-name="P19">write(1, "100.000000\n", 11100.000000</text:p>
      <text:p text:style-name="P19">) <text:s text:c="11"/>= 11</text:p>
      <text:p text:style-name="P19">read(3, "2", 1) <text:s text:c="24"/>= 1</text:p>
      <text:p text:style-name="P19">read(3, "0", 1) <text:s text:c="24"/>= 1</text:p>
      <text:p text:style-name="P19">read(3, "0", 1) <text:s text:c="24"/>= 1</text:p>
      <text:p text:style-name="P19">read(3, ".", 1) <text:s text:c="24"/>= 1</text:p>
      <text:p text:style-name="P19">read(3, "0", 1) <text:s text:c="24"/>= 1</text:p>
      <text:p text:style-name="P19">read(3, "0", 1) <text:s text:c="24"/>= 1</text:p>
      <text:p text:style-name="P19">read(3, "0", 1) <text:s text:c="24"/>= 1</text:p>
      <text:p text:style-name="P19">read(3, "0", 1) <text:s text:c="24"/>= 1</text:p>
      <text:p text:style-name="P19">read(3, "0", 1) <text:s text:c="24"/>= 1</text:p>
      <text:p text:style-name="P19">read(3, "0", 1) <text:s text:c="24"/>= 1</text:p>
      <text:p text:style-name="P19">read(3, "\n", 1) <text:s text:c="23"/>= 1</text:p>
      <text:p text:style-name="P19">write(1, "200.000000\n", 11200.000000</text:p>
      <text:p text:style-name="P19">) <text:s text:c="11"/>= 11</text:p>
      <text:p text:style-name="P19">read(3, "", 1) <text:s text:c="25"/>= 0</text:p>
      <text:p text:style-name="P19"><text:soft-page-break/>wait4(-1, [{WIFEXITED(s) &amp;&amp; WEXITSTATUS(s) == 0}], 0, NULL) = 964023</text:p>
      <text:p text:style-name="P19">exit_group(0) <text:s text:c="26"/>= ?</text:p>
      <text:p text:style-name="P19">+++ exited with 0 +++</text:p>
      <text:p text:style-name="P32"/>
      <text:p text:style-name="P32">В данном выводе не сразу можно уловить что и почему вызывается. Можно попробовать исправить это несколькими способами.</text:p>
      <text:p text:style-name="P32"/>
      <text:p text:style-name="P36">Фильтрация вызовов:</text:p>
      <text:p text:style-name="P32">Для фильтрации по заданным параметрам необходимо использовать флаг -e. <text:span text:style-name="T18">Совместно с ним можно использовать правило фильтрации «trace=*», при помощи которого можно оставить только интересующие нас вызовы(например write, close и read):</text:span></text:p>
      <text:p text:style-name="P32"/>
      <text:p text:style-name="P19">╭─sakost@sakost-pc ~/university/2 course/os/2 lab</text:p>
      <text:p text:style-name="P19">╰─$ strace -e trace=write,close,read ./2_lab &lt;&lt;EOF</text:p>
      <text:p text:style-name="P19">test.txt</text:p>
      <text:p text:style-name="P19">EOF</text:p>
      <text:p text:style-name="P19">close(3) <text:s text:c="31"/>= 0</text:p>
      <text:p text:style-name="P19">read(3, "\177ELF\2\1\1\3\0\0\0\0\0\0\0\0\3\0&gt;\0\1\0\0\0\220\202\2\0\0\0\0\0"..., 832) = 832</text:p>
      <text:p text:style-name="P19">close(3) <text:s text:c="31"/>= 0</text:p>
      <text:p text:style-name="P19">read(0, "test.txt\n", 4096) <text:s text:c="12"/>= 9</text:p>
      <text:p text:style-name="P19">close(4) <text:s text:c="31"/>= 0</text:p>
      <text:p text:style-name="P19">close(5) <text:s text:c="31"/>= 0</text:p>
      <text:p text:style-name="P19">read(3, "2", 1) <text:s text:c="24"/>= 1</text:p>
      <text:p text:style-name="P19">read(3, "1", 1) <text:s text:c="24"/>= 1</text:p>
      <text:p text:style-name="P19">read(3, ".", 1) <text:s text:c="24"/>= 1</text:p>
      <text:p text:style-name="P19">--- SIGCHLD {si_signo=SIGCHLD, si_code=CLD_EXITED, si_pid=964954, si_uid=1000, si_status=0, si_utime=0, si_stime=0} ---</text:p>
      <text:p text:style-name="P19">read(3, "0", 1) <text:s text:c="24"/>= 1</text:p>
      <text:p text:style-name="P19">read(3, "0", 1) <text:s text:c="24"/>= 1</text:p>
      <text:p text:style-name="P19">read(3, "0", 1) <text:s text:c="24"/>= 1</text:p>
      <text:p text:style-name="P19">read(3, "0", 1) <text:s text:c="24"/>= 1</text:p>
      <text:p text:style-name="P19">read(3, "0", 1) <text:s text:c="24"/>= 1</text:p>
      <text:p text:style-name="P19">read(3, "0", 1) <text:s text:c="24"/>= 1</text:p>
      <text:p text:style-name="P19">read(3, "\n", 1) <text:s text:c="23"/>= 1</text:p>
      <text:p text:style-name="P19">write(1, "Enter a filename with tests: 21."..., 39Enter a filename with tests: 21.000000</text:p>
      <text:p text:style-name="P19">) = 39</text:p>
      <text:p text:style-name="P19">read(3, "7", 1) <text:s text:c="24"/>= 1</text:p>
      <text:p text:style-name="P19">read(3, ".", 1) <text:s text:c="24"/>= 1</text:p>
      <text:p text:style-name="P19">read(3, "0", 1) <text:s text:c="24"/>= 1</text:p>
      <text:p text:style-name="P19">read(3, "0", 1) <text:s text:c="24"/>= 1</text:p>
      <text:p text:style-name="P19">read(3, "0", 1) <text:s text:c="24"/>= 1</text:p>
      <text:p text:style-name="P19">read(3, "0", 1) <text:s text:c="24"/>= 1</text:p>
      <text:p text:style-name="P19">read(3, "0", 1) <text:s text:c="24"/>= 1</text:p>
      <text:p text:style-name="P19">read(3, "0", 1) <text:s text:c="24"/>= 1</text:p>
      <text:p text:style-name="P19">read(3, "\n", 1) <text:s text:c="23"/>= 1</text:p>
      <text:p text:style-name="P19">write(1, "7.000000\n", 97.000000</text:p>
      <text:p text:style-name="P19">) <text:s text:c="14"/>= 9</text:p>
      <text:p text:style-name="P19">read(3, "1", 1) <text:s text:c="24"/>= 1</text:p>
      <text:p text:style-name="P19">read(3, "0", 1) <text:s text:c="24"/>= 1</text:p>
      <text:p text:style-name="P19">read(3, "0", 1) <text:s text:c="24"/>= 1</text:p>
      <text:p text:style-name="P19">read(3, ".", 1) <text:s text:c="24"/>= 1</text:p>
      <text:p text:style-name="P19">read(3, "0", 1) <text:s text:c="24"/>= 1</text:p>
      <text:p text:style-name="P19"><text:soft-page-break/>read(3, "0", 1) <text:s text:c="24"/>= 1</text:p>
      <text:p text:style-name="P19">read(3, "0", 1) <text:s text:c="24"/>= 1</text:p>
      <text:p text:style-name="P19">read(3, "0", 1) <text:s text:c="24"/>= 1</text:p>
      <text:p text:style-name="P19">read(3, "0", 1) <text:s text:c="24"/>= 1</text:p>
      <text:p text:style-name="P19">read(3, "0", 1) <text:s text:c="24"/>= 1</text:p>
      <text:p text:style-name="P19">read(3, "\n", 1) <text:s text:c="23"/>= 1</text:p>
      <text:p text:style-name="P19">write(1, "100.000000\n", 11100.000000</text:p>
      <text:p text:style-name="P19">) <text:s text:c="11"/>= 11</text:p>
      <text:p text:style-name="P19">read(3, "2", 1) <text:s text:c="24"/>= 1</text:p>
      <text:p text:style-name="P19">read(3, "0", 1) <text:s text:c="24"/>= 1</text:p>
      <text:p text:style-name="P19">read(3, "0", 1) <text:s text:c="24"/>= 1</text:p>
      <text:p text:style-name="P19">read(3, ".", 1) <text:s text:c="24"/>= 1</text:p>
      <text:p text:style-name="P19">read(3, "0", 1) <text:s text:c="24"/>= 1</text:p>
      <text:p text:style-name="P19">read(3, "0", 1) <text:s text:c="24"/>= 1</text:p>
      <text:p text:style-name="P19">read(3, "0", 1) <text:s text:c="24"/>= 1</text:p>
      <text:p text:style-name="P19">read(3, "0", 1) <text:s text:c="24"/>= 1</text:p>
      <text:p text:style-name="P19">read(3, "0", 1) <text:s text:c="24"/>= 1</text:p>
      <text:p text:style-name="P19">read(3, "0", 1) <text:s text:c="24"/>= 1</text:p>
      <text:p text:style-name="P19">read(3, "\n", 1) <text:s text:c="23"/>= 1</text:p>
      <text:p text:style-name="P19">write(1, "200.000000\n", 11200.000000</text:p>
      <text:p text:style-name="P19">) <text:s text:c="11"/>= 11</text:p>
      <text:p text:style-name="P19">read(3, "", 1) <text:s text:c="25"/>= 0</text:p>
      <text:p text:style-name="P19">+++ exited with 0 +++</text:p>
      <text:p text:style-name="P19"/>
      <text:p text:style-name="P33">Можно также сделать так, чтобы вместо файловых дескрипторов, указывался путь до файла с помощью ключа «-y»(+тут происходит фильтрация по группе вызовов process и <text:span text:style-name="T19">вызовам </text:span>read <text:span text:style-name="T19">и </text:span>write):</text:p>
      <text:p text:style-name="P33"/>
      <text:p text:style-name="P20">╭─sakost@sakost-pc ~/university/2 course/os/2 lab</text:p>
      <text:p text:style-name="P20">╰─$ strace -e trace=%process,write,read -y ./2_lab &lt;&lt;EOF</text:p>
      <text:p text:style-name="P20">test.txt</text:p>
      <text:p text:style-name="P20">EOF</text:p>
      <text:p text:style-name="P20">execve("./2_lab", ["./2_lab"], 0x7ffdaf812ee8 /* 55 vars */) = 0</text:p>
      <text:p text:style-name="P20">read(3&lt;/usr/lib/libc-2.32.so&gt;, "\177ELF\2\1\1\3\0\0\0\0\0\0\0\0\3\0&gt;\0\1\0\0\0\220\202\2\0\0\0\0\0"..., 832) = 832</text:p>
      <text:p text:style-name="P20">read(0&lt;/tmp/zshUfG8XZ (deleted)&gt;, "test.txt\n", 4096) = 9</text:p>
      <text:p text:style-name="P20">clone(child_stack=NULL, flags=CLONE_CHILD_CLEARTID|CLONE_CHILD_SETTID|SIGCHLD, child_tidptr=0x7fa271f0f850) = 965309</text:p>
      <text:p text:style-name="P20">read(3&lt;pipe:[106274307]&gt;, "2", 1) <text:s text:c="6"/>= 1</text:p>
      <text:p text:style-name="P20">read(3&lt;pipe:[106274307]&gt;, "1", 1) <text:s text:c="6"/>= 1</text:p>
      <text:p text:style-name="P20">--- SIGCHLD {si_signo=SIGCHLD, si_code=CLD_EXITED, si_pid=965309, si_uid=1000, si_status=0, si_utime=0, si_stime=0} ---</text:p>
      <text:p text:style-name="P20">read(3&lt;pipe:[106274307]&gt;, ".", 1) <text:s text:c="6"/>= 1</text:p>
      <text:p text:style-name="P20">read(3&lt;pipe:[106274307]&gt;, "0", 1) <text:s text:c="6"/>= 1</text:p>
      <text:p text:style-name="P20">read(3&lt;pipe:[106274307]&gt;, "0", 1) <text:s text:c="6"/>= 1</text:p>
      <text:p text:style-name="P20">read(3&lt;pipe:[106274307]&gt;, "0", 1) <text:s text:c="6"/>= 1</text:p>
      <text:p text:style-name="P20">read(3&lt;pipe:[106274307]&gt;, "0", 1) <text:s text:c="6"/>= 1</text:p>
      <text:p text:style-name="P20">read(3&lt;pipe:[106274307]&gt;, "0", 1) <text:s text:c="6"/>= 1</text:p>
      <text:p text:style-name="P20">read(3&lt;pipe:[106274307]&gt;, "0", 1) <text:s text:c="6"/>= 1</text:p>
      <text:p text:style-name="P20">read(3&lt;pipe:[106274307]&gt;, "\n", 1) <text:s text:c="5"/>= 1</text:p>
      <text:p text:style-name="P20">write(1&lt;/dev/pts/1&gt;, "Enter a filename with tests: 21."..., 39Enter a filename with tests: 21.000000</text:p>
      <text:p text:style-name="P20">) = 39</text:p>
      <text:p text:style-name="P20">read(3&lt;pipe:[106274307]&gt;, "7", 1) <text:s text:c="6"/>= 1</text:p>
      <text:p text:style-name="P20">read(3&lt;pipe:[106274307]&gt;, ".", 1) <text:s text:c="6"/>= 1</text:p>
      <text:p text:style-name="P20">read(3&lt;pipe:[106274307]&gt;, "0", 1) <text:s text:c="6"/>= 1</text:p>
      <text:p text:style-name="P20"><text:soft-page-break/>read(3&lt;pipe:[106274307]&gt;, "0", 1) <text:s text:c="6"/>= 1</text:p>
      <text:p text:style-name="P20">read(3&lt;pipe:[106274307]&gt;, "0", 1) <text:s text:c="6"/>= 1</text:p>
      <text:p text:style-name="P20">read(3&lt;pipe:[106274307]&gt;, "0", 1) <text:s text:c="6"/>= 1</text:p>
      <text:p text:style-name="P20">read(3&lt;pipe:[106274307]&gt;, "0", 1) <text:s text:c="6"/>= 1</text:p>
      <text:p text:style-name="P20">read(3&lt;pipe:[106274307]&gt;, "0", 1) <text:s text:c="6"/>= 1</text:p>
      <text:p text:style-name="P20">read(3&lt;pipe:[106274307]&gt;, "\n", 1) <text:s text:c="5"/>= 1</text:p>
      <text:p text:style-name="P20">write(1&lt;/dev/pts/1&gt;, "7.000000\n", 97.000000</text:p>
      <text:p text:style-name="P20">) <text:s text:c="2"/>= 9</text:p>
      <text:p text:style-name="P20">read(3&lt;pipe:[106274307]&gt;, "1", 1) <text:s text:c="6"/>= 1</text:p>
      <text:p text:style-name="P20">read(3&lt;pipe:[106274307]&gt;, "0", 1) <text:s text:c="6"/>= 1</text:p>
      <text:p text:style-name="P20">read(3&lt;pipe:[106274307]&gt;, "0", 1) <text:s text:c="6"/>= 1</text:p>
      <text:p text:style-name="P20">read(3&lt;pipe:[106274307]&gt;, ".", 1) <text:s text:c="6"/>= 1</text:p>
      <text:p text:style-name="P20">read(3&lt;pipe:[106274307]&gt;, "0", 1) <text:s text:c="6"/>= 1</text:p>
      <text:p text:style-name="P20">read(3&lt;pipe:[106274307]&gt;, "0", 1) <text:s text:c="6"/>= 1</text:p>
      <text:p text:style-name="P20">read(3&lt;pipe:[106274307]&gt;, "0", 1) <text:s text:c="6"/>= 1</text:p>
      <text:p text:style-name="P20">read(3&lt;pipe:[106274307]&gt;, "0", 1) <text:s text:c="6"/>= 1</text:p>
      <text:p text:style-name="P20">read(3&lt;pipe:[106274307]&gt;, "0", 1) <text:s text:c="6"/>= 1</text:p>
      <text:p text:style-name="P20">read(3&lt;pipe:[106274307]&gt;, "0", 1) <text:s text:c="6"/>= 1</text:p>
      <text:p text:style-name="P20">read(3&lt;pipe:[106274307]&gt;, "\n", 1) <text:s text:c="5"/>= 1</text:p>
      <text:p text:style-name="P20">write(1&lt;/dev/pts/1&gt;, "100.000000\n", 11100.000000</text:p>
      <text:p text:style-name="P20">) = 11</text:p>
      <text:p text:style-name="P20">read(3&lt;pipe:[106274307]&gt;, "2", 1) <text:s text:c="6"/>= 1</text:p>
      <text:p text:style-name="P20">read(3&lt;pipe:[106274307]&gt;, "0", 1) <text:s text:c="6"/>= 1</text:p>
      <text:p text:style-name="P20">read(3&lt;pipe:[106274307]&gt;, "0", 1) <text:s text:c="6"/>= 1</text:p>
      <text:p text:style-name="P20">read(3&lt;pipe:[106274307]&gt;, ".", 1) <text:s text:c="6"/>= 1</text:p>
      <text:p text:style-name="P20">read(3&lt;pipe:[106274307]&gt;, "0", 1) <text:s text:c="6"/>= 1</text:p>
      <text:p text:style-name="P20">read(3&lt;pipe:[106274307]&gt;, "0", 1) <text:s text:c="6"/>= 1</text:p>
      <text:p text:style-name="P20">read(3&lt;pipe:[106274307]&gt;, "0", 1) <text:s text:c="6"/>= 1</text:p>
      <text:p text:style-name="P20">read(3&lt;pipe:[106274307]&gt;, "0", 1) <text:s text:c="6"/>= 1</text:p>
      <text:p text:style-name="P20">read(3&lt;pipe:[106274307]&gt;, "0", 1) <text:s text:c="6"/>= 1</text:p>
      <text:p text:style-name="P20">read(3&lt;pipe:[106274307]&gt;, "0", 1) <text:s text:c="6"/>= 1</text:p>
      <text:p text:style-name="P20">read(3&lt;pipe:[106274307]&gt;, "\n", 1) <text:s text:c="5"/>= 1</text:p>
      <text:p text:style-name="P20">write(1&lt;/dev/pts/1&gt;, "200.000000\n", 11200.000000</text:p>
      <text:p text:style-name="P20">) = 11</text:p>
      <text:p text:style-name="P20">read(3&lt;pipe:[106274307]&gt;, "", 1) <text:s text:c="7"/>= 0</text:p>
      <text:p text:style-name="P20">wait4(-1, [{WIFEXITED(s) &amp;&amp; WEXITSTATUS(s) == 0}], 0, NULL) = 965309</text:p>
      <text:p text:style-name="P20">exit_group(0) <text:s text:c="26"/>= ?</text:p>
      <text:p text:style-name="P20">+++ exited with 0 +++</text:p>
      <text:p text:style-name="P20"/>
      <text:p text:style-name="P37">Отслеживание вызовов дочерних процессов</text:p>
      <text:p text:style-name="P33"/>
      <text:p text:style-name="P33">Очевидно, что без дополнительного флага к strace отслеживать вызовы в дочерних процессах нельзя. Флаг -f позволяет это сделать:</text:p>
      <text:p text:style-name="P33"/>
      <text:p text:style-name="P20">╭─sakost@sakost-pc ~/university/2 course/os/2 lab</text:p>
      <text:p text:style-name="P20">╰─$ strace -e trace=%process,write,read -y -f ./2_lab &lt;&lt;EOF</text:p>
      <text:p text:style-name="P20">test.txt</text:p>
      <text:p text:style-name="P20">EOF</text:p>
      <text:p text:style-name="P20">execve("./2_lab", ["./2_lab"], 0x7fffd3dcfce0 /* 55 vars */) = 0</text:p>
      <text:p text:style-name="P20">read(3&lt;/usr/lib/libc-2.32.so&gt;, "\177ELF\2\1\1\3\0\0\0\0\0\0\0\0\3\0&gt;\0\1\0\0\0\220\202\2\0\0\0\0\0"..., 832) = 832</text:p>
      <text:p text:style-name="P20">read(0&lt;/tmp/zshWjk9OP (deleted)&gt;, "test.txt\n", 4096) = 9</text:p>
      <text:p text:style-name="P20">clone(child_stack=NULL, flags=CLONE_CHILD_CLEARTID|CLONE_CHILD_SETTID|SIGCHLDstrace: Process 965478 attached</text:p>
      <text:p text:style-name="P20">, child_tidptr=0x7f9c8e291850) = 965478</text:p>
      <text:p text:style-name="P20"><text:soft-page-break/>[pid 965477] read(3&lt;pipe:[106278938]&gt;, <text:s/>&lt;unfinished ...&gt;</text:p>
      <text:p text:style-name="P20">[pid 965478] execve("2_lab_child", ["2_lab_child"], 0x7fffa158e5f8 /* 55 vars */) = 0</text:p>
      <text:p text:style-name="P20">[pid 965478] read(4&lt;/usr/lib/libc-2.32.so&gt;, "\177ELF\2\1\1\3\0\0\0\0\0\0\0\0\3\0&gt;\0\1\0\0\0\220\202\2\0\0\0\0\0"..., 832) = 832</text:p>
      <text:p text:style-name="P20">[pid 965478] read(0&lt;/home/sakost/university/2 course/os/2 lab/test.txt&gt;, "1 2 3 4 5 6\n3 4\n56 44\n101 99\n", 4096) = 29</text:p>
      <text:p text:style-name="P20">[pid 965478] write(1&lt;pipe:[106278938]&gt;, "21.000000\n", 10 &lt;unfinished ...&gt;</text:p>
      <text:p text:style-name="P20">[pid 965477] &lt;... read resumed&gt;"2", 1) <text:s/>= 1</text:p>
      <text:p text:style-name="P20">[pid 965478] &lt;... write resumed&gt;) <text:s text:c="6"/>= 10</text:p>
      <text:p text:style-name="P20">[pid 965477] read(3&lt;pipe:[106278938]&gt;, <text:s/>&lt;unfinished ...&gt;</text:p>
      <text:p text:style-name="P20">[pid 965478] write(1&lt;pipe:[106278938]&gt;, "7.000000\n", 9 &lt;unfinished ...&gt;</text:p>
      <text:p text:style-name="P20">[pid 965477] &lt;... read resumed&gt;"1", 1) <text:s/>= 1</text:p>
      <text:p text:style-name="P20">[pid 965478] &lt;... write resumed&gt;) <text:s text:c="6"/>= 9</text:p>
      <text:p text:style-name="P20">[pid 965477] read(3&lt;pipe:[106278938]&gt;, <text:s/>&lt;unfinished ...&gt;</text:p>
      <text:p text:style-name="P20">[pid 965478] write(1&lt;pipe:[106278938]&gt;, "100.000000\n", 11 &lt;unfinished ...&gt;</text:p>
      <text:p text:style-name="P20">[pid 965477] &lt;... read resumed&gt;".", 1) <text:s/>= 1</text:p>
      <text:p text:style-name="P20">[pid 965478] &lt;... write resumed&gt;) <text:s text:c="6"/>= 11</text:p>
      <text:p text:style-name="P20">[pid 965477] read(3&lt;pipe:[106278938]&gt;, <text:s/>&lt;unfinished ...&gt;</text:p>
      <text:p text:style-name="P20">[pid 965478] write(1&lt;pipe:[106278938]&gt;, "200.000000\n", 11 &lt;unfinished ...&gt;</text:p>
      <text:p text:style-name="P20">[pid 965477] &lt;... read resumed&gt;"0", 1) <text:s/>= 1</text:p>
      <text:p text:style-name="P20">[pid 965478] &lt;... write resumed&gt;) <text:s text:c="6"/>= 11</text:p>
      <text:p text:style-name="P20">[pid 965477] read(3&lt;pipe:[106278938]&gt;, <text:s/>&lt;unfinished ...&gt;</text:p>
      <text:p text:style-name="P20">[pid 965478] read(0&lt;/home/sakost/university/2 course/os/2 lab/test.txt&gt;, <text:s/>&lt;unfinished ...&gt;</text:p>
      <text:p text:style-name="P20">[pid 965477] &lt;... read resumed&gt;"0", 1) <text:s/>= 1</text:p>
      <text:p text:style-name="P20">[pid 965478] &lt;... read resumed&gt;"", 4096) = 0</text:p>
      <text:p text:style-name="P20">[pid 965477] read(3&lt;pipe:[106278938]&gt;, "0", 1) = 1</text:p>
      <text:p text:style-name="P20">[pid 965477] read(3&lt;pipe:[106278938]&gt;, <text:s/>&lt;unfinished ...&gt;</text:p>
      <text:p text:style-name="P20">[pid 965478] write(1, "0.000000\n", 9 &lt;unfinished ...&gt;</text:p>
      <text:p text:style-name="P20">[pid 965477] &lt;... read resumed&gt;"0", 1) <text:s/>= 1</text:p>
      <text:p text:style-name="P20">[pid 965478] &lt;... write resumed&gt;) <text:s text:c="6"/>= -1 EBADF (Неправильный дескриптор файла)</text:p>
      <text:p text:style-name="P20">[pid 965477] read(3&lt;pipe:[106278938]&gt;, <text:s/>&lt;unfinished ...&gt;</text:p>
      <text:p text:style-name="P20">[pid 965478] exit_group(0) <text:s text:c="13"/>= ?</text:p>
      <text:p text:style-name="P20">[pid 965477] &lt;... read resumed&gt;"0", 1) <text:s/>= 1</text:p>
      <text:p text:style-name="P20">[pid 965477] read(3&lt;pipe:[106278938]&gt;, "0", 1) = 1</text:p>
      <text:p text:style-name="P20">[pid 965478] +++ exited with 0 +++</text:p>
      <text:p text:style-name="P20">--- SIGCHLD {si_signo=SIGCHLD, si_code=CLD_EXITED, si_pid=965478, si_uid=1000, si_status=0, si_utime=0, si_stime=0} ---</text:p>
      <text:p text:style-name="P20">read(3&lt;pipe:[106278938]&gt;, "\n", 1) <text:s text:c="5"/>= 1</text:p>
      <text:p text:style-name="P20">write(1&lt;/dev/pts/1&gt;, "Enter a filename with tests: 21."..., 39Enter a filename with tests: 21.000000</text:p>
      <text:p text:style-name="P20">) = 39</text:p>
      <text:p text:style-name="P20">read(3&lt;pipe:[106278938]&gt;, "7", 1) <text:s text:c="6"/>= 1</text:p>
      <text:p text:style-name="P20">read(3&lt;pipe:[106278938]&gt;, ".", 1) <text:s text:c="6"/>= 1</text:p>
      <text:p text:style-name="P20">read(3&lt;pipe:[106278938]&gt;, "0", 1) <text:s text:c="6"/>= 1</text:p>
      <text:p text:style-name="P20">read(3&lt;pipe:[106278938]&gt;, "0", 1) <text:s text:c="6"/>= 1</text:p>
      <text:p text:style-name="P20">read(3&lt;pipe:[106278938]&gt;, "0", 1) <text:s text:c="6"/>= 1</text:p>
      <text:p text:style-name="P20">read(3&lt;pipe:[106278938]&gt;, "0", 1) <text:s text:c="6"/>= 1</text:p>
      <text:p text:style-name="P20">read(3&lt;pipe:[106278938]&gt;, "0", 1) <text:s text:c="6"/>= 1</text:p>
      <text:p text:style-name="P20">read(3&lt;pipe:[106278938]&gt;, "0", 1) <text:s text:c="6"/>= 1</text:p>
      <text:p text:style-name="P20">read(3&lt;pipe:[106278938]&gt;, "\n", 1) <text:s text:c="5"/>= 1</text:p>
      <text:p text:style-name="P20">write(1&lt;/dev/pts/1&gt;, "7.000000\n", 97.000000</text:p>
      <text:p text:style-name="P20">) <text:s text:c="2"/>= 9</text:p>
      <text:p text:style-name="P20">read(3&lt;pipe:[106278938]&gt;, "1", 1) <text:s text:c="6"/>= 1</text:p>
      <text:p text:style-name="P20">read(3&lt;pipe:[106278938]&gt;, "0", 1) <text:s text:c="6"/>= 1</text:p>
      <text:p text:style-name="P20">read(3&lt;pipe:[106278938]&gt;, "0", 1) <text:s text:c="6"/>= 1</text:p>
      <text:p text:style-name="P20">read(3&lt;pipe:[106278938]&gt;, ".", 1) <text:s text:c="6"/>= 1</text:p>
      <text:p text:style-name="P20"><text:soft-page-break/>read(3&lt;pipe:[106278938]&gt;, "0", 1) <text:s text:c="6"/>= 1</text:p>
      <text:p text:style-name="P20">read(3&lt;pipe:[106278938]&gt;, "0", 1) <text:s text:c="6"/>= 1</text:p>
      <text:p text:style-name="P20">read(3&lt;pipe:[106278938]&gt;, "0", 1) <text:s text:c="6"/>= 1</text:p>
      <text:p text:style-name="P20">read(3&lt;pipe:[106278938]&gt;, "0", 1) <text:s text:c="6"/>= 1</text:p>
      <text:p text:style-name="P20">read(3&lt;pipe:[106278938]&gt;, "0", 1) <text:s text:c="6"/>= 1</text:p>
      <text:p text:style-name="P20">read(3&lt;pipe:[106278938]&gt;, "0", 1) <text:s text:c="6"/>= 1</text:p>
      <text:p text:style-name="P20">read(3&lt;pipe:[106278938]&gt;, "\n", 1) <text:s text:c="5"/>= 1</text:p>
      <text:p text:style-name="P20">write(1&lt;/dev/pts/1&gt;, "100.000000\n", 11100.000000</text:p>
      <text:p text:style-name="P20">) = 11</text:p>
      <text:p text:style-name="P20">read(3&lt;pipe:[106278938]&gt;, "2", 1) <text:s text:c="6"/>= 1</text:p>
      <text:p text:style-name="P20">read(3&lt;pipe:[106278938]&gt;, "0", 1) <text:s text:c="6"/>= 1</text:p>
      <text:p text:style-name="P20">read(3&lt;pipe:[106278938]&gt;, "0", 1) <text:s text:c="6"/>= 1</text:p>
      <text:p text:style-name="P20">read(3&lt;pipe:[106278938]&gt;, ".", 1) <text:s text:c="6"/>= 1</text:p>
      <text:p text:style-name="P20">read(3&lt;pipe:[106278938]&gt;, "0", 1) <text:s text:c="6"/>= 1</text:p>
      <text:p text:style-name="P20">read(3&lt;pipe:[106278938]&gt;, "0", 1) <text:s text:c="6"/>= 1</text:p>
      <text:p text:style-name="P20">read(3&lt;pipe:[106278938]&gt;, "0", 1) <text:s text:c="6"/>= 1</text:p>
      <text:p text:style-name="P20">read(3&lt;pipe:[106278938]&gt;, "0", 1) <text:s text:c="6"/>= 1</text:p>
      <text:p text:style-name="P20">read(3&lt;pipe:[106278938]&gt;, "0", 1) <text:s text:c="6"/>= 1</text:p>
      <text:p text:style-name="P20">read(3&lt;pipe:[106278938]&gt;, "0", 1) <text:s text:c="6"/>= 1</text:p>
      <text:p text:style-name="P20">read(3&lt;pipe:[106278938]&gt;, "\n", 1) <text:s text:c="5"/>= 1</text:p>
      <text:p text:style-name="P20">write(1&lt;/dev/pts/1&gt;, "200.000000\n", 11200.000000</text:p>
      <text:p text:style-name="P20">) = 11</text:p>
      <text:p text:style-name="P20">read(3&lt;pipe:[106278938]&gt;, "", 1) <text:s text:c="7"/>= 0</text:p>
      <text:p text:style-name="P20">wait4(-1, [{WIFEXITED(s) &amp;&amp; WEXITSTATUS(s) == 0}], 0, NULL) = 965478</text:p>
      <text:p text:style-name="P20">exit_group(0) <text:s text:c="26"/>= ?</text:p>
      <text:p text:style-name="P20">+++ exited with 0 +++</text:p>
      <text:p text:style-name="P20"/>
      <text:p text:style-name="P38">Время выполнения вызовов:</text:p>
      <text:p text:style-name="P34"/>
      <text:p text:style-name="P34">Ключ -t позволяет проследить время выполнения вызовов:</text:p>
      <text:p text:style-name="P34"/>
      <text:p text:style-name="P21">╭─sakost@sakost-pc ~/university/2 course/os/2 lab</text:p>
      <text:p text:style-name="P21">╰─$ strace -e trace=%process,write -y -t -f ./2_lab &lt;&lt;EOF</text:p>
      <text:p text:style-name="P21">test.txt</text:p>
      <text:p text:style-name="P21">EOF</text:p>
      <text:p text:style-name="P21">11:40:00 execve("./2_lab", ["./2_lab"], 0x7fff8d419ae8 /* 55 vars */) = 0</text:p>
      <text:p text:style-name="P21">11:40:00 clone(child_stack=NULL, flags=CLONE_CHILD_CLEARTID|CLONE_CHILD_SETTID|SIGCHLD, child_tidptr=0x7f6e3dcfa850) = 965705</text:p>
      <text:p text:style-name="P21">strace: Process 965705 attached</text:p>
      <text:p text:style-name="P21">[pid 965705] 11:40:00 execve("2_lab_child", ["2_lab_child"], 0x7ffd70095638 /* 55 vars */) = 0</text:p>
      <text:p text:style-name="P21">[pid 965705] 11:40:00 write(1&lt;pipe:[106269528]&gt;, "21.000000\n", 10) = 10</text:p>
      <text:p text:style-name="P21">[pid 965705] 11:40:00 write(1&lt;pipe:[106269528]&gt;, "7.000000\n", 9) = 9</text:p>
      <text:p text:style-name="P21">[pid 965705] 11:40:00 write(1&lt;pipe:[106269528]&gt;, "100.000000\n", 11) = 11</text:p>
      <text:p text:style-name="P21">[pid 965705] 11:40:00 write(1&lt;pipe:[106269528]&gt;, "200.000000\n", 11) = 11</text:p>
      <text:p text:style-name="P21">[pid 965705] 11:40:00 write(1, "0.000000\n", 9) = -1 EBADF (Неправильный дескриптор файла)</text:p>
      <text:p text:style-name="P21">[pid 965705] 11:40:00 exit_group(0) <text:s text:c="4"/>= ?</text:p>
      <text:p text:style-name="P21">[pid 965704] 11:40:00 write(1&lt;/dev/pts/1&gt;, "Enter a filename with tests: 21."..., 39Enter a filename with tests: 21.000000</text:p>
      <text:p text:style-name="P21">) = 39</text:p>
      <text:p text:style-name="P21">[pid 965705] 11:40:00 +++ exited with 0 +++</text:p>
      <text:p text:style-name="P21">11:40:00 --- SIGCHLD {si_signo=SIGCHLD, si_code=CLD_EXITED, si_pid=965705, si_uid=1000, si_status=0, si_utime=0, si_stime=0} ---</text:p>
      <text:p text:style-name="P21">11:40:00 write(1&lt;/dev/pts/1&gt;, "7.000000\n", 97.000000</text:p>
      <text:p text:style-name="P21">) = 9</text:p>
      <text:p text:style-name="P21"><text:soft-page-break/>11:40:00 write(1&lt;/dev/pts/1&gt;, "100.000000\n", 11100.000000</text:p>
      <text:p text:style-name="P21">) = 11</text:p>
      <text:p text:style-name="P21">11:40:00 write(1&lt;/dev/pts/1&gt;, "200.000000\n", 11200.000000</text:p>
      <text:p text:style-name="P21">) = 11</text:p>
      <text:p text:style-name="P21">11:40:00 wait4(-1, [{WIFEXITED(s) &amp;&amp; WEXITSTATUS(s) == 0}], 0, NULL) = 965705</text:p>
      <text:p text:style-name="P21">11:40:00 exit_group(0) <text:s text:c="17"/>= ?</text:p>
      <text:p text:style-name="P21">11:40:00 +++ exited with 0 +++</text:p>
      <text:p text:style-name="P21"/>
      <text:p text:style-name="P34">Есть опция вывода времени и относительно старта процесса:</text:p>
      <text:p text:style-name="P34"/>
      <text:p text:style-name="P21">╭─sakost@sakost-pc ~/university/2 course/os/2 lab</text:p>
      <text:p text:style-name="P21">╰─$ strace -e trace=%process,write -y -r -f ./2_lab &lt;&lt;EOF</text:p>
      <text:p text:style-name="P21">test.txt</text:p>
      <text:p text:style-name="P21">EOF</text:p>
      <text:p text:style-name="P21"><text:s text:c="5"/>0.000000 execve("./2_lab", ["./2_lab"], 0x7ffdff4c8898 /* 55 vars */) = 0</text:p>
      <text:p text:style-name="P21"><text:s text:c="5"/>0.004420 clone(child_stack=NULL, flags=CLONE_CHILD_CLEARTID|CLONE_CHILD_SETTID|SIGCHLD, child_tidptr=0x7fb316cec850) = 965831</text:p>
      <text:p text:style-name="P21">strace: Process 965831 attached</text:p>
      <text:p text:style-name="P21">[pid 965831] <text:s text:c="5"/>0.000758 execve("2_lab_child", ["2_lab_child"], 0x7ffc468ac4f8 /* 55 vars */) = 0</text:p>
      <text:p text:style-name="P21">[pid 965831] <text:s text:c="5"/>0.004439 write(1&lt;pipe:[106280972]&gt;, "21.000000\n", 10) = 10</text:p>
      <text:p text:style-name="P21">[pid 965831] <text:s text:c="5"/>0.000318 write(1&lt;pipe:[106280972]&gt;, "7.000000\n", 9) = 9</text:p>
      <text:p text:style-name="P21">[pid 965831] <text:s text:c="5"/>0.000142 write(1&lt;pipe:[106280972]&gt;, "100.000000\n", 11) = 11</text:p>
      <text:p text:style-name="P21">[pid 965831] <text:s text:c="5"/>0.000126 write(1&lt;pipe:[106280972]&gt;, "200.000000\n", 11) = 11</text:p>
      <text:p text:style-name="P21">[pid 965831] <text:s text:c="5"/>0.000230 write(1, "0.000000\n", 9) = -1 EBADF (Неправильный дескриптор файла)</text:p>
      <text:p text:style-name="P21">[pid 965831] <text:s text:c="5"/>0.005553 exit_group(0) = ?</text:p>
      <text:p text:style-name="P21">[pid 965830] <text:s text:c="5"/>0.000077 write(1&lt;/dev/pts/1&gt;, "Enter a filename with tests: 21."..., 39Enter a filename with tests: 21.000000</text:p>
      <text:p text:style-name="P21">) = 39</text:p>
      <text:p text:style-name="P21">[pid 965831] <text:s text:c="5"/>0.000215 +++ exited with 0 +++</text:p>
      <text:p text:style-name="P21"><text:s text:c="5"/>0.000034 --- SIGCHLD {si_signo=SIGCHLD, si_code=CLD_EXITED, si_pid=965831, si_uid=1000, si_status=0, si_utime=0, si_stime=0} ---</text:p>
      <text:p text:style-name="P21"><text:s text:c="5"/>0.000553 write(1&lt;/dev/pts/1&gt;, "7.000000\n", 97.000000</text:p>
      <text:p text:style-name="P21">) = 9</text:p>
      <text:p text:style-name="P21"><text:s text:c="5"/>0.000625 write(1&lt;/dev/pts/1&gt;, "100.000000\n", 11100.000000</text:p>
      <text:p text:style-name="P21">) = 11</text:p>
      <text:p text:style-name="P21"><text:s text:c="5"/>0.000611 write(1&lt;/dev/pts/1&gt;, "200.000000\n", 11200.000000</text:p>
      <text:p text:style-name="P21">) = 11</text:p>
      <text:p text:style-name="P21"><text:s text:c="5"/>0.000178 wait4(-1, [{WIFEXITED(s) &amp;&amp; WEXITSTATUS(s) == 0}], 0, NULL) = 965831</text:p>
      <text:p text:style-name="P21"><text:s text:c="5"/>0.000174 exit_group(0) <text:s text:c="12"/>= ?</text:p>
      <text:p text:style-name="P21"><text:s text:c="5"/>0.000265 +++ exited with 0 +++</text:p>
      <text:p text:style-name="P21"/>
      <text:p text:style-name="P34">Для разделения вывода strace и программы можно использовать флаг -o с указанием на имя файла, куда записывать вывод программы strace:</text:p>
      <text:p text:style-name="P34"/>
      <text:p text:style-name="P21">╭─sakost@sakost-pc ~/university/2 course/os/2 lab</text:p>
      <text:p text:style-name="P21">╰─$ strace -e trace=%process,write -y -r -f -o sample.log ./2_lab &lt;&lt;EOF</text:p>
      <text:p text:style-name="P21">test.txt</text:p>
      <text:p text:style-name="P21">EOF</text:p>
      <text:p text:style-name="P21">Enter a filename with tests: 21.000000</text:p>
      <text:p text:style-name="P21">7.000000</text:p>
      <text:p text:style-name="P21">100.000000</text:p>
      <text:p text:style-name="P21">200.000000</text:p>
      <text:p text:style-name="P21">╭─sakost@sakost-pc ~/university/2 course/os/2 lab</text:p>
      <text:p text:style-name="P21">╰─$ cat sample.log</text:p>
      <text:p text:style-name="P21"><text:soft-page-break/>966032 <text:s text:c="5"/>0.000000 execve("./2_lab", ["./2_lab"], 0x7ffd9b567c78 /* 55 vars */) = 0</text:p>
      <text:p text:style-name="P21">966032 <text:s text:c="5"/>0.006079 clone(child_stack=NULL, flags=CLONE_CHILD_CLEARTID|CLONE_CHILD_SETTID|SIGCHLD, child_tidptr=0x7f81d5d50850) = 966033</text:p>
      <text:p text:style-name="P21">966033 <text:s text:c="5"/>0.000727 execve("2_lab_child", ["2_lab_child"], 0x7ffcbac23268 /* 55 vars */) = 0</text:p>
      <text:p text:style-name="P21">966033 <text:s text:c="5"/>0.004172 write(1&lt;pipe:[106281206]&gt;, "21.000000\n", 10) = 10</text:p>
      <text:p text:style-name="P21">966033 <text:s text:c="5"/>0.000297 write(1&lt;pipe:[106281206]&gt;, "7.000000\n", 9) = 9</text:p>
      <text:p text:style-name="P21">966033 <text:s text:c="5"/>0.000128 write(1&lt;pipe:[106281206]&gt;, "100.000000\n", 11) = 11</text:p>
      <text:p text:style-name="P21">966033 <text:s text:c="5"/>0.000123 write(1&lt;pipe:[106281206]&gt;, "200.000000\n", 11) = 11</text:p>
      <text:p text:style-name="P21">966033 <text:s text:c="5"/>0.000200 write(1, "0.000000\n", 9) = -1 EBADF (Неправильный дескриптор файла)</text:p>
      <text:p text:style-name="P21">966033 <text:s text:c="5"/>0.004832 exit_group(0) <text:s text:c="5"/>= ?</text:p>
      <text:p text:style-name="P21">966032 <text:s text:c="5"/>0.000089 write(1&lt;/dev/pts/1&gt;, "Enter a filename with tests: 21."..., 39) = 39</text:p>
      <text:p text:style-name="P21">966033 <text:s text:c="5"/>0.000180 +++ exited with 0 +++</text:p>
      <text:p text:style-name="P21">966032 <text:s text:c="5"/>0.000033 --- SIGCHLD {si_signo=SIGCHLD, si_code=CLD_EXITED, si_pid=966033, si_uid=1000, si_status=0, si_utime=0, si_stime=0} ---</text:p>
      <text:p text:style-name="P21">966032 <text:s text:c="5"/>0.000721 write(1&lt;/dev/pts/1&gt;, "7.000000\n", 9) = 9</text:p>
      <text:p text:style-name="P21">966032 <text:s text:c="5"/>0.000635 write(1&lt;/dev/pts/1&gt;, "100.000000\n", 11) = 11</text:p>
      <text:p text:style-name="P21">966032 <text:s text:c="5"/>0.000615 write(1&lt;/dev/pts/1&gt;, "200.000000\n", 11) = 11</text:p>
      <text:p text:style-name="P21">966032 <text:s text:c="5"/>0.000142 wait4(-1, [{WIFEXITED(s) &amp;&amp; WEXITSTATUS(s) == 0}], 0, NULL) = 966033</text:p>
      <text:p text:style-name="P21">966032 <text:s text:c="5"/>0.000146 exit_group(0) <text:s text:c="5"/>= ?</text:p>
      <text:p text:style-name="P21">966032 <text:s text:c="5"/>0.000242 +++ exited with 0 +++</text:p>
      <text:p text:style-name="P21"/>
      <text:p text:style-name="P38">Статистика системных вызовов</text:p>
      <text:p text:style-name="P34">Также можно просмотреть статистику системных вызовов с помощью ключа «-c»:</text:p>
      <text:p text:style-name="P34"/>
      <text:p text:style-name="P21">╭─sakost@sakost-pc ~/university/2 course/os/2 lab</text:p>
      <text:p text:style-name="P21">╰─$ strace -c -o sample.log ./2_lab &lt;&lt;EOF</text:p>
      <text:p text:style-name="P21">test.txt</text:p>
      <text:p text:style-name="P21">EOF</text:p>
      <text:p text:style-name="P21">Enter a filename with tests: 21.000000</text:p>
      <text:p text:style-name="P21">7.000000</text:p>
      <text:p text:style-name="P21">100.000000</text:p>
      <text:p text:style-name="P21">200.000000</text:p>
      <text:p text:style-name="P21">╭─sakost@sakost-pc ~/university/2 course/os/2 lab</text:p>
      <text:p text:style-name="P21">╰─$ cat sample.log</text:p>
      <text:p text:style-name="P21">% time <text:s text:c="4"/>seconds <text:s/>usecs/call <text:s text:c="4"/>calls <text:s text:c="3"/>errors syscall</text:p>
      <text:p text:style-name="P21">------ ----------- ----------- --------- --------- ----------------</text:p>
      <text:p text:style-name="P21"><text:s/>44,40 <text:s text:c="3"/>0,000678 <text:s text:c="9"/>15 <text:s text:c="7"/>44 <text:s text:c="10"/>read</text:p>
      <text:p text:style-name="P21"><text:s/>13,69 <text:s text:c="3"/>0,000209 <text:s text:c="9"/>26 <text:s text:c="8"/>8 <text:s text:c="10"/>mmap</text:p>
      <text:p text:style-name="P21"><text:s text:c="2"/>8,32 <text:s text:c="3"/>0,000127 <text:s text:c="8"/>127 <text:s text:c="8"/>1 <text:s text:c="10"/>clone</text:p>
      <text:p text:style-name="P21"><text:s text:c="2"/>6,35 <text:s text:c="3"/>0,000097 <text:s text:c="9"/>24 <text:s text:c="8"/>4 <text:s text:c="10"/>write</text:p>
      <text:p text:style-name="P21"><text:s text:c="2"/>5,11 <text:s text:c="3"/>0,000078 <text:s text:c="9"/>26 <text:s text:c="8"/>3 <text:s text:c="10"/>mprotect</text:p>
      <text:p text:style-name="P21"><text:s text:c="2"/>4,58 <text:s text:c="3"/>0,000070 <text:s text:c="9"/>17 <text:s text:c="8"/>4 <text:s text:c="10"/>pread64</text:p>
      <text:p text:style-name="P21"><text:s text:c="2"/>3,47 <text:s text:c="3"/>0,000053 <text:s text:c="9"/>13 <text:s text:c="8"/>4 <text:s text:c="10"/>close</text:p>
      <text:p text:style-name="P21"><text:s text:c="2"/>2,95 <text:s text:c="3"/>0,000045 <text:s text:c="9"/>11 <text:s text:c="8"/>4 <text:s text:c="10"/>fstat</text:p>
      <text:p text:style-name="P21"><text:s text:c="2"/>2,55 <text:s text:c="3"/>0,000039 <text:s text:c="9"/>39 <text:s text:c="8"/>1 <text:s text:c="10"/>munmap</text:p>
      <text:p text:style-name="P21"><text:s text:c="2"/>1,83 <text:s text:c="3"/>0,000028 <text:s text:c="10"/>9 <text:s text:c="8"/>3 <text:s text:c="10"/>brk</text:p>
      <text:p text:style-name="P21"><text:s text:c="2"/>1,83 <text:s text:c="3"/>0,000028 <text:s text:c="9"/>28 <text:s text:c="8"/>1 <text:s text:c="10"/>wait4</text:p>
      <text:p text:style-name="P21"><text:s text:c="2"/>1,51 <text:s text:c="3"/>0,000023 <text:s text:c="9"/>23 <text:s text:c="8"/>1 <text:s text:c="10"/>pipe</text:p>
      <text:p text:style-name="P21"><text:s text:c="2"/>1,38 <text:s text:c="3"/>0,000021 <text:s text:c="9"/>10 <text:s text:c="8"/>2 <text:s text:c="8"/>1 access</text:p>
      <text:p text:style-name="P21"><text:s text:c="2"/>1,11 <text:s text:c="3"/>0,000017 <text:s text:c="10"/>0 <text:s text:c="7"/>19 <text:s text:c="7"/>16 openat</text:p>
      <text:p text:style-name="P21"><text:s text:c="2"/>0,92 <text:s text:c="3"/>0,000014 <text:s text:c="10"/>7 <text:s text:c="8"/>2 <text:s text:c="8"/>1 arch_prctl</text:p>
      <text:p text:style-name="P21"><text:s text:c="2"/>0,00 <text:s text:c="3"/>0,000000 <text:s text:c="10"/>0 <text:s text:c="8"/>8 <text:s text:c="8"/>7 stat</text:p>
      <text:p text:style-name="P21"><text:s text:c="2"/>0,00 <text:s text:c="3"/>0,000000 <text:s text:c="10"/>0 <text:s text:c="8"/>1 <text:s text:c="10"/>execve</text:p>
      <text:p text:style-name="P21">------ ----------- ----------- --------- --------- ----------------</text:p>
      <text:p text:style-name="P21">100,00 <text:s text:c="3"/>0,001527 <text:s text:c="9"/>13 <text:s text:c="6"/>110 <text:s text:c="7"/>25 total</text:p>
      <text:p text:style-name="P14"><text:soft-page-break/><text:span text:style-name="T9">3</text:span> <text:span text:style-name="T11">Диагностика других ЛР</text:span></text:p>
      <text:p text:style-name="P28"><text:span text:style-name="T10">3.1 ЛР №3</text:span></text:p>
      <text:p text:style-name="P34">Для данной лабораторной работы будет полезным отслеживать системные вызовы всех <text:span text:style-name="T20">потоков ключом -f. Также можно посмотреть время их выполнение относительно их запуска с ключом -r:</text:span></text:p>
      <text:p text:style-name="P21">╭─sakost@sakost-pc ~/university/2 course/os/3 lab</text:p>
      <text:p text:style-name="P21">╰─$ strace -r -f ./main_fast 10 10 0 0 0 100</text:p>
      <text:p text:style-name="P21"><text:s text:c="5"/>0.000000 execve("./main_fast", ["./main_fast", "10", "10", "0", "0", "0", "100"], 0x7ffd5a5236b0 /* 55 vars */) = 0</text:p>
      <text:p text:style-name="P21"><text:s text:c="5"/>0.000953 brk(NULL) <text:s text:c="16"/>= 0x559abbb1e000</text:p>
      <text:p text:style-name="P21"><text:s text:c="5"/>0.000270 arch_prctl(0x3001 /* ARCH_??? */, 0x7ffc25ed2140) = -1 EINVAL (Недопустимый аргумент)</text:p>
      <text:p text:style-name="P21"><text:s text:c="5"/>0.006686 access("/etc/ld.so.preload", R_OK) = -1 ENOENT (Нет такого файла или каталога)</text:p>
      <text:p text:style-name="P21"><text:s text:c="5"/>0.000366 openat(AT_FDCWD, "tls/haswell/x86_64/libpthread.so.0", O_RDONLY|O_CLOEXEC) = -1 ENOENT (Нет такого файла или каталога)</text:p>
      <text:p text:style-name="P21"><text:s text:c="5"/>0.000275 openat(AT_FDCWD, "tls/haswell/libpthread.so.0", O_RDONLY|O_CLOEXEC) = -1 ENOENT (Нет такого файла или каталога)</text:p>
      <text:p text:style-name="P21"><text:s text:c="5"/>0.000251 openat(AT_FDCWD, "tls/x86_64/libpthread.so.0", O_RDONLY|O_CLOEXEC) = -1 ENOENT (Нет такого файла или каталога)</text:p>
      <text:p text:style-name="P21"><text:s text:c="5"/>0.000199 openat(AT_FDCWD, "tls/libpthread.so.0", O_RDONLY|O_CLOEXEC) = -1 ENOENT (Нет такого файла или каталога)</text:p>
      <text:p text:style-name="P21"><text:s text:c="5"/>0.000261 openat(AT_FDCWD, "haswell/x86_64/libpthread.so.0", O_RDONLY|O_CLOEXEC) = -1 ENOENT (Нет такого файла или каталога)</text:p>
      <text:p text:style-name="P21"><text:s text:c="5"/>0.000193 openat(AT_FDCWD, "haswell/libpthread.so.0", O_RDONLY|O_CLOEXEC) = -1 ENOENT (Нет такого файла или каталога)</text:p>
      <text:p text:style-name="P21"><text:s text:c="5"/>0.000245 openat(AT_FDCWD, "x86_64/libpthread.so.0", O_RDONLY|O_CLOEXEC) = -1 ENOENT (Нет такого файла или каталога)</text:p>
      <text:p text:style-name="P21"><text:s text:c="5"/>0.000146 openat(AT_FDCWD, "libpthread.so.0", O_RDONLY|O_CLOEXEC) = -1 ENOENT (Нет такого файла или каталога)</text:p>
      <text:p text:style-name="P21"><text:s text:c="5"/>0.000182 openat(AT_FDCWD, "/usr/local/lib/tls/haswell/x86_64/libpthread.so.0", O_RDONLY|O_CLOEXEC) = -1 ENOENT (Нет такого файла или каталога)</text:p>
      <text:p text:style-name="P21"><text:s text:c="5"/>0.000189 stat("/usr/local/lib/tls/haswell/x86_64", 0x7ffc25ed12e0) = -1 ENOENT (Нет такого файла или каталога)</text:p>
      <text:p text:style-name="P21"><text:s text:c="5"/>0.000182 openat(AT_FDCWD, "/usr/local/lib/tls/haswell/libpthread.so.0", O_RDONLY|O_CLOEXEC) = -1 ENOENT (Нет такого файла или каталога)</text:p>
      <text:p text:style-name="P21"><text:s text:c="5"/>0.000140 stat("/usr/local/lib/tls/haswell", 0x7ffc25ed12e0) = -1 ENOENT (Нет такого файла или каталога)</text:p>
      <text:p text:style-name="P21"><text:s text:c="5"/>0.000169 openat(AT_FDCWD, "/usr/local/lib/tls/x86_64/libpthread.so.0", O_RDONLY|O_CLOEXEC) = -1 ENOENT (Нет такого файла или каталога)</text:p>
      <text:p text:style-name="P21"><text:s text:c="5"/>0.000128 stat("/usr/local/lib/tls/x86_64", 0x7ffc25ed12e0) = -1 ENOENT (Нет такого файла или каталога)</text:p>
      <text:p text:style-name="P21"><text:s text:c="5"/>0.000112 openat(AT_FDCWD, "/usr/local/lib/tls/libpthread.so.0", O_RDONLY|O_CLOEXEC) = -1 ENOENT (Нет такого файла или каталога)</text:p>
      <text:p text:style-name="P21"><text:s text:c="5"/>0.000113 stat("/usr/local/lib/tls", 0x7ffc25ed12e0) = -1 ENOENT (Нет такого файла или каталога)</text:p>
      <text:p text:style-name="P21"><text:s text:c="5"/>0.000117 openat(AT_FDCWD, "/usr/local/lib/haswell/x86_64/libpthread.so.0", O_RDONLY|O_CLOEXEC) = -1 ENOENT (Нет такого файла или каталога)</text:p>
      <text:p text:style-name="P21"><text:s text:c="5"/>0.000114 stat("/usr/local/lib/haswell/x86_64", 0x7ffc25ed12e0) = -1 ENOENT (Нет такого файла или каталога)</text:p>
      <text:p text:style-name="P21"><text:s text:c="5"/>0.000109 openat(AT_FDCWD, "/usr/local/lib/haswell/libpthread.so.0", O_RDONLY|O_CLOEXEC) = -1 ENOENT (Нет такого файла или каталога)</text:p>
      <text:p text:style-name="P21"><text:s text:c="5"/>0.000118 stat("/usr/local/lib/haswell", 0x7ffc25ed12e0) = -1 ENOENT (Нет такого файла или каталога)</text:p>
      <text:p text:style-name="P21"><text:s text:c="5"/>0.000109 openat(AT_FDCWD, "/usr/local/lib/x86_64/libpthread.so.0", O_RDONLY|O_CLOEXEC) = -1 ENOENT (Нет такого файла или каталога)</text:p>
      <text:p text:style-name="P21"><text:s text:c="5"/>0.000114 stat("/usr/local/lib/x86_64", 0x7ffc25ed12e0) = -1 ENOENT (Нет такого файла или каталога)</text:p>
      <text:p text:style-name="P21"><text:s text:c="5"/>0.000120 openat(AT_FDCWD, "/usr/local/lib/libpthread.so.0", O_RDONLY|O_CLOEXEC) = -1 ENOENT (Нет такого файла или каталога)</text:p>
      <text:p text:style-name="P21"><text:s text:c="5"/>0.000123 stat("/usr/local/lib", {st_mode=S_IFDIR|0755, st_size=12288, ...}) = 0</text:p>
      <text:p text:style-name="P21"><text:soft-page-break/><text:s text:c="5"/>0.000135 openat(AT_FDCWD, "/etc/ld.so.cache", O_RDONLY|O_CLOEXEC) = 3</text:p>
      <text:p text:style-name="P21"><text:s text:c="5"/>0.000172 fstat(3, {st_mode=S_IFREG|0644, st_size=329160, ...}) = 0</text:p>
      <text:p text:style-name="P21"><text:s text:c="5"/>0.000114 mmap(NULL, 329160, PROT_READ, MAP_PRIVATE, 3, 0) = 0x7fba4bbe2000</text:p>
      <text:p text:style-name="P21"><text:s text:c="5"/>0.000135 close(3) <text:s text:c="17"/>= 0</text:p>
      <text:p text:style-name="P21"><text:s text:c="5"/>0.000170 openat(AT_FDCWD, "/usr/lib/libpthread.so.0", O_RDONLY|O_CLOEXEC) = 3</text:p>
      <text:p text:style-name="P21"><text:s text:c="5"/>0.000139 read(3, "\177ELF\2\1\1\0\0\0\0\0\0\0\0\0\3\0&gt;\0\1\0\0\0000\201\0\0\0\0\0\0"..., 832) = 832</text:p>
      <text:p text:style-name="P21"><text:s text:c="5"/>0.000128 pread64(3, "\4\0\0\0\24\0\0\0\3\0\0\0GNU\0\307Y\373z\3054\277z\21\35\225\341\273\304&lt;\223"..., 68, 824) = 68</text:p>
      <text:p text:style-name="P21"><text:s text:c="5"/>0.000126 fstat(3, {st_mode=S_IFREG|0755, st_size=158744, ...}) = 0</text:p>
      <text:p text:style-name="P21"><text:s text:c="5"/>0.000116 mmap(NULL, 8192, PROT_READ|PROT_WRITE, MAP_PRIVATE|MAP_ANONYMOUS, -1, 0) = 0x7fba4bbe0000</text:p>
      <text:p text:style-name="P21"><text:s text:c="5"/>0.000142 mmap(NULL, 135600, PROT_READ, MAP_PRIVATE|MAP_DENYWRITE, 3, 0) = 0x7fba4bbbe000</text:p>
      <text:p text:style-name="P21"><text:s text:c="5"/>0.000110 mmap(0x7fba4bbc5000, 65536, PROT_READ|PROT_EXEC, MAP_PRIVATE|MAP_FIXED|MAP_DENYWRITE, 3, 0x7000) = 0x7fba4bbc5000</text:p>
      <text:p text:style-name="P21"><text:s text:c="5"/>0.000149 mmap(0x7fba4bbd5000, 20480, PROT_READ, MAP_PRIVATE|MAP_FIXED|MAP_DENYWRITE, 3, 0x17000) = 0x7fba4bbd5000</text:p>
      <text:p text:style-name="P21"><text:s text:c="5"/>0.000123 mmap(0x7fba4bbda000, 8192, PROT_READ|PROT_WRITE, MAP_PRIVATE|MAP_FIXED|MAP_DENYWRITE, 3, 0x1b000) = 0x7fba4bbda000</text:p>
      <text:p text:style-name="P21"><text:s text:c="5"/>0.000126 mmap(0x7fba4bbdc000, 12720, PROT_READ|PROT_WRITE, MAP_PRIVATE|MAP_FIXED|MAP_ANONYMOUS, -1, 0) = 0x7fba4bbdc000</text:p>
      <text:p text:style-name="P21"><text:s text:c="5"/>0.000145 close(3) <text:s text:c="17"/>= 0</text:p>
      <text:p text:style-name="P21"><text:s text:c="5"/>0.000157 openat(AT_FDCWD, "tls/haswell/x86_64/libc.so.6", O_RDONLY|O_CLOEXEC) = -1 ENOENT (Нет такого файла или каталога)</text:p>
      <text:p text:style-name="P21"><text:s text:c="5"/>0.000134 openat(AT_FDCWD, "tls/haswell/libc.so.6", O_RDONLY|O_CLOEXEC) = -1 ENOENT (Нет такого файла или каталога)</text:p>
      <text:p text:style-name="P21"><text:s text:c="5"/>0.000103 openat(AT_FDCWD, "tls/x86_64/libc.so.6", O_RDONLY|O_CLOEXEC) = -1 ENOENT (Нет такого файла или каталога)</text:p>
      <text:p text:style-name="P21"><text:s text:c="5"/>0.000100 openat(AT_FDCWD, "tls/libc.so.6", O_RDONLY|O_CLOEXEC) = -1 ENOENT (Нет такого файла или каталога)</text:p>
      <text:p text:style-name="P21"><text:s text:c="5"/>0.000157 openat(AT_FDCWD, "haswell/x86_64/libc.so.6", O_RDONLY|O_CLOEXEC) = -1 ENOENT (Нет такого файла или каталога)</text:p>
      <text:p text:style-name="P21"><text:s text:c="5"/>0.000104 openat(AT_FDCWD, "haswell/libc.so.6", O_RDONLY|O_CLOEXEC) = -1 ENOENT (Нет такого файла или каталога)</text:p>
      <text:p text:style-name="P21"><text:s text:c="5"/>0.000096 openat(AT_FDCWD, "x86_64/libc.so.6", O_RDONLY|O_CLOEXEC) = -1 ENOENT (Нет такого файла или каталога)</text:p>
      <text:p text:style-name="P21"><text:s text:c="5"/>0.000102 openat(AT_FDCWD, "libc.so.6", O_RDONLY|O_CLOEXEC) = -1 ENOENT (Нет такого файла или каталога)</text:p>
      <text:p text:style-name="P21"><text:s text:c="5"/>0.000097 openat(AT_FDCWD, "/usr/local/lib/libc.so.6", O_RDONLY|O_CLOEXEC) = -1 ENOENT (Нет такого файла или каталога)</text:p>
      <text:p text:style-name="P21"><text:s text:c="5"/>0.000146 openat(AT_FDCWD, "/usr/lib/libc.so.6", O_RDONLY|O_CLOEXEC) = 3</text:p>
      <text:p text:style-name="P21"><text:s text:c="5"/>0.000130 read(3, "\177ELF\2\1\1\3\0\0\0\0\0\0\0\0\3\0&gt;\0\1\0\0\0\220\202\2\0\0\0\0\0"..., 832) = 832</text:p>
      <text:p text:style-name="P21"><text:s text:c="5"/>0.000104 pread64(3, "\6\0\0\0\4\0\0\0@\0\0\0\0\0\0\0@\0\0\0\0\0\0\0@\0\0\0\0\0\0\0"..., 784, 64) = 784</text:p>
      <text:p text:style-name="P21"><text:s text:c="5"/>0.000117 pread64(3, "\4\0\0\0\20\0\0\0\5\0\0\0GNU\0\2\0\0\300\4\0\0\0\3\0\0\0\0\0\0\0", 32, 848) = 32</text:p>
      <text:p text:style-name="P21"><text:s text:c="5"/>0.000139 pread64(3, "\4\0\0\0\24\0\0\0\3\0\0\0GNU\0\207\360\21\247\344\314?\306\nT\320\323\335i\16t"..., 68, 880) = 68</text:p>
      <text:p text:style-name="P21"><text:s text:c="5"/>0.000109 fstat(3, {st_mode=S_IFREG|0755, st_size=2159552, ...}) = 0</text:p>
      <text:p text:style-name="P21"><text:s text:c="5"/>0.000115 pread64(3, "\6\0\0\0\4\0\0\0@\0\0\0\0\0\0\0@\0\0\0\0\0\0\0@\0\0\0\0\0\0\0"..., 784, 64) = 784</text:p>
      <text:p text:style-name="P21"><text:s text:c="5"/>0.000106 mmap(NULL, 1868448, PROT_READ, MAP_PRIVATE|MAP_DENYWRITE, 3, 0) = 0x7fba4b9f5000</text:p>
      <text:p text:style-name="P21"><text:s text:c="5"/>0.000119 mmap(0x7fba4ba1b000, 1363968, PROT_READ|PROT_EXEC, MAP_PRIVATE|MAP_FIXED|MAP_DENYWRITE, 3, 0x26000) = 0x7fba4ba1b000</text:p>
      <text:p text:style-name="P21"><text:s text:c="5"/>0.000120 mmap(0x7fba4bb68000, 311296, PROT_READ, MAP_PRIVATE|MAP_FIXED|MAP_DENYWRITE, 3, 0x173000) = 0x7fba4bb68000</text:p>
      <text:p text:style-name="P21"><text:s text:c="5"/>0.000111 mmap(0x7fba4bbb4000, 24576, PROT_READ|PROT_WRITE, MAP_PRIVATE|MAP_FIXED|MAP_DENYWRITE, 3, 0x1be000) = 0x7fba4bbb4000</text:p>
      <text:p text:style-name="P21"><text:s text:c="5"/>0.000126 mmap(0x7fba4bbba000, 12960, PROT_READ|PROT_WRITE, MAP_PRIVATE|MAP_FIXED|<text:soft-page-break/>MAP_ANONYMOUS, -1, 0) = 0x7fba4bbba000</text:p>
      <text:p text:style-name="P21"><text:s text:c="5"/>0.000133 close(3) <text:s text:c="17"/>= 0</text:p>
      <text:p text:style-name="P21"><text:s text:c="5"/>0.000137 mmap(NULL, 12288, PROT_READ|PROT_WRITE, MAP_PRIVATE|MAP_ANONYMOUS, -1, 0) = 0x7fba4b9f2000</text:p>
      <text:p text:style-name="P21"><text:s text:c="5"/>0.000114 arch_prctl(ARCH_SET_FS, 0x7fba4b9f2740) = 0</text:p>
      <text:p text:style-name="P21"><text:s text:c="5"/>0.000225 mprotect(0x7fba4bbb4000, 12288, PROT_READ) = 0</text:p>
      <text:p text:style-name="P21"><text:s text:c="5"/>0.000160 mprotect(0x7fba4bbda000, 4096, PROT_READ) = 0</text:p>
      <text:p text:style-name="P21"><text:s text:c="5"/>0.000108 mprotect(0x559ab9e39000, 4096, PROT_READ) = 0</text:p>
      <text:p text:style-name="P21"><text:s text:c="5"/>0.000108 mprotect(0x7fba4bc5f000, 4096, PROT_READ) = 0</text:p>
      <text:p text:style-name="P21"><text:s text:c="5"/>0.000130 munmap(0x7fba4bbe2000, 329160) = 0</text:p>
      <text:p text:style-name="P21"><text:s text:c="5"/>0.000143 set_tid_address(0x7fba4b9f2a10) = 968696</text:p>
      <text:p text:style-name="P21"><text:s text:c="5"/>0.000092 set_robust_list(0x7fba4b9f2a20, 24) = 0</text:p>
      <text:p text:style-name="P21"><text:s text:c="5"/>0.000098 rt_sigaction(SIGRTMIN, {sa_handler=0x7fba4bbc5b90, sa_mask=[], sa_flags=SA_RESTORER|SA_SIGINFO, sa_restorer=0x7fba4bbd20f0}, NULL, 8) = 0</text:p>
      <text:p text:style-name="P21"><text:s text:c="5"/>0.000125 rt_sigaction(SIGRT_1, {sa_handler=0x7fba4bbc5c30, sa_mask=[], sa_flags=SA_RESTORER|SA_RESTART|SA_SIGINFO, sa_restorer=0x7fba4bbd20f0}, NULL, 8) = 0</text:p>
      <text:p text:style-name="P21"><text:s text:c="5"/>0.000113 rt_sigprocmask(SIG_UNBLOCK, [RTMIN RT_1], NULL, 8) = 0</text:p>
      <text:p text:style-name="P21"><text:s text:c="5"/>0.000110 prlimit64(0, RLIMIT_STACK, NULL, {rlim_cur=8192*1024, rlim_max=RLIM64_INFINITY}) = 0</text:p>
      <text:p text:style-name="P21"><text:s text:c="5"/>0.000318 brk(NULL) <text:s text:c="16"/>= 0x559abbb1e000</text:p>
      <text:p text:style-name="P21"><text:s text:c="5"/>0.000090 brk(0x559abbb3f000) <text:s text:c="6"/>= 0x559abbb3f000</text:p>
      <text:p text:style-name="P21"><text:s text:c="5"/>0.000113 mmap(NULL, 8392704, PROT_NONE, MAP_PRIVATE|MAP_ANONYMOUS|MAP_STACK, -1, 0) = 0x7fba4b1f1000</text:p>
      <text:p text:style-name="P21"><text:s text:c="5"/>0.000103 mprotect(0x7fba4b1f2000, 8388608, PROT_READ|PROT_WRITE) = 0</text:p>
      <text:p text:style-name="P21"><text:s text:c="5"/>0.000111 rt_sigprocmask(SIG_BLOCK, ~[], [], 8) = 0</text:p>
      <text:p text:style-name="P21"><text:s text:c="5"/>0.000138 clone(child_stack=0x7fba4b9f0ef0, flags=CLONE_VM|CLONE_FS|CLONE_FILES|CLONE_SIGHAND|CLONE_THREAD|CLONE_SYSVSEM|CLONE_SETTLS|CLONE_PARENT_SETTID|CLONE_CHILD_CLEARTIDstrace: Process 968697 attached</text:p>
      <text:p text:style-name="P21">, parent_tid=[968697], tls=0x7fba4b9f1640, child_tidptr=0x7fba4b9f1910) = 968697</text:p>
      <text:p text:style-name="P21">[pid 968697] <text:s text:c="5"/>0.000230 set_robust_list(0x7fba4b9f1920, 24 &lt;unfinished ...&gt;</text:p>
      <text:p text:style-name="P21">[pid 968696] <text:s text:c="5"/>0.000048 rt_sigprocmask(SIG_SETMASK, [], <text:s/>&lt;unfinished ...&gt;</text:p>
      <text:p text:style-name="P21">[pid 968697] <text:s text:c="5"/>0.000042 &lt;... set_robust_list resumed&gt;) = 0</text:p>
      <text:p text:style-name="P21">[pid 968696] <text:s text:c="5"/>0.000032 &lt;... rt_sigprocmask resumed&gt;NULL, 8) = 0</text:p>
      <text:p text:style-name="P21">[pid 968697] <text:s text:c="5"/>0.000032 rt_sigprocmask(SIG_SETMASK, [], <text:s/>&lt;unfinished ...&gt;</text:p>
      <text:p text:style-name="P21">[pid 968696] <text:s text:c="5"/>0.000048 mmap(NULL, 8392704, PROT_NONE, MAP_PRIVATE|MAP_ANONYMOUS|MAP_STACK, -1, 0 &lt;unfinished ...&gt;</text:p>
      <text:p text:style-name="P21">[pid 968697] <text:s text:c="5"/>0.000048 &lt;... rt_sigprocmask resumed&gt;NULL, 8) = 0</text:p>
      <text:p text:style-name="P21">[pid 968696] <text:s text:c="5"/>0.000030 &lt;... mmap resumed&gt;) = 0x7fba4a9f0000</text:p>
      <text:p text:style-name="P21">[pid 968696] <text:s text:c="5"/>0.000056 mprotect(0x7fba4a9f1000, 8388608, PROT_READ|PROT_WRITE &lt;unfinished ...&gt;</text:p>
      <text:p text:style-name="P21">[pid 968697] <text:s text:c="5"/>0.000042 madvise(0x7fba4b1f1000, 8368128, MADV_DONTNEED &lt;unfinished ...&gt;</text:p>
      <text:p text:style-name="P21">[pid 968696] <text:s text:c="5"/>0.000039 &lt;... mprotect resumed&gt;) = 0</text:p>
      <text:p text:style-name="P21">[pid 968697] <text:s text:c="5"/>0.000031 &lt;... madvise resumed&gt;) = 0</text:p>
      <text:p text:style-name="P21">[pid 968696] <text:s text:c="5"/>0.000029 rt_sigprocmask(SIG_BLOCK, ~[], <text:s/>&lt;unfinished ...&gt;</text:p>
      <text:p text:style-name="P21">[pid 968697] <text:s text:c="5"/>0.000048 exit(0 &lt;unfinished ...&gt;</text:p>
      <text:p text:style-name="P21">[pid 968696] <text:s text:c="5"/>0.000042 &lt;... rt_sigprocmask resumed&gt;[], 8) = 0</text:p>
      <text:p text:style-name="P21">[pid 968697] <text:s text:c="5"/>0.000039 &lt;... exit resumed&gt;) = ?</text:p>
      <text:p text:style-name="P21">[pid 968696] <text:s text:c="5"/>0.000032 clone(child_stack=0x7fba4b1efef0, flags=CLONE_VM|CLONE_FS|CLONE_FILES|CLONE_SIGHAND|CLONE_THREAD|CLONE_SYSVSEM|CLONE_SETTLS|CLONE_PARENT_SETTID|CLONE_CHILD_CLEARTID &lt;unfinished ...&gt;</text:p>
      <text:p text:style-name="P21">[pid 968697] <text:s text:c="5"/>0.000063 +++ exited with 0 +++</text:p>
      <text:p text:style-name="P21">strace: Process 968698 attached</text:p>
      <text:p text:style-name="P21">[pid 968696] <text:s text:c="5"/>0.000067 &lt;... clone resumed&gt;, parent_tid=[968698], tls=0x7fba4b1f0640, child_tidptr=0x7fba4b1f0910) = 968698</text:p>
      <text:p text:style-name="P21">[pid 968698] <text:s text:c="5"/>0.000047 set_robust_list(0x7fba4b1f0920, 24 &lt;unfinished ...&gt;</text:p>
      <text:p text:style-name="P21">[pid 968696] <text:s text:c="5"/>0.000041 rt_sigprocmask(SIG_SETMASK, [], <text:s/>&lt;unfinished ...&gt;</text:p>
      <text:p text:style-name="P21">[pid 968698] <text:s text:c="5"/>0.000051 &lt;... set_robust_list resumed&gt;) = 0</text:p>
      <text:p text:style-name="P21"><text:soft-page-break/>[pid 968696] <text:s text:c="5"/>0.000029 &lt;... rt_sigprocmask resumed&gt;NULL, 8) = 0</text:p>
      <text:p text:style-name="P21">[pid 968698] <text:s text:c="5"/>0.000033 rt_sigprocmask(SIG_SETMASK, [], <text:s/>&lt;unfinished ...&gt;</text:p>
      <text:p text:style-name="P21">[pid 968696] <text:s text:c="5"/>0.000049 mmap(NULL, 8392704, PROT_NONE, MAP_PRIVATE|MAP_ANONYMOUS|MAP_STACK, -1, 0 &lt;unfinished ...&gt;</text:p>
      <text:p text:style-name="P21">[pid 968698] <text:s text:c="5"/>0.000045 &lt;... rt_sigprocmask resumed&gt;NULL, 8) = 0</text:p>
      <text:p text:style-name="P21">[pid 968696] <text:s text:c="5"/>0.000034 &lt;... mmap resumed&gt;) = 0x7fba4a1ef000</text:p>
      <text:p text:style-name="P21">[pid 968698] <text:s text:c="5"/>0.000031 madvise(0x7fba4a9f0000, 8368128, MADV_DONTNEED &lt;unfinished ...&gt;</text:p>
      <text:p text:style-name="P21">[pid 968696] <text:s text:c="5"/>0.000041 mprotect(0x7fba4a1f0000, 8388608, PROT_READ|PROT_WRITE &lt;unfinished ...&gt;</text:p>
      <text:p text:style-name="P21">[pid 968698] <text:s text:c="5"/>0.000044 &lt;... madvise resumed&gt;) = 0</text:p>
      <text:p text:style-name="P21">[pid 968696] <text:s text:c="5"/>0.000029 &lt;... mprotect resumed&gt;) = 0</text:p>
      <text:p text:style-name="P21">[pid 968698] <text:s text:c="5"/>0.000031 exit(0 &lt;unfinished ...&gt;</text:p>
      <text:p text:style-name="P21">[pid 968696] <text:s text:c="5"/>0.000041 rt_sigprocmask(SIG_BLOCK, ~[], <text:s/>&lt;unfinished ...&gt;</text:p>
      <text:p text:style-name="P21">[pid 968698] <text:s text:c="5"/>0.000049 &lt;... exit resumed&gt;) = ?</text:p>
      <text:p text:style-name="P21">[pid 968696] <text:s text:c="5"/>0.000032 &lt;... rt_sigprocmask resumed&gt;[], 8) = 0</text:p>
      <text:p text:style-name="P21">[pid 968698] <text:s text:c="5"/>0.000045 +++ exited with 0 +++</text:p>
      <text:p text:style-name="P21"><text:s text:c="5"/>0.000061 clone(child_stack=0x7fba4a9eeef0, flags=CLONE_VM|CLONE_FS|CLONE_FILES|CLONE_SIGHAND|CLONE_THREAD|CLONE_SYSVSEM|CLONE_SETTLS|CLONE_PARENT_SETTID|CLONE_CHILD_CLEARTIDstrace: Process 968699 attached</text:p>
      <text:p text:style-name="P21">, parent_tid=[968699], tls=0x7fba4a9ef640, child_tidptr=0x7fba4a9ef910) = 968699</text:p>
      <text:p text:style-name="P21">[pid 968696] <text:s text:c="5"/>0.000232 rt_sigprocmask(SIG_SETMASK, [], <text:s/>&lt;unfinished ...&gt;</text:p>
      <text:p text:style-name="P21">[pid 968699] <text:s text:c="5"/>0.000058 set_robust_list(0x7fba4a9ef920, 24 &lt;unfinished ...&gt;</text:p>
      <text:p text:style-name="P21">[pid 968696] <text:s text:c="5"/>0.000039 &lt;... rt_sigprocmask resumed&gt;NULL, 8) = 0</text:p>
      <text:p text:style-name="P21">[pid 968699] <text:s text:c="5"/>0.000036 &lt;... set_robust_list resumed&gt;) = 0</text:p>
      <text:p text:style-name="P21">[pid 968696] <text:s text:c="5"/>0.000034 mmap(NULL, 8392704, PROT_NONE, MAP_PRIVATE|MAP_ANONYMOUS|MAP_STACK, -1, 0 &lt;unfinished ...&gt;</text:p>
      <text:p text:style-name="P21">[pid 968699] <text:s text:c="5"/>0.000045 rt_sigprocmask(SIG_SETMASK, [], <text:s/>&lt;unfinished ...&gt;</text:p>
      <text:p text:style-name="P21">[pid 968696] <text:s text:c="5"/>0.000052 &lt;... mmap resumed&gt;) = 0x7fba499ee000</text:p>
      <text:p text:style-name="P21">[pid 968699] <text:s text:c="5"/>0.000033 &lt;... rt_sigprocmask resumed&gt;NULL, 8) = 0</text:p>
      <text:p text:style-name="P21">[pid 968696] <text:s text:c="5"/>0.000038 mprotect(0x7fba499ef000, 8388608, PROT_READ|PROT_WRITE) = 0</text:p>
      <text:p text:style-name="P21">[pid 968699] <text:s text:c="5"/>0.000151 madvise(0x7fba4a1ef000, 8368128, MADV_DONTNEED) = 0</text:p>
      <text:p text:style-name="P21">[pid 968696] <text:s text:c="5"/>0.000098 rt_sigprocmask(SIG_BLOCK, ~[], <text:s/>&lt;unfinished ...&gt;</text:p>
      <text:p text:style-name="P21">[pid 968699] <text:s text:c="5"/>0.000028 exit(0 &lt;unfinished ...&gt;</text:p>
      <text:p text:style-name="P21">[pid 968696] <text:s text:c="5"/>0.000022 &lt;... rt_sigprocmask resumed&gt;[], 8) = 0</text:p>
      <text:p text:style-name="P21">[pid 968699] <text:s text:c="5"/>0.000021 &lt;... exit resumed&gt;) = ?</text:p>
      <text:p text:style-name="P21">[pid 968696] <text:s text:c="5"/>0.000033 clone(child_stack=0x7fba4a1edef0, flags=CLONE_VM|CLONE_FS|CLONE_FILES|CLONE_SIGHAND|CLONE_THREAD|CLONE_SYSVSEM|CLONE_SETTLS|CLONE_PARENT_SETTID|CLONE_CHILD_CLEARTID &lt;unfinished ...&gt;</text:p>
      <text:p text:style-name="P21">[pid 968699] <text:s text:c="5"/>0.000033 +++ exited with 0 +++</text:p>
      <text:p text:style-name="P21">strace: Process 968700 attached</text:p>
      <text:p text:style-name="P21">[pid 968696] <text:s text:c="5"/>0.000161 &lt;... clone resumed&gt;, parent_tid=[968700], tls=0x7fba4a1ee640, child_tidptr=0x7fba4a1ee910) = 968700</text:p>
      <text:p text:style-name="P21">[pid 968700] <text:s text:c="5"/>0.000062 set_robust_list(0x7fba4a1ee920, 24) = 0</text:p>
      <text:p text:style-name="P21">[pid 968700] <text:s text:c="5"/>0.000125 rt_sigprocmask(SIG_SETMASK, [], NULL, 8) = 0</text:p>
      <text:p text:style-name="P21">[pid 968700] <text:s text:c="5"/>0.000131 madvise(0x7fba499ee000, 8368128, MADV_DONTNEED &lt;unfinished ...&gt;</text:p>
      <text:p text:style-name="P21">[pid 968696] <text:s text:c="5"/>0.000052 rt_sigprocmask(SIG_SETMASK, [], <text:s/>&lt;unfinished ...&gt;</text:p>
      <text:p text:style-name="P21">[pid 968700] <text:s text:c="5"/>0.000049 &lt;... madvise resumed&gt;) = 0</text:p>
      <text:p text:style-name="P21">[pid 968696] <text:s text:c="5"/>0.000032 &lt;... rt_sigprocmask resumed&gt;NULL, 8) = 0</text:p>
      <text:p text:style-name="P21">[pid 968700] <text:s text:c="5"/>0.000033 exit(0 &lt;unfinished ...&gt;</text:p>
      <text:p text:style-name="P21">[pid 968696] <text:s text:c="5"/>0.000034 mmap(NULL, 8392704, PROT_NONE, MAP_PRIVATE|MAP_ANONYMOUS|MAP_STACK, -1, 0 &lt;unfinished ...&gt;</text:p>
      <text:p text:style-name="P21">[pid 968700] <text:s text:c="5"/>0.000038 &lt;... exit resumed&gt;) = ?</text:p>
      <text:p text:style-name="P21">[pid 968696] <text:s text:c="5"/>0.000028 &lt;... mmap resumed&gt;) = 0x7fba491ed000</text:p>
      <text:p text:style-name="P21">[pid 968700] <text:s text:c="5"/>0.000038 +++ exited with 0 +++</text:p>
      <text:p text:style-name="P21"><text:s text:c="5"/>0.000022 mprotect(0x7fba491ee000, 8388608, PROT_READ|PROT_WRITE) = 0</text:p>
      <text:p text:style-name="P21"><text:s text:c="5"/>0.000133 rt_sigprocmask(SIG_BLOCK, ~[], [], 8) = 0</text:p>
      <text:p text:style-name="P21"><text:soft-page-break/><text:s text:c="5"/>0.000133 clone(child_stack=0x7fba499ecef0, flags=CLONE_VM|CLONE_FS|CLONE_FILES|CLONE_SIGHAND|CLONE_THREAD|CLONE_SYSVSEM|CLONE_SETTLS|CLONE_PARENT_SETTID|CLONE_CHILD_CLEARTIDstrace: Process 968701 attached</text:p>
      <text:p text:style-name="P21">, parent_tid=[968701], tls=0x7fba499ed640, child_tidptr=0x7fba499ed910) = 968701</text:p>
      <text:p text:style-name="P21">[pid 968701] <text:s text:c="5"/>0.000203 set_robust_list(0x7fba499ed920, 24 &lt;unfinished ...&gt;</text:p>
      <text:p text:style-name="P21">[pid 968696] <text:s text:c="5"/>0.000042 rt_sigprocmask(SIG_SETMASK, [], <text:s/>&lt;unfinished ...&gt;</text:p>
      <text:p text:style-name="P21">[pid 968701] <text:s text:c="5"/>0.000048 &lt;... set_robust_list resumed&gt;) = 0</text:p>
      <text:p text:style-name="P21">[pid 968696] <text:s text:c="5"/>0.000032 &lt;... rt_sigprocmask resumed&gt;NULL, 8) = 0</text:p>
      <text:p text:style-name="P21">[pid 968701] <text:s text:c="5"/>0.000033 rt_sigprocmask(SIG_SETMASK, [], <text:s/>&lt;unfinished ...&gt;</text:p>
      <text:p text:style-name="P21">[pid 968696] <text:s text:c="5"/>0.000053 mmap(NULL, 8392704, PROT_NONE, MAP_PRIVATE|MAP_ANONYMOUS|MAP_STACK, -1, 0 &lt;unfinished ...&gt;</text:p>
      <text:p text:style-name="P21">[pid 968701] <text:s text:c="5"/>0.000047 &lt;... rt_sigprocmask resumed&gt;NULL, 8) = 0</text:p>
      <text:p text:style-name="P21">[pid 968696] <text:s text:c="5"/>0.000031 &lt;... mmap resumed&gt;) = 0x7fba489ec000</text:p>
      <text:p text:style-name="P21">[pid 968701] <text:s text:c="5"/>0.000031 madvise(0x7fba491ed000, 8368128, MADV_DONTNEED &lt;unfinished ...&gt;</text:p>
      <text:p text:style-name="P21">[pid 968696] <text:s text:c="5"/>0.000039 mprotect(0x7fba489ed000, 8388608, PROT_READ|PROT_WRITE &lt;unfinished ...&gt;</text:p>
      <text:p text:style-name="P21">[pid 968701] <text:s text:c="5"/>0.000039 &lt;... madvise resumed&gt;) = 0</text:p>
      <text:p text:style-name="P21">[pid 968696] <text:s text:c="5"/>0.000029 &lt;... mprotect resumed&gt;) = 0</text:p>
      <text:p text:style-name="P21">[pid 968701] <text:s text:c="5"/>0.000032 exit(0 &lt;unfinished ...&gt;</text:p>
      <text:p text:style-name="P21">[pid 968696] <text:s text:c="5"/>0.000038 rt_sigprocmask(SIG_BLOCK, ~[], <text:s/>&lt;unfinished ...&gt;</text:p>
      <text:p text:style-name="P21">[pid 968701] <text:s text:c="5"/>0.000049 &lt;... exit resumed&gt;) = ?</text:p>
      <text:p text:style-name="P21">[pid 968696] <text:s text:c="5"/>0.000032 &lt;... rt_sigprocmask resumed&gt;[], 8) = 0</text:p>
      <text:p text:style-name="P21">[pid 968701] <text:s text:c="5"/>0.000043 +++ exited with 0 +++</text:p>
      <text:p text:style-name="P21"><text:s text:c="5"/>0.000023 clone(child_stack=0x7fba491ebef0, flags=CLONE_VM|CLONE_FS|CLONE_FILES|CLONE_SIGHAND|CLONE_THREAD|CLONE_SYSVSEM|CLONE_SETTLS|CLONE_PARENT_SETTID|CLONE_CHILD_CLEARTIDstrace: Process 968702 attached</text:p>
      <text:p text:style-name="P21">, parent_tid=[968702], tls=0x7fba491ec640, child_tidptr=0x7fba491ec910) = 968702</text:p>
      <text:p text:style-name="P21">[pid 968702] <text:s text:c="5"/>0.000189 set_robust_list(0x7fba491ec920, 24 &lt;unfinished ...&gt;</text:p>
      <text:p text:style-name="P21">[pid 968696] <text:s text:c="5"/>0.000043 rt_sigprocmask(SIG_SETMASK, [], <text:s/>&lt;unfinished ...&gt;</text:p>
      <text:p text:style-name="P21">[pid 968702] <text:s text:c="5"/>0.000048 &lt;... set_robust_list resumed&gt;) = 0</text:p>
      <text:p text:style-name="P21">[pid 968696] <text:s text:c="5"/>0.000030 &lt;... rt_sigprocmask resumed&gt;NULL, 8) = 0</text:p>
      <text:p text:style-name="P21">[pid 968702] <text:s text:c="5"/>0.000033 rt_sigprocmask(SIG_SETMASK, [], <text:s/>&lt;unfinished ...&gt;</text:p>
      <text:p text:style-name="P21">[pid 968696] <text:s text:c="5"/>0.000045 mmap(NULL, 8392704, PROT_NONE, MAP_PRIVATE|MAP_ANONYMOUS|MAP_STACK, -1, 0 &lt;unfinished ...&gt;</text:p>
      <text:p text:style-name="P21">[pid 968702] <text:s text:c="5"/>0.000049 &lt;... rt_sigprocmask resumed&gt;NULL, 8) = 0</text:p>
      <text:p text:style-name="P21">[pid 968696] <text:s text:c="5"/>0.000030 &lt;... mmap resumed&gt;) = 0x7fba481eb000</text:p>
      <text:p text:style-name="P21">[pid 968702] <text:s text:c="5"/>0.000029 madvise(0x7fba489ec000, 8368128, MADV_DONTNEED &lt;unfinished ...&gt;</text:p>
      <text:p text:style-name="P21">[pid 968696] <text:s text:c="5"/>0.000044 mprotect(0x7fba481ec000, 8388608, PROT_READ|PROT_WRITE &lt;unfinished ...&gt;</text:p>
      <text:p text:style-name="P21">[pid 968702] <text:s text:c="5"/>0.000042 &lt;... madvise resumed&gt;) = 0</text:p>
      <text:p text:style-name="P21">[pid 968696] <text:s text:c="5"/>0.000028 &lt;... mprotect resumed&gt;) = 0</text:p>
      <text:p text:style-name="P21">[pid 968702] <text:s text:c="5"/>0.000032 exit(0 &lt;unfinished ...&gt;</text:p>
      <text:p text:style-name="P21">[pid 968696] <text:s text:c="5"/>0.000039 rt_sigprocmask(SIG_BLOCK, ~[], <text:s/>&lt;unfinished ...&gt;</text:p>
      <text:p text:style-name="P21">[pid 968702] <text:s text:c="5"/>0.000078 &lt;... exit resumed&gt;) = ?</text:p>
      <text:p text:style-name="P21">[pid 968696] <text:s text:c="5"/>0.000032 &lt;... rt_sigprocmask resumed&gt;[], 8) = 0</text:p>
      <text:p text:style-name="P21">[pid 968702] <text:s text:c="5"/>0.000044 +++ exited with 0 +++</text:p>
      <text:p text:style-name="P21"><text:s text:c="5"/>0.000022 clone(child_stack=0x7fba489eaef0, flags=CLONE_VM|CLONE_FS|CLONE_FILES|CLONE_SIGHAND|CLONE_THREAD|CLONE_SYSVSEM|CLONE_SETTLS|CLONE_PARENT_SETTID|CLONE_CHILD_CLEARTIDstrace: Process 968703 attached</text:p>
      <text:p text:style-name="P21">, parent_tid=[968703], tls=0x7fba489eb640, child_tidptr=0x7fba489eb910) = 968703</text:p>
      <text:p text:style-name="P21">[pid 968703] <text:s text:c="5"/>0.000186 set_robust_list(0x7fba489eb920, 24 &lt;unfinished ...&gt;</text:p>
      <text:p text:style-name="P21">[pid 968696] <text:s text:c="5"/>0.000042 rt_sigprocmask(SIG_SETMASK, [], <text:s/>&lt;unfinished ...&gt;</text:p>
      <text:p text:style-name="P21">[pid 968703] <text:s text:c="5"/>0.000050 &lt;... set_robust_list resumed&gt;) = 0</text:p>
      <text:p text:style-name="P21">[pid 968696] <text:s text:c="5"/>0.000030 &lt;... rt_sigprocmask resumed&gt;NULL, 8) = 0</text:p>
      <text:p text:style-name="P21">[pid 968703] <text:s text:c="5"/>0.000035 rt_sigprocmask(SIG_SETMASK, [], <text:s/>&lt;unfinished ...&gt;</text:p>
      <text:p text:style-name="P21">[pid 968696] <text:s text:c="5"/>0.000046 mmap(NULL, 8392704, PROT_NONE, MAP_PRIVATE|MAP_ANONYMOUS|MAP_STACK, -1, 0 &lt;unfinished ...&gt;</text:p>
      <text:p text:style-name="P21"><text:soft-page-break/>[pid 968703] <text:s text:c="5"/>0.000049 &lt;... rt_sigprocmask resumed&gt;NULL, 8) = 0</text:p>
      <text:p text:style-name="P21">[pid 968696] <text:s text:c="5"/>0.000031 &lt;... mmap resumed&gt;) = 0x7fba479ea000</text:p>
      <text:p text:style-name="P21">[pid 968703] <text:s text:c="5"/>0.000030 madvise(0x7fba481eb000, 8368128, MADV_DONTNEED &lt;unfinished ...&gt;</text:p>
      <text:p text:style-name="P21">[pid 968696] <text:s text:c="5"/>0.000045 mprotect(0x7fba479eb000, 8388608, PROT_READ|PROT_WRITE &lt;unfinished ...&gt;</text:p>
      <text:p text:style-name="P21">[pid 968703] <text:s text:c="5"/>0.000042 &lt;... madvise resumed&gt;) = 0</text:p>
      <text:p text:style-name="P21">[pid 968696] <text:s text:c="5"/>0.000028 &lt;... mprotect resumed&gt;) = 0</text:p>
      <text:p text:style-name="P21">[pid 968703] <text:s text:c="5"/>0.000033 exit(0 &lt;unfinished ...&gt;</text:p>
      <text:p text:style-name="P21">[pid 968696] <text:s text:c="5"/>0.000039 rt_sigprocmask(SIG_BLOCK, ~[], <text:s/>&lt;unfinished ...&gt;</text:p>
      <text:p text:style-name="P21">[pid 968703] <text:s text:c="5"/>0.000045 &lt;... exit resumed&gt;) = ?</text:p>
      <text:p text:style-name="P21">[pid 968696] <text:s text:c="5"/>0.000031 &lt;... rt_sigprocmask resumed&gt;[], 8) = 0</text:p>
      <text:p text:style-name="P21">[pid 968703] <text:s text:c="5"/>0.000042 +++ exited with 0 +++</text:p>
      <text:p text:style-name="P21"><text:s text:c="5"/>0.000023 clone(child_stack=0x7fba481e9ef0, flags=CLONE_VM|CLONE_FS|CLONE_FILES|CLONE_SIGHAND|CLONE_THREAD|CLONE_SYSVSEM|CLONE_SETTLS|CLONE_PARENT_SETTID|CLONE_CHILD_CLEARTIDstrace: Process 968704 attached</text:p>
      <text:p text:style-name="P21">, parent_tid=[968704], tls=0x7fba481ea640, child_tidptr=0x7fba481ea910) = 968704</text:p>
      <text:p text:style-name="P21">[pid 968704] <text:s text:c="5"/>0.000214 set_robust_list(0x7fba481ea920, 24 &lt;unfinished ...&gt;</text:p>
      <text:p text:style-name="P21">[pid 968696] <text:s text:c="5"/>0.000045 rt_sigprocmask(SIG_SETMASK, [], <text:s/>&lt;unfinished ...&gt;</text:p>
      <text:p text:style-name="P21">[pid 968704] <text:s text:c="5"/>0.000045 &lt;... set_robust_list resumed&gt;) = 0</text:p>
      <text:p text:style-name="P21">[pid 968696] <text:s text:c="5"/>0.000034 &lt;... rt_sigprocmask resumed&gt;NULL, 8) = 0</text:p>
      <text:p text:style-name="P21">[pid 968704] <text:s text:c="5"/>0.000031 rt_sigprocmask(SIG_SETMASK, [], <text:s/>&lt;unfinished ...&gt;</text:p>
      <text:p text:style-name="P21">[pid 968696] <text:s text:c="5"/>0.000051 mmap(NULL, 8392704, PROT_NONE, MAP_PRIVATE|MAP_ANONYMOUS|MAP_STACK, -1, 0 &lt;unfinished ...&gt;</text:p>
      <text:p text:style-name="P21">[pid 968704] <text:s text:c="5"/>0.000045 &lt;... rt_sigprocmask resumed&gt;NULL, 8) = 0</text:p>
      <text:p text:style-name="P21">[pid 968696] <text:s text:c="5"/>0.000050 &lt;... mmap resumed&gt;) = 0x7fba471e9000</text:p>
      <text:p text:style-name="P21">[pid 968704] <text:s text:c="5"/>0.000034 madvise(0x7fba479ea000, 8368128, MADV_DONTNEED &lt;unfinished ...&gt;</text:p>
      <text:p text:style-name="P21">[pid 968696] <text:s text:c="5"/>0.000041 mprotect(0x7fba471ea000, 8388608, PROT_READ|PROT_WRITE &lt;unfinished ...&gt;</text:p>
      <text:p text:style-name="P21">[pid 968704] <text:s text:c="5"/>0.000046 &lt;... madvise resumed&gt;) = 0</text:p>
      <text:p text:style-name="P21">[pid 968696] <text:s text:c="5"/>0.000031 &lt;... mprotect resumed&gt;) = 0</text:p>
      <text:p text:style-name="P21">[pid 968704] <text:s text:c="5"/>0.000029 exit(0 &lt;unfinished ...&gt;</text:p>
      <text:p text:style-name="P21">[pid 968696] <text:s text:c="5"/>0.000038 rt_sigprocmask(SIG_BLOCK, ~[], <text:s/>&lt;unfinished ...&gt;</text:p>
      <text:p text:style-name="P21">[pid 968704] <text:s text:c="5"/>0.000053 &lt;... exit resumed&gt;) = ?</text:p>
      <text:p text:style-name="P21">[pid 968696] <text:s text:c="5"/>0.000031 &lt;... rt_sigprocmask resumed&gt;[], 8) = 0</text:p>
      <text:p text:style-name="P21">[pid 968704] <text:s text:c="5"/>0.000057 +++ exited with 0 +++</text:p>
      <text:p text:style-name="P21"><text:s text:c="5"/>0.000021 clone(child_stack=0x7fba479e8ef0, flags=CLONE_VM|CLONE_FS|CLONE_FILES|CLONE_SIGHAND|CLONE_THREAD|CLONE_SYSVSEM|CLONE_SETTLS|CLONE_PARENT_SETTID|CLONE_CHILD_CLEARTIDstrace: Process 968705 attached</text:p>
      <text:p text:style-name="P21">, parent_tid=[968705], tls=0x7fba479e9640, child_tidptr=0x7fba479e9910) = 968705</text:p>
      <text:p text:style-name="P21">[pid 968705] <text:s text:c="5"/>0.000211 set_robust_list(0x7fba479e9920, 24 &lt;unfinished ...&gt;</text:p>
      <text:p text:style-name="P21">[pid 968696] <text:s text:c="5"/>0.000050 rt_sigprocmask(SIG_SETMASK, [], <text:s/>&lt;unfinished ...&gt;</text:p>
      <text:p text:style-name="P21">[pid 968705] <text:s text:c="5"/>0.000045 &lt;... set_robust_list resumed&gt;) = 0</text:p>
      <text:p text:style-name="P21">[pid 968696] <text:s text:c="5"/>0.000041 &lt;... rt_sigprocmask resumed&gt;NULL, 8) = 0</text:p>
      <text:p text:style-name="P21">[pid 968705] <text:s text:c="5"/>0.000040 rt_sigprocmask(SIG_SETMASK, [], <text:s/>&lt;unfinished ...&gt;</text:p>
      <text:p text:style-name="P21">[pid 968696] <text:s text:c="5"/>0.000051 mmap(NULL, 8392704, PROT_NONE, MAP_PRIVATE|MAP_ANONYMOUS|MAP_STACK, -1, 0 &lt;unfinished ...&gt;</text:p>
      <text:p text:style-name="P21">[pid 968705] <text:s text:c="5"/>0.000075 &lt;... rt_sigprocmask resumed&gt;NULL, 8) = 0</text:p>
      <text:p text:style-name="P21">[pid 968696] <text:s text:c="5"/>0.000029 &lt;... mmap resumed&gt;) = 0x7fba469e8000</text:p>
      <text:p text:style-name="P21">[pid 968705] <text:s text:c="5"/>0.000031 madvise(0x7fba471e9000, 8368128, MADV_DONTNEED &lt;unfinished ...&gt;</text:p>
      <text:p text:style-name="P21">[pid 968696] <text:s text:c="5"/>0.000040 mprotect(0x7fba469e9000, 8388608, PROT_READ|PROT_WRITE &lt;unfinished ...&gt;</text:p>
      <text:p text:style-name="P21">[pid 968705] <text:s text:c="5"/>0.000039 &lt;... madvise resumed&gt;) = 0</text:p>
      <text:p text:style-name="P21">[pid 968696] <text:s text:c="5"/>0.000033 &lt;... mprotect resumed&gt;) = 0</text:p>
      <text:p text:style-name="P21">[pid 968705] <text:s text:c="5"/>0.000015 exit(0) <text:s text:c="5"/>= ?</text:p>
      <text:p text:style-name="P21">[pid 968696] <text:s text:c="5"/>0.000077 rt_sigprocmask(SIG_BLOCK, ~[], <text:s/>&lt;unfinished ...&gt;</text:p>
      <text:p text:style-name="P21">[pid 968705] <text:s text:c="5"/>0.000071 +++ exited with 0 +++</text:p>
      <text:p text:style-name="P21"><text:s text:c="5"/>0.000021 &lt;... rt_sigprocmask resumed&gt;[], 8) = 0</text:p>
      <text:p text:style-name="P21"><text:s text:c="5"/>0.000069 clone(child_stack=0x7fba471e7ef0, flags=CLONE_VM|CLONE_FS|CLONE_FILES|<text:soft-page-break/>CLONE_SIGHAND|CLONE_THREAD|CLONE_SYSVSEM|CLONE_SETTLS|CLONE_PARENT_SETTID|CLONE_CHILD_CLEARTIDstrace: Process 968706 attached</text:p>
      <text:p text:style-name="P21">, parent_tid=[968706], tls=0x7fba471e8640, child_tidptr=0x7fba471e8910) = 968706</text:p>
      <text:p text:style-name="P21">[pid 968706] <text:s text:c="5"/>0.000212 set_robust_list(0x7fba471e8920, 24 &lt;unfinished ...&gt;</text:p>
      <text:p text:style-name="P21">[pid 968696] <text:s text:c="5"/>0.000049 rt_sigprocmask(SIG_SETMASK, [], <text:s/>&lt;unfinished ...&gt;</text:p>
      <text:p text:style-name="P21">[pid 968706] <text:s text:c="5"/>0.000051 &lt;... set_robust_list resumed&gt;) = 0</text:p>
      <text:p text:style-name="P21">[pid 968696] <text:s text:c="5"/>0.000040 &lt;... rt_sigprocmask resumed&gt;NULL, 8) = 0</text:p>
      <text:p text:style-name="P21">[pid 968706] <text:s text:c="5"/>0.000035 rt_sigprocmask(SIG_SETMASK, [], <text:s/>&lt;unfinished ...&gt;</text:p>
      <text:p text:style-name="P21">[pid 968696] <text:s text:c="5"/>0.000081 munmap(0x7fba4b1f1000, 8392704 &lt;unfinished ...&gt;</text:p>
      <text:p text:style-name="P21">[pid 968706] <text:s text:c="5"/>0.000045 &lt;... rt_sigprocmask resumed&gt;NULL, 8) = 0</text:p>
      <text:p text:style-name="P21">[pid 968696] <text:s text:c="5"/>0.000076 &lt;... munmap resumed&gt;) = 0</text:p>
      <text:p text:style-name="P21">[pid 968706] <text:s text:c="5"/>0.000029 madvise(0x7fba469e8000, 8368128, MADV_DONTNEED &lt;unfinished ...&gt;</text:p>
      <text:p text:style-name="P21">[pid 968696] <text:s text:c="5"/>0.000042 munmap(0x7fba4a9f0000, 8392704 &lt;unfinished ...&gt;</text:p>
      <text:p text:style-name="P21">[pid 968706] <text:s text:c="5"/>0.000042 &lt;... madvise resumed&gt;) = 0</text:p>
      <text:p text:style-name="P21">[pid 968696] <text:s text:c="5"/>0.000032 &lt;... munmap resumed&gt;) = 0</text:p>
      <text:p text:style-name="P21">[pid 968706] <text:s text:c="5"/>0.000035 exit(0 &lt;unfinished ...&gt;</text:p>
      <text:p text:style-name="P21">[pid 968696] <text:s text:c="5"/>0.000046 munmap(0x7fba4a1ef000, 8392704 &lt;unfinished ...&gt;</text:p>
      <text:p text:style-name="P21">[pid 968706] <text:s text:c="5"/>0.000038 &lt;... exit resumed&gt;) = ?</text:p>
      <text:p text:style-name="P21">[pid 968696] <text:s text:c="5"/>0.000037 &lt;... munmap resumed&gt;) = 0</text:p>
      <text:p text:style-name="P21">[pid 968706] <text:s text:c="5"/>0.000046 +++ exited with 0 +++</text:p>
      <text:p text:style-name="P21"><text:s text:c="5"/>0.000019 munmap(0x7fba499ee000, 8392704) = 0</text:p>
      <text:p text:style-name="P21"><text:s text:c="5"/>0.000125 munmap(0x7fba491ed000, 8392704) = 0</text:p>
      <text:p text:style-name="P21"><text:s text:c="5"/>0.000115 munmap(0x7fba489ec000, 8392704) = 0</text:p>
      <text:p text:style-name="P21"><text:s text:c="5"/>0.000207 fstat(1, {st_mode=S_IFCHR|0620, st_rdev=makedev(0x88, 0x1), ...}) = 0</text:p>
      <text:p text:style-name="P21"><text:s text:c="5"/>0.000154 write(1, "First chances: 60/100 = 60.00000"..., 35First chances: 60/100 = 60.000000%</text:p>
      <text:p text:style-name="P21">) = 35</text:p>
      <text:p text:style-name="P21"><text:s text:c="5"/>0.000149 write(1, "Second chances: 40/100 = 40.0000"..., 36Second chances: 40/100 = 40.000000%</text:p>
      <text:p text:style-name="P21">) = 36</text:p>
      <text:p text:style-name="P21"><text:s text:c="5"/>0.000168 exit_group(0) <text:s text:c="12"/>= ?</text:p>
      <text:p text:style-name="P21"><text:s text:c="5"/>0.000348 +++ exited with 0 +++</text:p>
      <text:p text:style-name="P16"/>
      <text:p text:style-name="P18">Статистика:</text:p>
      <text:p text:style-name="P18"/>
      <text:p text:style-name="P22">╭─sakost@sakost-pc ~/university/2 course/os/3 lab</text:p>
      <text:p text:style-name="P22">╰─$ strace -f -c ./main_fast 10 10 0 0 0 100</text:p>
      <text:p text:style-name="P22">strace: Process 968960 attached</text:p>
      <text:p text:style-name="P22">strace: Process 968961 attached</text:p>
      <text:p text:style-name="P22">strace: Process 968962 attached</text:p>
      <text:p text:style-name="P22">strace: Process 968963 attached</text:p>
      <text:p text:style-name="P22">strace: Process 968964 attached</text:p>
      <text:p text:style-name="P22">strace: Process 968965 attached</text:p>
      <text:p text:style-name="P22">strace: Process 968966 attached</text:p>
      <text:p text:style-name="P22">strace: Process 968967 attached</text:p>
      <text:p text:style-name="P22">strace: Process 968968 attached</text:p>
      <text:p text:style-name="P22">strace: Process 968969 attached</text:p>
      <text:p text:style-name="P22">First chances: 30/100 = 30.000000%</text:p>
      <text:p text:style-name="P22">Second chances: 60/100 = 60.000000%</text:p>
      <text:p text:style-name="P22">% time <text:s text:c="4"/>seconds <text:s/>usecs/call <text:s text:c="4"/>calls <text:s text:c="3"/>errors syscall</text:p>
      <text:p text:style-name="P22">------ ----------- ----------- --------- --------- ----------------</text:p>
      <text:p text:style-name="P22"><text:s/>25,41 <text:s text:c="3"/>0,001018 <text:s text:c="8"/>101 <text:s text:c="7"/>10 <text:s text:c="10"/>clone</text:p>
      <text:p text:style-name="P22"><text:s/>22,82 <text:s text:c="3"/>0,000914 <text:s text:c="9"/>29 <text:s text:c="7"/>31 <text:s text:c="10"/>rt_sigprocmask</text:p>
      <text:p text:style-name="P22"><text:s/>12,53 <text:s text:c="3"/>0,000502 <text:s text:c="9"/>50 <text:s text:c="7"/>10 <text:s text:c="10"/>madvise</text:p>
      <text:p text:style-name="P22"><text:s text:c="2"/>8,46 <text:s text:c="3"/>0,000339 <text:s text:c="9"/>24 <text:s text:c="7"/>14 <text:s text:c="10"/>mprotect</text:p>
      <text:p text:style-name="P22"><text:s text:c="2"/>8,41 <text:s text:c="3"/>0,000337 <text:s text:c="9"/>14 <text:s text:c="7"/>23 <text:s text:c="10"/>mmap</text:p>
      <text:p text:style-name="P22"><text:s text:c="2"/>6,99 <text:s text:c="3"/>0,000280 <text:s text:c="9"/>25 <text:s text:c="7"/>11 <text:s text:c="10"/>set_robust_list</text:p>
      <text:p text:style-name="P22"><text:soft-page-break/><text:s text:c="2"/>5,54 <text:s text:c="3"/>0,000222 <text:s text:c="9"/>31 <text:s text:c="8"/>7 <text:s text:c="10"/>munmap</text:p>
      <text:p text:style-name="P22"><text:s text:c="2"/>3,57 <text:s text:c="3"/>0,000143 <text:s text:c="10"/>5 <text:s text:c="7"/>28 <text:s text:c="7"/>25 openat</text:p>
      <text:p text:style-name="P22"><text:s text:c="2"/>1,20 <text:s text:c="3"/>0,000048 <text:s text:c="10"/>9 <text:s text:c="8"/>5 <text:s text:c="10"/>pread64</text:p>
      <text:p text:style-name="P22"><text:s text:c="2"/>1,15 <text:s text:c="3"/>0,000046 <text:s text:c="9"/>23 <text:s text:c="8"/>2 <text:s text:c="10"/>write</text:p>
      <text:p text:style-name="P22"><text:s text:c="2"/>0,75 <text:s text:c="3"/>0,000030 <text:s text:c="9"/>10 <text:s text:c="8"/>3 <text:s text:c="10"/>close</text:p>
      <text:p text:style-name="P22"><text:s text:c="2"/>0,70 <text:s text:c="3"/>0,000028 <text:s text:c="10"/>9 <text:s text:c="8"/>3 <text:s text:c="10"/>brk</text:p>
      <text:p text:style-name="P22"><text:s text:c="2"/>0,65 <text:s text:c="3"/>0,000026 <text:s text:c="10"/>6 <text:s text:c="8"/>4 <text:s text:c="10"/>fstat</text:p>
      <text:p text:style-name="P22"><text:s text:c="2"/>0,60 <text:s text:c="3"/>0,000024 <text:s text:c="9"/>12 <text:s text:c="8"/>2 <text:s text:c="10"/>rt_sigaction</text:p>
      <text:p text:style-name="P22"><text:s text:c="2"/>0,32 <text:s text:c="3"/>0,000013 <text:s text:c="10"/>6 <text:s text:c="8"/>2 <text:s text:c="10"/>read</text:p>
      <text:p text:style-name="P22"><text:s text:c="2"/>0,30 <text:s text:c="3"/>0,000012 <text:s text:c="10"/>6 <text:s text:c="8"/>2 <text:s text:c="8"/>1 arch_prctl</text:p>
      <text:p text:style-name="P22"><text:s text:c="2"/>0,30 <text:s text:c="3"/>0,000012 <text:s text:c="9"/>12 <text:s text:c="8"/>1 <text:s text:c="10"/>set_tid_address</text:p>
      <text:p text:style-name="P22"><text:s text:c="2"/>0,30 <text:s text:c="3"/>0,000012 <text:s text:c="9"/>12 <text:s text:c="8"/>1 <text:s text:c="10"/>prlimit64</text:p>
      <text:p text:style-name="P22"><text:s text:c="2"/>0,00 <text:s text:c="3"/>0,000000 <text:s text:c="10"/>0 <text:s text:c="8"/>8 <text:s text:c="8"/>7 stat</text:p>
      <text:p text:style-name="P22"><text:s text:c="2"/>0,00 <text:s text:c="3"/>0,000000 <text:s text:c="10"/>0 <text:s text:c="8"/>1 <text:s text:c="8"/>1 access</text:p>
      <text:p text:style-name="P22"><text:s text:c="2"/>0,00 <text:s text:c="3"/>0,000000 <text:s text:c="10"/>0 <text:s text:c="8"/>1 <text:s text:c="10"/>execve</text:p>
      <text:p text:style-name="P22">------ ----------- ----------- --------- --------- ----------------</text:p>
      <text:p text:style-name="P22">100,00 <text:s text:c="3"/>0,004006 <text:s text:c="9"/>23 <text:s text:c="6"/>169 <text:s text:c="7"/>34 total</text:p>
      <text:p text:style-name="P18"/>
      <text:p text:style-name="P15"><text:span text:style-name="T21">3.2</text:span> <text:span text:style-name="T12">ЛР №4</text:span></text:p>
      <text:p text:style-name="P39">Все вызовы программы:</text:p>
      <text:p text:style-name="P22">╭─sakost@sakost-pc ~/university/2 course/os/4 lab/cmake-build-debug ‹master*›</text:p>
      <text:p text:style-name="P22">╰─$ strace -f -e trace="%process,read,write,dup2,mmap" -o ../strace.log ./4_lab</text:p>
      <text:p text:style-name="P22">Enter a filename with tests: ../tests.txt</text:p>
      <text:p text:style-name="P22">10.000000</text:p>
      <text:p text:style-name="P22"/>
      <text:p text:style-name="P22">╭─sakost@sakost-pc ~/university/2 course/os/4 lab/cmake-build-debug ‹master*›</text:p>
      <text:p text:style-name="P22">╰─$ cat ../strace.log</text:p>
      <text:p text:style-name="P22">969973 execve("./4_lab", ["./4_lab"], 0x7ffd6531d2b8 /* 55 vars */) = 0</text:p>
      <text:p text:style-name="P22">969973 mmap(NULL, 329160, PROT_READ, MAP_PRIVATE, 3, 0) = 0x7f2834d06000</text:p>
      <text:p text:style-name="P22">969973 read(3, "\177ELF\2\1\1\0\0\0\0\0\0\0\0\0\3\0&gt;\0\1\0\0\0P7\0\0\0\0\0\0"..., 832) = 832</text:p>
      <text:p text:style-name="P22">969973 mmap(NULL, 8192, PROT_READ|PROT_WRITE, MAP_PRIVATE|MAP_ANONYMOUS, -1, 0) = 0x7f2834d04000</text:p>
      <text:p text:style-name="P22">969973 mmap(NULL, 43520, PROT_READ, MAP_PRIVATE|MAP_DENYWRITE, 3, 0) = 0x7f2834cf9000</text:p>
      <text:p text:style-name="P22">969973 mmap(0x7f2834cfc000, 16384, PROT_READ|PROT_EXEC, MAP_PRIVATE|MAP_FIXED|MAP_DENYWRITE, 3, 0x3000) = 0x7f2834cfc000</text:p>
      <text:p text:style-name="P22">969973 mmap(0x7f2834d00000, 8192, PROT_READ, MAP_PRIVATE|MAP_FIXED|MAP_DENYWRITE, 3, 0x7000) = 0x7f2834d00000</text:p>
      <text:p text:style-name="P22">969973 mmap(0x7f2834d02000, 8192, PROT_READ|PROT_WRITE, MAP_PRIVATE|MAP_FIXED|MAP_DENYWRITE, 3, 0x8000) = 0x7f2834d02000</text:p>
      <text:p text:style-name="P22">969973 read(3, "\177ELF\2\1\1\0\0\0\0\0\0\0\0\0\3\0&gt;\0\1\0\0\0000\201\0\0\0\0\0\0"..., 832) = 832</text:p>
      <text:p text:style-name="P22">969973 mmap(NULL, 135600, PROT_READ, MAP_PRIVATE|MAP_DENYWRITE, 3, 0) = 0x7f2834cd7000</text:p>
      <text:p text:style-name="P22">969973 mmap(0x7f2834cde000, 65536, PROT_READ|PROT_EXEC, MAP_PRIVATE|MAP_FIXED|MAP_DENYWRITE, 3, 0x7000) = 0x7f2834cde000</text:p>
      <text:p text:style-name="P22">969973 mmap(0x7f2834cee000, 20480, PROT_READ, MAP_PRIVATE|MAP_FIXED|MAP_DENYWRITE, 3, 0x17000) = 0x7f2834cee000</text:p>
      <text:p text:style-name="P22">969973 mmap(0x7f2834cf3000, 8192, PROT_READ|PROT_WRITE, MAP_PRIVATE|MAP_FIXED|MAP_DENYWRITE, 3, 0x1b000) = 0x7f2834cf3000</text:p>
      <text:p text:style-name="P22">969973 mmap(0x7f2834cf5000, 12720, PROT_READ|PROT_WRITE, MAP_PRIVATE|MAP_FIXED|MAP_ANONYMOUS, -1, 0) = 0x7f2834cf5000</text:p>
      <text:p text:style-name="P22">969973 read(3, "\177ELF\2\1\1\3\0\0\0\0\0\0\0\0\3\0&gt;\0\1\0\0\0\220\202\2\0\0\0\0\0"..., 832) = 832</text:p>
      <text:p text:style-name="P22">969973 mmap(NULL, 1868448, PROT_READ, MAP_PRIVATE|MAP_DENYWRITE, 3, 0) = 0x7f2834b0e000</text:p>
      <text:p text:style-name="P22">969973 mmap(0x7f2834b34000, 1363968, PROT_READ|PROT_EXEC, MAP_PRIVATE|MAP_FIXED|<text:soft-page-break/>MAP_DENYWRITE, 3, 0x26000) = 0x7f2834b34000</text:p>
      <text:p text:style-name="P22">969973 mmap(0x7f2834c81000, 311296, PROT_READ, MAP_PRIVATE|MAP_FIXED|MAP_DENYWRITE, 3, 0x173000) = 0x7f2834c81000</text:p>
      <text:p text:style-name="P22">969973 mmap(0x7f2834ccd000, 24576, PROT_READ|PROT_WRITE, MAP_PRIVATE|MAP_FIXED|MAP_DENYWRITE, 3, 0x1be000) = 0x7f2834ccd000</text:p>
      <text:p text:style-name="P22">969973 mmap(0x7f2834cd3000, 12960, PROT_READ|PROT_WRITE, MAP_PRIVATE|MAP_FIXED|MAP_ANONYMOUS, -1, 0) = 0x7f2834cd3000</text:p>
      <text:p text:style-name="P22">969973 mmap(NULL, 12288, PROT_READ|PROT_WRITE, MAP_PRIVATE|MAP_ANONYMOUS, -1, 0) = 0x7f2834b0b000</text:p>
      <text:p text:style-name="P22">969973 write(1, "Enter a filename with tests: ", 29) = 29</text:p>
      <text:p text:style-name="P22">969973 read(0, 0x564e01b5d730, 1024) <text:s text:c="3"/>= ? ERESTARTSYS (To be restarted if SA_RESTART is set)</text:p>
      <text:p text:style-name="P22">969973 --- SIGWINCH {si_signo=SIGWINCH, si_code=SI_KERNEL} ---</text:p>
      <text:p text:style-name="P22">969973 read(0, 0x564e01b5d730, 1024) <text:s text:c="3"/>= ? ERESTARTSYS (To be restarted if SA_RESTART is set)</text:p>
      <text:p text:style-name="P22">969973 --- SIGWINCH {si_signo=SIGWINCH, si_code=SI_KERNEL} ---</text:p>
      <text:p text:style-name="P22">969973 read(0, "../tests.txt\n", 1024) <text:s/>= 13</text:p>
      <text:p text:style-name="P22">969973 mmap(NULL, 32, PROT_READ|PROT_WRITE, MAP_SHARED, 4, 0) = 0x7f2834d56000</text:p>
      <text:p text:style-name="P22">969973 mmap(NULL, 4096, PROT_READ|PROT_WRITE, MAP_SHARED, 3, 0) = 0x7f2834d55000</text:p>
      <text:p text:style-name="P22">969973 clone(child_stack=NULL, flags=CLONE_CHILD_CLEARTID|CLONE_CHILD_SETTID|SIGCHLD, child_tidptr=0x7f2834b0ba10) = 970246</text:p>
      <text:p text:style-name="P22">970246 execve("4_lab_child", ["4_lab_child", "../tests.txt"], 0x7fffaa189de8 /* 55 vars */) = 0</text:p>
      <text:p text:style-name="P22">970246 mmap(NULL, 329160, PROT_READ, MAP_PRIVATE, 3, 0) = 0x7ff3e6578000</text:p>
      <text:p text:style-name="P22">970246 read(3, "\177ELF\2\1\1\0\0\0\0\0\0\0\0\0\3\0&gt;\0\1\0\0\0P7\0\0\0\0\0\0"..., 832) = 832</text:p>
      <text:p text:style-name="P22">970246 mmap(NULL, 8192, PROT_READ|PROT_WRITE, MAP_PRIVATE|MAP_ANONYMOUS, -1, 0) = 0x7ff3e6576000</text:p>
      <text:p text:style-name="P22">970246 mmap(NULL, 43520, PROT_READ, MAP_PRIVATE|MAP_DENYWRITE, 3, 0) = 0x7ff3e656b000</text:p>
      <text:p text:style-name="P22">970246 mmap(0x7ff3e656e000, 16384, PROT_READ|PROT_EXEC, MAP_PRIVATE|MAP_FIXED|MAP_DENYWRITE, 3, 0x3000) = 0x7ff3e656e000</text:p>
      <text:p text:style-name="P22">970246 mmap(0x7ff3e6572000, 8192, PROT_READ, MAP_PRIVATE|MAP_FIXED|MAP_DENYWRITE, 3, 0x7000) = 0x7ff3e6572000</text:p>
      <text:p text:style-name="P22">970246 mmap(0x7ff3e6574000, 8192, PROT_READ|PROT_WRITE, MAP_PRIVATE|MAP_FIXED|MAP_DENYWRITE, 3, 0x8000) = 0x7ff3e6574000</text:p>
      <text:p text:style-name="P22">970246 read(3, "\177ELF\2\1\1\0\0\0\0\0\0\0\0\0\3\0&gt;\0\1\0\0\0000\201\0\0\0\0\0\0"..., 832) = 832</text:p>
      <text:p text:style-name="P22">970246 mmap(NULL, 135600, PROT_READ, MAP_PRIVATE|MAP_DENYWRITE, 3, 0) = 0x7ff3e6549000</text:p>
      <text:p text:style-name="P22">970246 mmap(0x7ff3e6550000, 65536, PROT_READ|PROT_EXEC, MAP_PRIVATE|MAP_FIXED|MAP_DENYWRITE, 3, 0x7000) = 0x7ff3e6550000</text:p>
      <text:p text:style-name="P22">970246 mmap(0x7ff3e6560000, 20480, PROT_READ, MAP_PRIVATE|MAP_FIXED|MAP_DENYWRITE, 3, 0x17000) = 0x7ff3e6560000</text:p>
      <text:p text:style-name="P22">970246 mmap(0x7ff3e6565000, 8192, PROT_READ|PROT_WRITE, MAP_PRIVATE|MAP_FIXED|MAP_DENYWRITE, 3, 0x1b000) = 0x7ff3e6565000</text:p>
      <text:p text:style-name="P22">970246 mmap(0x7ff3e6567000, 12720, PROT_READ|PROT_WRITE, MAP_PRIVATE|MAP_FIXED|MAP_ANONYMOUS, -1, 0) = 0x7ff3e6567000</text:p>
      <text:p text:style-name="P22">970246 read(3, "\177ELF\2\1\1\3\0\0\0\0\0\0\0\0\3\0&gt;\0\1\0\0\0\220\202\2\0\0\0\0\0"..., 832) = 832</text:p>
      <text:p text:style-name="P22">970246 mmap(NULL, 1868448, PROT_READ, MAP_PRIVATE|MAP_DENYWRITE, 3, 0) = 0x7ff3e6380000</text:p>
      <text:p text:style-name="P22">970246 mmap(0x7ff3e63a6000, 1363968, PROT_READ|PROT_EXEC, MAP_PRIVATE|MAP_FIXED|MAP_DENYWRITE, 3, 0x26000) = 0x7ff3e63a6000</text:p>
      <text:p text:style-name="P22">970246 mmap(0x7ff3e64f3000, 311296, PROT_READ, MAP_PRIVATE|MAP_FIXED|MAP_DENYWRITE, 3, 0x173000) = 0x7ff3e64f3000</text:p>
      <text:p text:style-name="P22">970246 mmap(0x7ff3e653f000, 24576, PROT_READ|PROT_WRITE, MAP_PRIVATE|MAP_FIXED|MAP_DENYWRITE, 3, 0x1be000) = 0x7ff3e653f000</text:p>
      <text:p text:style-name="P22">970246 mmap(0x7ff3e6545000, 12960, PROT_READ|PROT_WRITE, MAP_PRIVATE|MAP_FIXED|MAP_ANONYMOUS, -1, 0) = 0x7ff3e6545000</text:p>
      <text:p text:style-name="P22">970246 mmap(NULL, 12288, PROT_READ|PROT_WRITE, MAP_PRIVATE|MAP_ANONYMOUS, -1, 0) = 0x7ff3e637d000</text:p>
      <text:p text:style-name="P22">970246 mmap(NULL, 4096, PROT_READ|PROT_WRITE, MAP_SHARED, 4, 0) = 0x7ff3e65c8000</text:p>
      <text:p text:style-name="P22">970246 mmap(NULL, 32, PROT_READ|PROT_WRITE, MAP_SHARED, 5, 0) = 0x7ff3e65c7000</text:p>
      <text:p text:style-name="P22"><text:soft-page-break/>970246 read(3, "1 2 3 4\n", 4096) <text:s text:c="6"/>= 8</text:p>
      <text:p text:style-name="P22">970246 read(3, <text:s/>&lt;unfinished ...&gt;</text:p>
      <text:p text:style-name="P22">969973 write(1, "10.000000\n", 10 &lt;unfinished ...&gt;</text:p>
      <text:p text:style-name="P22">970246 &lt;... read resumed&gt;"", 4096) <text:s text:c="5"/>= 0</text:p>
      <text:p text:style-name="P22">969973 &lt;... write resumed&gt;) <text:s text:c="12"/>= 10</text:p>
      <text:p text:style-name="P22">969973 write(1, "\n", 1) <text:s text:c="15"/>= 1</text:p>
      <text:p text:style-name="P22">969973 wait4(-1, <text:s/>&lt;unfinished ...&gt;</text:p>
      <text:p text:style-name="P22">970246 exit_group(0) <text:s text:c="19"/>= ?</text:p>
      <text:p text:style-name="P22">970246 +++ exited with 0 +++</text:p>
      <text:p text:style-name="P22">969973 &lt;... wait4 resumed&gt;[{WIFEXITED(s) &amp;&amp; WEXITSTATUS(s) == 0}], 0, NULL) = 970246</text:p>
      <text:p text:style-name="P22">969973 --- SIGCHLD {si_signo=SIGCHLD, si_code=CLD_EXITED, si_pid=970246, si_uid=1000, si_status=0, si_utime=0, si_stime=0} ---</text:p>
      <text:p text:style-name="P22">969973 exit_group(0) <text:s text:c="19"/>= ?</text:p>
      <text:p text:style-name="P22">969973 +++ exited with 0 +++</text:p>
      <text:p text:style-name="P35"/>
      <text:p text:style-name="P39">Статистика:</text:p>
      <text:p text:style-name="P22">╭─sakost@sakost-pc ~/university/2 course/os/4 lab/cmake-build-debug ‹master*›</text:p>
      <text:p text:style-name="P22">╰─$ strace -f -c -o ../strace.log ./4_lab &lt;&lt;EOF <text:s text:c="185"/>1 ↵</text:p>
      <text:p text:style-name="P22">../tests.txt</text:p>
      <text:p text:style-name="P22">EOF</text:p>
      <text:p text:style-name="P22">Enter a filename with tests: 10.000000</text:p>
      <text:p text:style-name="P22"/>
      <text:p text:style-name="P22">╭─sakost@sakost-pc ~/university/2 course/os/4 lab/cmake-build-debug ‹master*›</text:p>
      <text:p text:style-name="P22">╰─$ cat ../strace.log</text:p>
      <text:p text:style-name="P22">% time <text:s text:c="4"/>seconds <text:s/>usecs/call <text:s text:c="4"/>calls <text:s text:c="3"/>errors syscall</text:p>
      <text:p text:style-name="P22">------ ----------- ----------- --------- --------- ----------------</text:p>
      <text:p text:style-name="P22"><text:s/>73,14 <text:s text:c="3"/>0,002766 <text:s text:c="7"/>2766 <text:s text:c="8"/>1 <text:s text:c="10"/>wait4</text:p>
      <text:p text:style-name="P22"><text:s text:c="2"/>6,74 <text:s text:c="3"/>0,000255 <text:s text:c="10"/>6 <text:s text:c="7"/>38 <text:s text:c="10"/>mmap</text:p>
      <text:p text:style-name="P22"><text:s text:c="2"/>5,02 <text:s text:c="3"/>0,000190 <text:s text:c="10"/>2 <text:s text:c="7"/>82 <text:s text:c="7"/>68 openat</text:p>
      <text:p text:style-name="P22"><text:s text:c="2"/>3,12 <text:s text:c="3"/>0,000118 <text:s text:c="9"/>14 <text:s text:c="8"/>8 <text:s text:c="10"/>munmap</text:p>
      <text:p text:style-name="P22"><text:s text:c="2"/>2,46 <text:s text:c="3"/>0,000093 <text:s text:c="10"/>9 <text:s text:c="7"/>10 <text:s text:c="10"/>mprotect</text:p>
      <text:p text:style-name="P22"><text:s text:c="2"/>1,64 <text:s text:c="3"/>0,000062 <text:s text:c="10"/>6 <text:s text:c="7"/>10 <text:s text:c="10"/>pread64</text:p>
      <text:p text:style-name="P22"><text:s text:c="2"/>1,51 <text:s text:c="3"/>0,000057 <text:s text:c="10"/>6 <text:s text:c="8"/>9 <text:s text:c="10"/>read</text:p>
      <text:p text:style-name="P22"><text:s text:c="2"/>1,24 <text:s text:c="3"/>0,000047 <text:s text:c="10"/>3 <text:s text:c="7"/>13 <text:s text:c="10"/>fstat</text:p>
      <text:p text:style-name="P22"><text:s text:c="2"/>0,87 <text:s text:c="3"/>0,000033 <text:s text:c="10"/>2 <text:s text:c="7"/>13 <text:s text:c="10"/>close</text:p>
      <text:p text:style-name="P22"><text:s text:c="2"/>0,71 <text:s text:c="3"/>0,000027 <text:s text:c="10"/>4 <text:s text:c="8"/>6 <text:s text:c="10"/>brk</text:p>
      <text:p text:style-name="P22"><text:s text:c="2"/>0,69 <text:s text:c="3"/>0,000026 <text:s text:c="10"/>5 <text:s text:c="8"/>5 <text:s text:c="8"/>1 futex</text:p>
      <text:p text:style-name="P22"><text:s text:c="2"/>0,66 <text:s text:c="3"/>0,000025 <text:s text:c="10"/>6 <text:s text:c="8"/>4 <text:s text:c="10"/>rt_sigaction</text:p>
      <text:p text:style-name="P22"><text:s text:c="2"/>0,63 <text:s text:c="3"/>0,000024 <text:s text:c="9"/>12 <text:s text:c="8"/>2 <text:s text:c="10"/>statfs</text:p>
      <text:p text:style-name="P22"><text:s text:c="2"/>0,32 <text:s text:c="3"/>0,000012 <text:s text:c="10"/>6 <text:s text:c="8"/>2 <text:s text:c="10"/>rt_sigprocmask</text:p>
      <text:p text:style-name="P22"><text:s text:c="2"/>0,32 <text:s text:c="3"/>0,000012 <text:s text:c="10"/>3 <text:s text:c="8"/>4 <text:s text:c="8"/>2 arch_prctl</text:p>
      <text:p text:style-name="P22"><text:s text:c="2"/>0,32 <text:s text:c="3"/>0,000012 <text:s text:c="10"/>6 <text:s text:c="8"/>2 <text:s text:c="10"/>set_tid_address</text:p>
      <text:p text:style-name="P22"><text:s text:c="2"/>0,32 <text:s text:c="3"/>0,000012 <text:s text:c="10"/>6 <text:s text:c="8"/>2 <text:s text:c="10"/>prlimit64</text:p>
      <text:p text:style-name="P22"><text:s text:c="2"/>0,29 <text:s text:c="3"/>0,000011 <text:s text:c="10"/>3 <text:s text:c="8"/>3 <text:s text:c="10"/>set_robust_list</text:p>
      <text:p text:style-name="P22"><text:s text:c="2"/>0,00 <text:s text:c="3"/>0,000000 <text:s text:c="10"/>0 <text:s text:c="8"/>2 <text:s text:c="10"/>write</text:p>
      <text:p text:style-name="P22"><text:s text:c="2"/>0,00 <text:s text:c="3"/>0,000000 <text:s text:c="10"/>0 <text:s text:c="7"/>16 <text:s text:c="7"/>14 stat</text:p>
      <text:p text:style-name="P22"><text:s text:c="2"/>0,00 <text:s text:c="3"/>0,000000 <text:s text:c="10"/>0 <text:s text:c="8"/>2 <text:s text:c="8"/>2 access</text:p>
      <text:p text:style-name="P22"><text:s text:c="2"/>0,00 <text:s text:c="3"/>0,000000 <text:s text:c="10"/>0 <text:s text:c="8"/>1 <text:s text:c="10"/>clone</text:p>
      <text:p text:style-name="P22"><text:s text:c="2"/>0,00 <text:s text:c="3"/>0,000000 <text:s text:c="10"/>0 <text:s text:c="8"/>2 <text:s text:c="10"/>execve</text:p>
      <text:p text:style-name="P22"><text:s text:c="2"/>0,00 <text:s text:c="3"/>0,000000 <text:s text:c="10"/>0 <text:s text:c="8"/>1 <text:s text:c="10"/>ftruncate</text:p>
      <text:p text:style-name="P22"><text:s text:c="2"/>0,00 <text:s text:c="3"/>0,000000 <text:s text:c="10"/>0 <text:s text:c="8"/>1 <text:s text:c="10"/>unlink</text:p>
      <text:p text:style-name="P22">------ ----------- ----------- --------- --------- ----------</text:p>
      <text:p text:style-name="P22"/>
      <text:p text:style-name="P40"><text:soft-page-break/>3.3 ЛР № 5: strace и ltrace</text:p>
      <text:p text:style-name="P29">strace:</text:p>
      <text:p text:style-name="P17"/>
      <text:p text:style-name="P24">execve("./dynMain", ["./dynMain"], 0x7ffc9dd37e00 /* 55 vars */) = 0</text:p>
      <text:p text:style-name="P24">brk(NULL) <text:s text:c="30"/>= 0x5611987a3000</text:p>
      <text:p text:style-name="P24">arch_prctl(0x3001 /* ARCH_??? */, 0x7ffe4043d6e0) = -1 EINVAL (Недопустимый аргумент)</text:p>
      <text:p text:style-name="P24">access("/etc/ld.so.preload", R_OK) <text:s text:c="5"/>= -1 ENOENT (Нет такого файла или каталога)</text:p>
      <text:p text:style-name="P24">openat(AT_FDCWD, "tls/haswell/x86_64/libdl.so.2", O_RDONLY|O_CLOEXEC) = -1 ENOENT (Нет такого файла или каталога)</text:p>
      <text:p text:style-name="P24">openat(AT_FDCWD, "tls/haswell/libdl.so.2", O_RDONLY|O_CLOEXEC) = -1 ENOENT (Нет такого файла или каталога)</text:p>
      <text:p text:style-name="P24">openat(AT_FDCWD, "tls/x86_64/libdl.so.2", O_RDONLY|O_CLOEXEC) = -1 ENOENT (Нет такого файла или каталога)</text:p>
      <text:p text:style-name="P24">openat(AT_FDCWD, "tls/libdl.so.2", O_RDONLY|O_CLOEXEC) = -1 ENOENT (Нет такого файла или каталога)</text:p>
      <text:p text:style-name="P24">openat(AT_FDCWD, "haswell/x86_64/libdl.so.2", O_RDONLY|O_CLOEXEC) = -1 ENOENT (Нет такого файла или каталога)</text:p>
      <text:p text:style-name="P24">openat(AT_FDCWD, "haswell/libdl.so.2", O_RDONLY|O_CLOEXEC) = -1 ENOENT (Нет такого файла или каталога)</text:p>
      <text:p text:style-name="P24">openat(AT_FDCWD, "x86_64/libdl.so.2", O_RDONLY|O_CLOEXEC) = -1 ENOENT (Нет такого файла или каталога)</text:p>
      <text:p text:style-name="P24">openat(AT_FDCWD, "libdl.so.2", O_RDONLY|O_CLOEXEC) = -1 ENOENT (Нет такого файла или каталога)</text:p>
      <text:p text:style-name="P24">openat(AT_FDCWD, "/usr/local/lib/tls/haswell/x86_64/libdl.so.2", O_RDONLY|O_CLOEXEC) = -1 ENOENT (Нет такого файла или каталога)</text:p>
      <text:p text:style-name="P24">stat("/usr/local/lib/tls/haswell/x86_64", 0x7ffe4043c880) = -1 ENOENT (Нет такого файла или каталога)</text:p>
      <text:p text:style-name="P24">openat(AT_FDCWD, "/usr/local/lib/tls/haswell/libdl.so.2", O_RDONLY|O_CLOEXEC) = -1 ENOENT (Нет такого файла или каталога)</text:p>
      <text:p text:style-name="P24">stat("/usr/local/lib/tls/haswell", 0x7ffe4043c880) = -1 ENOENT (Нет такого файла или каталога)</text:p>
      <text:p text:style-name="P24">openat(AT_FDCWD, "/usr/local/lib/tls/x86_64/libdl.so.2", O_RDONLY|O_CLOEXEC) = -1 ENOENT (Нет такого файла или каталога)</text:p>
      <text:p text:style-name="P24">stat("/usr/local/lib/tls/x86_64", 0x7ffe4043c880) = -1 ENOENT (Нет такого файла или каталога)</text:p>
      <text:p text:style-name="P24">openat(AT_FDCWD, "/usr/local/lib/tls/libdl.so.2", O_RDONLY|O_CLOEXEC) = -1 ENOENT (Нет такого файла или каталога)</text:p>
      <text:p text:style-name="P24">stat("/usr/local/lib/tls", 0x7ffe4043c880) = -1 ENOENT (Нет такого файла или каталога)</text:p>
      <text:p text:style-name="P24">openat(AT_FDCWD, "/usr/local/lib/haswell/x86_64/libdl.so.2", O_RDONLY|O_CLOEXEC) = -1 ENOENT (Нет такого файла или каталога)</text:p>
      <text:p text:style-name="P24">stat("/usr/local/lib/haswell/x86_64", 0x7ffe4043c880) = -1 ENOENT (Нет такого файла или каталога)</text:p>
      <text:p text:style-name="P24">openat(AT_FDCWD, "/usr/local/lib/haswell/libdl.so.2", O_RDONLY|O_CLOEXEC) = -1 ENOENT (Нет такого файла или каталога)</text:p>
      <text:p text:style-name="P24">stat("/usr/local/lib/haswell", 0x7ffe4043c880) = -1 ENOENT (Нет такого файла или каталога)</text:p>
      <text:p text:style-name="P24">openat(AT_FDCWD, "/usr/local/lib/x86_64/libdl.so.2", O_RDONLY|O_CLOEXEC) = -1 ENOENT (Нет такого файла или каталога)</text:p>
      <text:p text:style-name="P24">stat("/usr/local/lib/x86_64", 0x7ffe4043c880) = -1 ENOENT (Нет такого файла или каталога)</text:p>
      <text:p text:style-name="P24">openat(AT_FDCWD, "/usr/local/lib/libdl.so.2", O_RDONLY|O_CLOEXEC) = -1 ENOENT (Нет такого файла или каталога)</text:p>
      <text:p text:style-name="P24">stat("/usr/local/lib", {st_mode=S_IFDIR|0755, st_size=12288, ...}) = 0</text:p>
      <text:p text:style-name="P24">openat(AT_FDCWD, "./tls/haswell/x86_64/libdl.so.2", O_RDONLY|O_CLOEXEC) = -1 ENOENT (Нет такого файла или каталога)</text:p>
      <text:p text:style-name="P24">openat(AT_FDCWD, "./tls/haswell/libdl.so.2", O_RDONLY|O_CLOEXEC) = -1 ENOENT (Нет такого файла или каталога)</text:p>
      <text:p text:style-name="P24">openat(AT_FDCWD, "./tls/x86_64/libdl.so.2", O_RDONLY|O_CLOEXEC) = -1 ENOENT (Нет такого файла или каталога)</text:p>
      <text:p text:style-name="P24">openat(AT_FDCWD, "./tls/libdl.so.2", O_RDONLY|O_CLOEXEC) = -1 ENOENT (Нет такого файла или каталога)</text:p>
      <text:p text:style-name="P24"><text:soft-page-break/>openat(AT_FDCWD, "./haswell/x86_64/libdl.so.2", O_RDONLY|O_CLOEXEC) = -1 ENOENT (Нет такого файла или каталога)</text:p>
      <text:p text:style-name="P24">openat(AT_FDCWD, "./haswell/libdl.so.2", O_RDONLY|O_CLOEXEC) = -1 ENOENT (Нет такого файла или каталога)</text:p>
      <text:p text:style-name="P24">openat(AT_FDCWD, "./x86_64/libdl.so.2", O_RDONLY|O_CLOEXEC) = -1 ENOENT (Нет такого файла или каталога)</text:p>
      <text:p text:style-name="P24">openat(AT_FDCWD, "./libdl.so.2", O_RDONLY|O_CLOEXEC) = -1 ENOENT (Нет такого файла или каталога)</text:p>
      <text:p text:style-name="P24">openat(AT_FDCWD, "/etc/ld.so.cache", O_RDONLY|O_CLOEXEC) = 3</text:p>
      <text:p text:style-name="P24">fstat(3, {st_mode=S_IFREG|0644, st_size=329160, ...}) = 0</text:p>
      <text:p text:style-name="P24">mmap(NULL, 329160, PROT_READ, MAP_PRIVATE, 3, 0) = 0x7f9690e4a000</text:p>
      <text:p text:style-name="P24">close(3) <text:s text:c="31"/>= 0</text:p>
      <text:p text:style-name="P24">openat(AT_FDCWD, "/usr/lib/libdl.so.2", O_RDONLY|O_CLOEXEC) = 3</text:p>
      <text:p text:style-name="P24">read(3, "\177ELF\2\1\1\0\0\0\0\0\0\0\0\0\3\0&gt;\0\1\0\0\0\20\22\0\0\0\0\0\0"..., 832) = 832</text:p>
      <text:p text:style-name="P24">fstat(3, {st_mode=S_IFREG|0755, st_size=18608, ...}) = 0</text:p>
      <text:p text:style-name="P24">mmap(NULL, 8192, PROT_READ|PROT_WRITE, MAP_PRIVATE|MAP_ANONYMOUS, -1, 0) = 0x7f9690e48000</text:p>
      <text:p text:style-name="P24">mmap(NULL, 20624, PROT_READ, MAP_PRIVATE|MAP_DENYWRITE, 3, 0) = 0x7f9690e42000</text:p>
      <text:p text:style-name="P24">mmap(0x7f9690e43000, 8192, PROT_READ|PROT_EXEC, MAP_PRIVATE|MAP_FIXED|MAP_DENYWRITE, 3, 0x1000) = 0x7f9690e43000</text:p>
      <text:p text:style-name="P24">mmap(0x7f9690e45000, 4096, PROT_READ, MAP_PRIVATE|MAP_FIXED|MAP_DENYWRITE, 3, 0x3000) = 0x7f9690e45000</text:p>
      <text:p text:style-name="P24">mmap(0x7f9690e46000, 8192, PROT_READ|PROT_WRITE, MAP_PRIVATE|MAP_FIXED|MAP_DENYWRITE, 3, 0x3000) = 0x7f9690e46000</text:p>
      <text:p text:style-name="P24">close(3) <text:s text:c="31"/>= 0</text:p>
      <text:p text:style-name="P24">openat(AT_FDCWD, "tls/haswell/x86_64/libc.so.6", O_RDONLY|O_CLOEXEC) = -1 ENOENT (Нет такого файла или каталога)</text:p>
      <text:p text:style-name="P24">openat(AT_FDCWD, "tls/haswell/libc.so.6", O_RDONLY|O_CLOEXEC) = -1 ENOENT (Нет такого файла или каталога)</text:p>
      <text:p text:style-name="P24">openat(AT_FDCWD, "tls/x86_64/libc.so.6", O_RDONLY|O_CLOEXEC) = -1 ENOENT (Нет такого файла или каталога)</text:p>
      <text:p text:style-name="P24">openat(AT_FDCWD, "tls/libc.so.6", O_RDONLY|O_CLOEXEC) = -1 ENOENT (Нет такого файла или каталога)</text:p>
      <text:p text:style-name="P24">openat(AT_FDCWD, "haswell/x86_64/libc.so.6", O_RDONLY|O_CLOEXEC) = -1 ENOENT (Нет такого файла или каталога)</text:p>
      <text:p text:style-name="P24">openat(AT_FDCWD, "haswell/libc.so.6", O_RDONLY|O_CLOEXEC) = -1 ENOENT (Нет такого файла или каталога)</text:p>
      <text:p text:style-name="P24">openat(AT_FDCWD, "x86_64/libc.so.6", O_RDONLY|O_CLOEXEC) = -1 ENOENT (Нет такого файла или каталога)</text:p>
      <text:p text:style-name="P24">openat(AT_FDCWD, "libc.so.6", O_RDONLY|O_CLOEXEC) = -1 ENOENT (Нет такого файла или каталога)</text:p>
      <text:p text:style-name="P24">openat(AT_FDCWD, "/usr/local/lib/libc.so.6", O_RDONLY|O_CLOEXEC) = -1 ENOENT (Нет такого файла или каталога)</text:p>
      <text:p text:style-name="P24">openat(AT_FDCWD, "./tls/haswell/x86_64/libc.so.6", O_RDONLY|O_CLOEXEC) = -1 ENOENT (Нет такого файла или каталога)</text:p>
      <text:p text:style-name="P24">openat(AT_FDCWD, "./tls/haswell/libc.so.6", O_RDONLY|O_CLOEXEC) = -1 ENOENT (Нет такого файла или каталога)</text:p>
      <text:p text:style-name="P24">openat(AT_FDCWD, "./tls/x86_64/libc.so.6", O_RDONLY|O_CLOEXEC) = -1 ENOENT (Нет такого файла или каталога)</text:p>
      <text:p text:style-name="P24">openat(AT_FDCWD, "./tls/libc.so.6", O_RDONLY|O_CLOEXEC) = -1 ENOENT (Нет такого файла или каталога)</text:p>
      <text:p text:style-name="P24">openat(AT_FDCWD, "./haswell/x86_64/libc.so.6", O_RDONLY|O_CLOEXEC) = -1 ENOENT (Нет такого файла или каталога)</text:p>
      <text:p text:style-name="P24">openat(AT_FDCWD, "./haswell/libc.so.6", O_RDONLY|O_CLOEXEC) = -1 ENOENT (Нет такого файла или каталога)</text:p>
      <text:p text:style-name="P24">openat(AT_FDCWD, "./x86_64/libc.so.6", O_RDONLY|O_CLOEXEC) = -1 ENOENT (Нет такого файла или каталога)</text:p>
      <text:p text:style-name="P24">openat(AT_FDCWD, "./libc.so.6", O_RDONLY|O_CLOEXEC) = -1 ENOENT (Нет такого файла или каталога)</text:p>
      <text:p text:style-name="P24"><text:soft-page-break/>openat(AT_FDCWD, "/usr/lib/libc.so.6", O_RDONLY|O_CLOEXEC) = 3</text:p>
      <text:p text:style-name="P24">read(3, "\177ELF\2\1\1\3\0\0\0\0\0\0\0\0\3\0&gt;\0\1\0\0\0\220\202\2\0\0\0\0\0"..., 832) = 832</text:p>
      <text:p text:style-name="P24">pread64(3, "\6\0\0\0\4\0\0\0@\0\0\0\0\0\0\0@\0\0\0\0\0\0\0@\0\0\0\0\0\0\0"..., 784, 64) = 784</text:p>
      <text:p text:style-name="P24">pread64(3, "\4\0\0\0\20\0\0\0\5\0\0\0GNU\0\2\0\0\300\4\0\0\0\3\0\0\0\0\0\0\0", 32, 848) = 32</text:p>
      <text:p text:style-name="P24">pread64(3, "\4\0\0\0\24\0\0\0\3\0\0\0GNU\0\207\360\21\247\344\314?\306\nT\320\323\335i\16t"..., 68, 880) = 68</text:p>
      <text:p text:style-name="P24">fstat(3, {st_mode=S_IFREG|0755, st_size=2159552, ...}) = 0</text:p>
      <text:p text:style-name="P24">pread64(3, "\6\0\0\0\4\0\0\0@\0\0\0\0\0\0\0@\0\0\0\0\0\0\0@\0\0\0\0\0\0\0"..., 784, 64) = 784</text:p>
      <text:p text:style-name="P24">mmap(NULL, 1868448, PROT_READ, MAP_PRIVATE|MAP_DENYWRITE, 3, 0) = 0x7f9690c79000</text:p>
      <text:p text:style-name="P24">mmap(0x7f9690c9f000, 1363968, PROT_READ|PROT_EXEC, MAP_PRIVATE|MAP_FIXED|MAP_DENYWRITE, 3, 0x26000) = 0x7f9690c9f000</text:p>
      <text:p text:style-name="P24">mmap(0x7f9690dec000, 311296, PROT_READ, MAP_PRIVATE|MAP_FIXED|MAP_DENYWRITE, 3, 0x173000) = 0x7f9690dec000</text:p>
      <text:p text:style-name="P24">mmap(0x7f9690e38000, 24576, PROT_READ|PROT_WRITE, MAP_PRIVATE|MAP_FIXED|MAP_DENYWRITE, 3, 0x1be000) = 0x7f9690e38000</text:p>
      <text:p text:style-name="P24">mmap(0x7f9690e3e000, 12960, PROT_READ|PROT_WRITE, MAP_PRIVATE|MAP_FIXED|MAP_ANONYMOUS, -1, 0) = 0x7f9690e3e000</text:p>
      <text:p text:style-name="P24">close(3) <text:s text:c="31"/>= 0</text:p>
      <text:p text:style-name="P24">mmap(NULL, 12288, PROT_READ|PROT_WRITE, MAP_PRIVATE|MAP_ANONYMOUS, -1, 0) = 0x7f9690c76000</text:p>
      <text:p text:style-name="P24">arch_prctl(ARCH_SET_FS, 0x7f9690c76740) = 0</text:p>
      <text:p text:style-name="P24">mprotect(0x7f9690e38000, 12288, PROT_READ) = 0</text:p>
      <text:p text:style-name="P24">mprotect(0x7f9690e46000, 4096, PROT_READ) = 0</text:p>
      <text:p text:style-name="P24">mprotect(0x561197db8000, 4096, PROT_READ) = 0</text:p>
      <text:p text:style-name="P24">mprotect(0x7f9690ec7000, 4096, PROT_READ) = 0</text:p>
      <text:p text:style-name="P24">munmap(0x7f9690e4a000, 329160) <text:s text:c="9"/>= 0</text:p>
      <text:p text:style-name="P24">openat(AT_FDCWD, "tls/haswell/x86_64/libfirst.so", O_RDONLY|O_CLOEXEC) = -1 ENOENT (Нет такого файла или каталога)</text:p>
      <text:p text:style-name="P24">openat(AT_FDCWD, "tls/haswell/libfirst.so", O_RDONLY|O_CLOEXEC) = -1 ENOENT (Нет такого файла или каталога)</text:p>
      <text:p text:style-name="P24">openat(AT_FDCWD, "tls/x86_64/libfirst.so", O_RDONLY|O_CLOEXEC) = -1 ENOENT (Нет такого файла или каталога)</text:p>
      <text:p text:style-name="P24">openat(AT_FDCWD, "tls/libfirst.so", O_RDONLY|O_CLOEXEC) = -1 ENOENT (Нет такого файла или каталога)</text:p>
      <text:p text:style-name="P24">openat(AT_FDCWD, "haswell/x86_64/libfirst.so", O_RDONLY|O_CLOEXEC) = -1 ENOENT (Нет такого файла или каталога)</text:p>
      <text:p text:style-name="P24">openat(AT_FDCWD, "haswell/libfirst.so", O_RDONLY|O_CLOEXEC) = -1 ENOENT (Нет такого файла или каталога)</text:p>
      <text:p text:style-name="P24">openat(AT_FDCWD, "x86_64/libfirst.so", O_RDONLY|O_CLOEXEC) = -1 ENOENT (Нет такого файла или каталога)</text:p>
      <text:p text:style-name="P24">openat(AT_FDCWD, "libfirst.so", O_RDONLY|O_CLOEXEC) = 3</text:p>
      <text:p text:style-name="P24">read(3, "\177ELF\2\1\1\0\0\0\0\0\0\0\0\0\3\0&gt;\0\1\0\0\0\200\20\0\0\0\0\0\0"..., 832) = 832</text:p>
      <text:p text:style-name="P24">brk(NULL) <text:s text:c="30"/>= 0x5611987a3000</text:p>
      <text:p text:style-name="P24">brk(0x5611987c4000) <text:s text:c="20"/>= 0x5611987c4000</text:p>
      <text:p text:style-name="P24">fstat(3, {st_mode=S_IFREG|0755, st_size=17784, ...}) = 0</text:p>
      <text:p text:style-name="P24">getcwd("/home/sakost/university/2 course/os/5 lab/cmake-build-debug", 128) = 60</text:p>
      <text:p text:style-name="P24">mmap(NULL, 16464, PROT_READ, MAP_PRIVATE|MAP_DENYWRITE, 3, 0) = 0x7f9690e96000</text:p>
      <text:p text:style-name="P24">mmap(0x7f9690e97000, 4096, PROT_READ|PROT_EXEC, MAP_PRIVATE|MAP_FIXED|MAP_DENYWRITE, 3, 0x1000) = 0x7f9690e97000</text:p>
      <text:p text:style-name="P24">mmap(0x7f9690e98000, 4096, PROT_READ, MAP_PRIVATE|MAP_FIXED|MAP_DENYWRITE, 3, 0x2000) = 0x7f9690e98000</text:p>
      <text:p text:style-name="P24">mmap(0x7f9690e99000, 8192, PROT_READ|PROT_WRITE, MAP_PRIVATE|MAP_FIXED|MAP_DENYWRITE, 3, 0x2000) = 0x7f9690e99000</text:p>
      <text:p text:style-name="P24">close(3) <text:s text:c="31"/>= 0</text:p>
      <text:p text:style-name="P24">openat(AT_FDCWD, "tls/haswell/x86_64/libm.so.6", O_RDONLY|O_CLOEXEC) = -1 ENOENT (Нет такого файла или каталога)</text:p>
      <text:p text:style-name="P24"><text:soft-page-break/>openat(AT_FDCWD, "tls/haswell/libm.so.6", O_RDONLY|O_CLOEXEC) = -1 ENOENT (Нет такого файла или каталога)</text:p>
      <text:p text:style-name="P24">openat(AT_FDCWD, "tls/x86_64/libm.so.6", O_RDONLY|O_CLOEXEC) = -1 ENOENT (Нет такого файла или каталога)</text:p>
      <text:p text:style-name="P24">openat(AT_FDCWD, "tls/libm.so.6", O_RDONLY|O_CLOEXEC) = -1 ENOENT (Нет такого файла или каталога)</text:p>
      <text:p text:style-name="P24">openat(AT_FDCWD, "haswell/x86_64/libm.so.6", O_RDONLY|O_CLOEXEC) = -1 ENOENT (Нет такого файла или каталога)</text:p>
      <text:p text:style-name="P24">openat(AT_FDCWD, "haswell/libm.so.6", O_RDONLY|O_CLOEXEC) = -1 ENOENT (Нет такого файла или каталога)</text:p>
      <text:p text:style-name="P24">openat(AT_FDCWD, "x86_64/libm.so.6", O_RDONLY|O_CLOEXEC) = -1 ENOENT (Нет такого файла или каталога)</text:p>
      <text:p text:style-name="P24">openat(AT_FDCWD, "libm.so.6", O_RDONLY|O_CLOEXEC) = -1 ENOENT (Нет такого файла или каталога)</text:p>
      <text:p text:style-name="P24">openat(AT_FDCWD, "/usr/local/lib/libm.so.6", O_RDONLY|O_CLOEXEC) = -1 ENOENT (Нет такого файла или каталога)</text:p>
      <text:p text:style-name="P24">openat(AT_FDCWD, "./tls/haswell/x86_64/libm.so.6", O_RDONLY|O_CLOEXEC) = -1 ENOENT (Нет такого файла или каталога)</text:p>
      <text:p text:style-name="P24">openat(AT_FDCWD, "./tls/haswell/libm.so.6", O_RDONLY|O_CLOEXEC) = -1 ENOENT (Нет такого файла или каталога)</text:p>
      <text:p text:style-name="P24">openat(AT_FDCWD, "./tls/x86_64/libm.so.6", O_RDONLY|O_CLOEXEC) = -1 ENOENT (Нет такого файла или каталога)</text:p>
      <text:p text:style-name="P24">openat(AT_FDCWD, "./tls/libm.so.6", O_RDONLY|O_CLOEXEC) = -1 ENOENT (Нет такого файла или каталога)</text:p>
      <text:p text:style-name="P24">openat(AT_FDCWD, "./haswell/x86_64/libm.so.6", O_RDONLY|O_CLOEXEC) = -1 ENOENT (Нет такого файла или каталога)</text:p>
      <text:p text:style-name="P24">openat(AT_FDCWD, "./haswell/libm.so.6", O_RDONLY|O_CLOEXEC) = -1 ENOENT (Нет такого файла или каталога)</text:p>
      <text:p text:style-name="P24">openat(AT_FDCWD, "./x86_64/libm.so.6", O_RDONLY|O_CLOEXEC) = -1 ENOENT (Нет такого файла или каталога)</text:p>
      <text:p text:style-name="P24">openat(AT_FDCWD, "./libm.so.6", O_RDONLY|O_CLOEXEC) = -1 ENOENT (Нет такого файла или каталога)</text:p>
      <text:p text:style-name="P24">openat(AT_FDCWD, "/etc/ld.so.cache", O_RDONLY|O_CLOEXEC) = 3</text:p>
      <text:p text:style-name="P24">fstat(3, {st_mode=S_IFREG|0644, st_size=329160, ...}) = 0</text:p>
      <text:p text:style-name="P24">mmap(NULL, 329160, PROT_READ, MAP_PRIVATE, 3, 0) = 0x7f9690c25000</text:p>
      <text:p text:style-name="P24">close(3) <text:s text:c="31"/>= 0</text:p>
      <text:p text:style-name="P24">openat(AT_FDCWD, "/usr/lib/libm.so.6", O_RDONLY|O_CLOEXEC) = 3</text:p>
      <text:p text:style-name="P24">read(3, "\177ELF\2\1\1\3\0\0\0\0\0\0\0\0\3\0&gt;\0\1\0\0\0\260\363\0\0\0\0\0\0"..., 832) = 832</text:p>
      <text:p text:style-name="P24">fstat(3, {st_mode=S_IFREG|0755, st_size=1332096, ...}) = 0</text:p>
      <text:p text:style-name="P24">mmap(NULL, 1331224, PROT_READ, MAP_PRIVATE|MAP_DENYWRITE, 3, 0) = 0x7f9690adf000</text:p>
      <text:p text:style-name="P24">mmap(0x7f9690aee000, 638976, PROT_READ|PROT_EXEC, MAP_PRIVATE|MAP_FIXED|MAP_DENYWRITE, 3, 0xf000) = 0x7f9690aee000</text:p>
      <text:p text:style-name="P24">mmap(0x7f9690b8a000, 626688, PROT_READ, MAP_PRIVATE|MAP_FIXED|MAP_DENYWRITE, 3, 0xab000) = 0x7f9690b8a000</text:p>
      <text:p text:style-name="P24">mmap(0x7f9690c23000, 8192, PROT_READ|PROT_WRITE, MAP_PRIVATE|MAP_FIXED|MAP_DENYWRITE, 3, 0x143000) = 0x7f9690c23000</text:p>
      <text:p text:style-name="P24">close(3) <text:s text:c="31"/>= 0</text:p>
      <text:p text:style-name="P24">mprotect(0x7f9690c23000, 4096, PROT_READ) = 0</text:p>
      <text:p text:style-name="P24">mprotect(0x7f9690e99000, 4096, PROT_READ) = 0</text:p>
      <text:p text:style-name="P24">munmap(0x7f9690c25000, 329160) <text:s text:c="9"/>= 0</text:p>
      <text:p text:style-name="P24">fstat(0, {st_mode=S_IFCHR|0620, st_rdev=makedev(0x88, 0x1), ...}) = 0</text:p>
      <text:p text:style-name="P24">read(0, 0</text:p>
      <text:p text:style-name="P24">"0\n", 1024) <text:s text:c="19"/>= 2</text:p>
      <text:p text:style-name="P24">munmap(0x7f9690e96000, 16464) <text:s text:c="10"/>= 0</text:p>
      <text:p text:style-name="P24">munmap(0x7f9690adf000, 1331224) <text:s text:c="8"/>= 0</text:p>
      <text:p text:style-name="P24">openat(AT_FDCWD, "tls/haswell/x86_64/libsecond.so", O_RDONLY|O_CLOEXEC) = -1 ENOENT (Нет такого файла или каталога)</text:p>
      <text:p text:style-name="P24"><text:soft-page-break/>openat(AT_FDCWD, "tls/haswell/libsecond.so", O_RDONLY|O_CLOEXEC) = -1 ENOENT (Нет такого файла или каталога)</text:p>
      <text:p text:style-name="P24">openat(AT_FDCWD, "tls/x86_64/libsecond.so", O_RDONLY|O_CLOEXEC) = -1 ENOENT (Нет такого файла или каталога)</text:p>
      <text:p text:style-name="P24">openat(AT_FDCWD, "tls/libsecond.so", O_RDONLY|O_CLOEXEC) = -1 ENOENT (Нет такого файла или каталога)</text:p>
      <text:p text:style-name="P24">openat(AT_FDCWD, "haswell/x86_64/libsecond.so", O_RDONLY|O_CLOEXEC) = -1 ENOENT (Нет такого файла или каталога)</text:p>
      <text:p text:style-name="P24">openat(AT_FDCWD, "haswell/libsecond.so", O_RDONLY|O_CLOEXEC) = -1 ENOENT (Нет такого файла или каталога)</text:p>
      <text:p text:style-name="P24">openat(AT_FDCWD, "x86_64/libsecond.so", O_RDONLY|O_CLOEXEC) = -1 ENOENT (Нет такого файла или каталога)</text:p>
      <text:p text:style-name="P24">openat(AT_FDCWD, "libsecond.so", O_RDONLY|O_CLOEXEC) = 3</text:p>
      <text:p text:style-name="P24">read(3, "\177ELF\2\1\1\0\0\0\0\0\0\0\0\0\3\0&gt;\0\1\0\0\0\200\20\0\0\0\0\0\0"..., 832) = 832</text:p>
      <text:p text:style-name="P24">fstat(3, {st_mode=S_IFREG|0755, st_size=17864, ...}) = 0</text:p>
      <text:p text:style-name="P24">getcwd("/home/sakost/university/2 course/os/5 lab/cmake-build-debug", 128) = 60</text:p>
      <text:p text:style-name="P24">mmap(NULL, 16464, PROT_READ, MAP_PRIVATE|MAP_DENYWRITE, 3, 0) = 0x7f9690e96000</text:p>
      <text:p text:style-name="P24">mmap(0x7f9690e97000, 4096, PROT_READ|PROT_EXEC, MAP_PRIVATE|MAP_FIXED|MAP_DENYWRITE, 3, 0x1000) = 0x7f9690e97000</text:p>
      <text:p text:style-name="P24">mmap(0x7f9690e98000, 4096, PROT_READ, MAP_PRIVATE|MAP_FIXED|MAP_DENYWRITE, 3, 0x2000) = 0x7f9690e98000</text:p>
      <text:p text:style-name="P24">mmap(0x7f9690e99000, 8192, PROT_READ|PROT_WRITE, MAP_PRIVATE|MAP_FIXED|MAP_DENYWRITE, 3, 0x2000) = 0x7f9690e99000</text:p>
      <text:p text:style-name="P24">close(3) <text:s text:c="31"/>= 0</text:p>
      <text:p text:style-name="P24">openat(AT_FDCWD, "tls/haswell/x86_64/libm.so.6", O_RDONLY|O_CLOEXEC) = -1 ENOENT (Нет такого файла или каталога)</text:p>
      <text:p text:style-name="P24">openat(AT_FDCWD, "tls/haswell/libm.so.6", O_RDONLY|O_CLOEXEC) = -1 ENOENT (Нет такого файла или каталога)</text:p>
      <text:p text:style-name="P24">openat(AT_FDCWD, "tls/x86_64/libm.so.6", O_RDONLY|O_CLOEXEC) = -1 ENOENT (Нет такого файла или каталога)</text:p>
      <text:p text:style-name="P24">openat(AT_FDCWD, "tls/libm.so.6", O_RDONLY|O_CLOEXEC) = -1 ENOENT (Нет такого файла или каталога)</text:p>
      <text:p text:style-name="P24">openat(AT_FDCWD, "haswell/x86_64/libm.so.6", O_RDONLY|O_CLOEXEC) = -1 ENOENT (Нет такого файла или каталога)</text:p>
      <text:p text:style-name="P24">openat(AT_FDCWD, "haswell/libm.so.6", O_RDONLY|O_CLOEXEC) = -1 ENOENT (Нет такого файла или каталога)</text:p>
      <text:p text:style-name="P24">openat(AT_FDCWD, "x86_64/libm.so.6", O_RDONLY|O_CLOEXEC) = -1 ENOENT (Нет такого файла или каталога)</text:p>
      <text:p text:style-name="P24">openat(AT_FDCWD, "libm.so.6", O_RDONLY|O_CLOEXEC) = -1 ENOENT (Нет такого файла или каталога)</text:p>
      <text:p text:style-name="P24">openat(AT_FDCWD, "/usr/local/lib/libm.so.6", O_RDONLY|O_CLOEXEC) = -1 ENOENT (Нет такого файла или каталога)</text:p>
      <text:p text:style-name="P24">openat(AT_FDCWD, "./tls/haswell/x86_64/libm.so.6", O_RDONLY|O_CLOEXEC) = -1 ENOENT (Нет такого файла или каталога)</text:p>
      <text:p text:style-name="P24">openat(AT_FDCWD, "./tls/haswell/libm.so.6", O_RDONLY|O_CLOEXEC) = -1 ENOENT (Нет такого файла или каталога)</text:p>
      <text:p text:style-name="P24">openat(AT_FDCWD, "./tls/x86_64/libm.so.6", O_RDONLY|O_CLOEXEC) = -1 ENOENT (Нет такого файла или каталога)</text:p>
      <text:p text:style-name="P24">openat(AT_FDCWD, "./tls/libm.so.6", O_RDONLY|O_CLOEXEC) = -1 ENOENT (Нет такого файла или каталога)</text:p>
      <text:p text:style-name="P24">openat(AT_FDCWD, "./haswell/x86_64/libm.so.6", O_RDONLY|O_CLOEXEC) = -1 ENOENT (Нет такого файла или каталога)</text:p>
      <text:p text:style-name="P24">openat(AT_FDCWD, "./haswell/libm.so.6", O_RDONLY|O_CLOEXEC) = -1 ENOENT (Нет такого файла или каталога)</text:p>
      <text:p text:style-name="P24">openat(AT_FDCWD, "./x86_64/libm.so.6", O_RDONLY|O_CLOEXEC) = -1 ENOENT (Нет такого файла или каталога)</text:p>
      <text:p text:style-name="P24"><text:soft-page-break/>openat(AT_FDCWD, "./libm.so.6", O_RDONLY|O_CLOEXEC) = -1 ENOENT (Нет такого файла или каталога)</text:p>
      <text:p text:style-name="P24">openat(AT_FDCWD, "/etc/ld.so.cache", O_RDONLY|O_CLOEXEC) = 3</text:p>
      <text:p text:style-name="P24">fstat(3, {st_mode=S_IFREG|0644, st_size=329160, ...}) = 0</text:p>
      <text:p text:style-name="P24">mmap(NULL, 329160, PROT_READ, MAP_PRIVATE, 3, 0) = 0x7f9690c25000</text:p>
      <text:p text:style-name="P24">close(3) <text:s text:c="31"/>= 0</text:p>
      <text:p text:style-name="P24">openat(AT_FDCWD, "/usr/lib/libm.so.6", O_RDONLY|O_CLOEXEC) = 3</text:p>
      <text:p text:style-name="P24">read(3, "\177ELF\2\1\1\3\0\0\0\0\0\0\0\0\3\0&gt;\0\1\0\0\0\260\363\0\0\0\0\0\0"..., 832) = 832</text:p>
      <text:p text:style-name="P24">fstat(3, {st_mode=S_IFREG|0755, st_size=1332096, ...}) = 0</text:p>
      <text:p text:style-name="P24">mmap(NULL, 1331224, PROT_READ, MAP_PRIVATE|MAP_DENYWRITE, 3, 0) = 0x7f9690adf000</text:p>
      <text:p text:style-name="P24">mmap(0x7f9690aee000, 638976, PROT_READ|PROT_EXEC, MAP_PRIVATE|MAP_FIXED|MAP_DENYWRITE, 3, 0xf000) = 0x7f9690aee000</text:p>
      <text:p text:style-name="P24">mmap(0x7f9690b8a000, 626688, PROT_READ, MAP_PRIVATE|MAP_FIXED|MAP_DENYWRITE, 3, 0xab000) = 0x7f9690b8a000</text:p>
      <text:p text:style-name="P24">mmap(0x7f9690c23000, 8192, PROT_READ|PROT_WRITE, MAP_PRIVATE|MAP_FIXED|MAP_DENYWRITE, 3, 0x143000) = 0x7f9690c23000</text:p>
      <text:p text:style-name="P24">close(3) <text:s text:c="31"/>= 0</text:p>
      <text:p text:style-name="P24">mprotect(0x7f9690c23000, 4096, PROT_READ) = 0</text:p>
      <text:p text:style-name="P24">mprotect(0x7f9690e99000, 4096, PROT_READ) = 0</text:p>
      <text:p text:style-name="P24">munmap(0x7f9690c25000, 329160) <text:s text:c="9"/>= 0</text:p>
      <text:p text:style-name="P24">fstat(1, {st_mode=S_IFCHR|0620, st_rdev=makedev(0x88, 0x1), ...}) = 0</text:p>
      <text:p text:style-name="P24">write(1, "Ok. Contract was changed\n", 25Ok. Contract was changed</text:p>
      <text:p text:style-name="P24">) = 25</text:p>
      <text:p text:style-name="P24">write(1, "Now context is second\n", 22Now context is second</text:p>
      <text:p text:style-name="P24">) = 22</text:p>
      <text:p text:style-name="P24">read(0, 1 0 10 0.1</text:p>
      <text:p text:style-name="P24">"1 0 10 0.1\n", 1024) <text:s text:c="10"/>= 11</text:p>
      <text:p text:style-name="P24">write(1, "1.837538\n", 91.837538</text:p>
      <text:p text:style-name="P24">) <text:s text:c="14"/>= 9</text:p>
      <text:p text:style-name="P24">read(0, 2 8</text:p>
      <text:p text:style-name="P24">"2 8\n", 1024) <text:s text:c="17"/>= 4</text:p>
      <text:p text:style-name="P24">write(1, "Translate integer(8) from 10 bas"..., 44Translate integer(8) from 10 base to 3 base</text:p>
      <text:p text:style-name="P24">) = 44</text:p>
      <text:p text:style-name="P24">write(1, "22\n", 322</text:p>
      <text:p text:style-name="P24">) <text:s text:c="20"/>= 3</text:p>
      <text:p text:style-name="P24">read(0, 0</text:p>
      <text:p text:style-name="P24">"0\n", 1024) <text:s text:c="19"/>= 2</text:p>
      <text:p text:style-name="P24">munmap(0x7f9690e96000, 16464) <text:s text:c="10"/>= 0</text:p>
      <text:p text:style-name="P24">munmap(0x7f9690adf000, 1331224) <text:s text:c="8"/>= 0</text:p>
      <text:p text:style-name="P24">openat(AT_FDCWD, "tls/haswell/x86_64/libfirst.so", O_RDONLY|O_CLOEXEC) = -1 ENOENT (Нет такого файла или каталога)</text:p>
      <text:p text:style-name="P24">openat(AT_FDCWD, "tls/haswell/libfirst.so", O_RDONLY|O_CLOEXEC) = -1 ENOENT (Нет такого файла или каталога)</text:p>
      <text:p text:style-name="P24">openat(AT_FDCWD, "tls/x86_64/libfirst.so", O_RDONLY|O_CLOEXEC) = -1 ENOENT (Нет такого файла или каталога)</text:p>
      <text:p text:style-name="P24">openat(AT_FDCWD, "tls/libfirst.so", O_RDONLY|O_CLOEXEC) = -1 ENOENT (Нет такого файла или каталога)</text:p>
      <text:p text:style-name="P24">openat(AT_FDCWD, "haswell/x86_64/libfirst.so", O_RDONLY|O_CLOEXEC) = -1 ENOENT (Нет такого файла или каталога)</text:p>
      <text:p text:style-name="P24">openat(AT_FDCWD, "haswell/libfirst.so", O_RDONLY|O_CLOEXEC) = -1 ENOENT (Нет такого файла или каталога)</text:p>
      <text:p text:style-name="P24">openat(AT_FDCWD, "x86_64/libfirst.so", O_RDONLY|O_CLOEXEC) = -1 ENOENT (Нет такого файла или каталога)</text:p>
      <text:p text:style-name="P24">openat(AT_FDCWD, "libfirst.so", O_RDONLY|O_CLOEXEC) = 3</text:p>
      <text:p text:style-name="P24">read(3, "\177ELF\2\1\1\0\0\0\0\0\0\0\0\0\3\0&gt;\0\1\0\0\0\200\20\0\0\0\0\0\0"..., 832) = 832</text:p>
      <text:p text:style-name="P24">fstat(3, {st_mode=S_IFREG|0755, st_size=17784, ...}) = 0</text:p>
      <text:p text:style-name="P24"><text:soft-page-break/>getcwd("/home/sakost/university/2 course/os/5 lab/cmake-build-debug", 128) = 60</text:p>
      <text:p text:style-name="P24">mmap(NULL, 16464, PROT_READ, MAP_PRIVATE|MAP_DENYWRITE, 3, 0) = 0x7f9690e96000</text:p>
      <text:p text:style-name="P24">mmap(0x7f9690e97000, 4096, PROT_READ|PROT_EXEC, MAP_PRIVATE|MAP_FIXED|MAP_DENYWRITE, 3, 0x1000) = 0x7f9690e97000</text:p>
      <text:p text:style-name="P24">mmap(0x7f9690e98000, 4096, PROT_READ, MAP_PRIVATE|MAP_FIXED|MAP_DENYWRITE, 3, 0x2000) = 0x7f9690e98000</text:p>
      <text:p text:style-name="P24">mmap(0x7f9690e99000, 8192, PROT_READ|PROT_WRITE, MAP_PRIVATE|MAP_FIXED|MAP_DENYWRITE, 3, 0x2000) = 0x7f9690e99000</text:p>
      <text:p text:style-name="P24">close(3) <text:s text:c="31"/>= 0</text:p>
      <text:p text:style-name="P24">openat(AT_FDCWD, "tls/haswell/x86_64/libm.so.6", O_RDONLY|O_CLOEXEC) = -1 ENOENT (Нет такого файла или каталога)</text:p>
      <text:p text:style-name="P24">openat(AT_FDCWD, "tls/haswell/libm.so.6", O_RDONLY|O_CLOEXEC) = -1 ENOENT (Нет такого файла или каталога)</text:p>
      <text:p text:style-name="P24">openat(AT_FDCWD, "tls/x86_64/libm.so.6", O_RDONLY|O_CLOEXEC) = -1 ENOENT (Нет такого файла или каталога)</text:p>
      <text:p text:style-name="P24">openat(AT_FDCWD, "tls/libm.so.6", O_RDONLY|O_CLOEXEC) = -1 ENOENT (Нет такого файла или каталога)</text:p>
      <text:p text:style-name="P24">openat(AT_FDCWD, "haswell/x86_64/libm.so.6", O_RDONLY|O_CLOEXEC) = -1 ENOENT (Нет такого файла или каталога)</text:p>
      <text:p text:style-name="P24">openat(AT_FDCWD, "haswell/libm.so.6", O_RDONLY|O_CLOEXEC) = -1 ENOENT (Нет такого файла или каталога)</text:p>
      <text:p text:style-name="P24">openat(AT_FDCWD, "x86_64/libm.so.6", O_RDONLY|O_CLOEXEC) = -1 ENOENT (Нет такого файла или каталога)</text:p>
      <text:p text:style-name="P24">openat(AT_FDCWD, "libm.so.6", O_RDONLY|O_CLOEXEC) = -1 ENOENT (Нет такого файла или каталога)</text:p>
      <text:p text:style-name="P24">openat(AT_FDCWD, "/usr/local/lib/libm.so.6", O_RDONLY|O_CLOEXEC) = -1 ENOENT (Нет такого файла или каталога)</text:p>
      <text:p text:style-name="P24">openat(AT_FDCWD, "./tls/haswell/x86_64/libm.so.6", O_RDONLY|O_CLOEXEC) = -1 ENOENT (Нет такого файла или каталога)</text:p>
      <text:p text:style-name="P24">openat(AT_FDCWD, "./tls/haswell/libm.so.6", O_RDONLY|O_CLOEXEC) = -1 ENOENT (Нет такого файла или каталога)</text:p>
      <text:p text:style-name="P24">openat(AT_FDCWD, "./tls/x86_64/libm.so.6", O_RDONLY|O_CLOEXEC) = -1 ENOENT (Нет такого файла или каталога)</text:p>
      <text:p text:style-name="P24">openat(AT_FDCWD, "./tls/libm.so.6", O_RDONLY|O_CLOEXEC) = -1 ENOENT (Нет такого файла или каталога)</text:p>
      <text:p text:style-name="P24">openat(AT_FDCWD, "./haswell/x86_64/libm.so.6", O_RDONLY|O_CLOEXEC) = -1 ENOENT (Нет такого файла или каталога)</text:p>
      <text:p text:style-name="P24">openat(AT_FDCWD, "./haswell/libm.so.6", O_RDONLY|O_CLOEXEC) = -1 ENOENT (Нет такого файла или каталога)</text:p>
      <text:p text:style-name="P24">openat(AT_FDCWD, "./x86_64/libm.so.6", O_RDONLY|O_CLOEXEC) = -1 ENOENT (Нет такого файла или каталога)</text:p>
      <text:p text:style-name="P24">openat(AT_FDCWD, "./libm.so.6", O_RDONLY|O_CLOEXEC) = -1 ENOENT (Нет такого файла или каталога)</text:p>
      <text:p text:style-name="P24">openat(AT_FDCWD, "/etc/ld.so.cache", O_RDONLY|O_CLOEXEC) = 3</text:p>
      <text:p text:style-name="P24">fstat(3, {st_mode=S_IFREG|0644, st_size=329160, ...}) = 0</text:p>
      <text:p text:style-name="P24">mmap(NULL, 329160, PROT_READ, MAP_PRIVATE, 3, 0) = 0x7f9690c25000</text:p>
      <text:p text:style-name="P24">close(3) <text:s text:c="31"/>= 0</text:p>
      <text:p text:style-name="P24">openat(AT_FDCWD, "/usr/lib/libm.so.6", O_RDONLY|O_CLOEXEC) = 3</text:p>
      <text:p text:style-name="P24">read(3, "\177ELF\2\1\1\3\0\0\0\0\0\0\0\0\3\0&gt;\0\1\0\0\0\260\363\0\0\0\0\0\0"..., 832) = 832</text:p>
      <text:p text:style-name="P24">fstat(3, {st_mode=S_IFREG|0755, st_size=1332096, ...}) = 0</text:p>
      <text:p text:style-name="P24">mmap(NULL, 1331224, PROT_READ, MAP_PRIVATE|MAP_DENYWRITE, 3, 0) = 0x7f9690adf000</text:p>
      <text:p text:style-name="P24">mmap(0x7f9690aee000, 638976, PROT_READ|PROT_EXEC, MAP_PRIVATE|MAP_FIXED|MAP_DENYWRITE, 3, 0xf000) = 0x7f9690aee000</text:p>
      <text:p text:style-name="P24">mmap(0x7f9690b8a000, 626688, PROT_READ, MAP_PRIVATE|MAP_FIXED|MAP_DENYWRITE, 3, 0xab000) = 0x7f9690b8a000</text:p>
      <text:p text:style-name="P24">mmap(0x7f9690c23000, 8192, PROT_READ|PROT_WRITE, MAP_PRIVATE|MAP_FIXED|MAP_DENYWRITE, 3, 0x143000) = 0x7f9690c23000</text:p>
      <text:p text:style-name="P24"><text:soft-page-break/>close(3) <text:s text:c="31"/>= 0</text:p>
      <text:p text:style-name="P24">mprotect(0x7f9690c23000, 4096, PROT_READ) = 0</text:p>
      <text:p text:style-name="P24">mprotect(0x7f9690e99000, 4096, PROT_READ) = 0</text:p>
      <text:p text:style-name="P24">munmap(0x7f9690c25000, 329160) <text:s text:c="9"/>= 0</text:p>
      <text:p text:style-name="P24">write(1, "Ok. Contract was changed\n", 25Ok. Contract was changed</text:p>
      <text:p text:style-name="P24">) = 25</text:p>
      <text:p text:style-name="P24">write(1, "Now context is first\n", 21Now context is first</text:p>
      <text:p text:style-name="P24">) <text:s/>= 21</text:p>
      <text:p text:style-name="P24">read(0, "", 1024) <text:s text:c="22"/>= 0</text:p>
      <text:p text:style-name="P24">munmap(0x7f9690e96000, 16464) <text:s text:c="10"/>= 0</text:p>
      <text:p text:style-name="P24">munmap(0x7f9690adf000, 1331224) <text:s text:c="8"/>= 0</text:p>
      <text:p text:style-name="P24">exit_group(0) <text:s text:c="26"/>= ?</text:p>
      <text:p text:style-name="P24">+++ exited with 0 +++</text:p>
      <text:p text:style-name="P17"/>
      <text:p text:style-name="P29">ltrace:</text:p>
      <text:p text:style-name="P17"/>
      <text:p text:style-name="P24">dlopen("libfirst.so", 1) <text:s text:c="122"/>= 0x5627cb9142c0</text:p>
      <text:p text:style-name="P24">dlsym(0x5627cb9142c0, "SinIntegral") <text:s text:c="110"/>= 0x7ff4c70f5149</text:p>
      <text:p text:style-name="P24">dlsym(0x5627cb9142c0, "translation") <text:s text:c="110"/>= 0x7ff4c70f51e5</text:p>
      <text:p text:style-name="P24">dlerror() <text:s text:c="137"/>= nil</text:p>
      <text:p text:style-name="P24">__isoc99_scanf(0x5627ca94d0c6, 0x7ffc1e93cb9c, 2, 0) <text:s text:c="94"/>= 1</text:p>
      <text:p text:style-name="P24">__isoc99_scanf(0x5627ca94d081, 0x7ffc1e93cba0, 0x7ffc1e93cba4, 0x7ffc1e93cba8) <text:s text:c="68"/>= 3</text:p>
      <text:p text:style-name="P24">printf("%f\n", 1.8547561.854756</text:p>
      <text:p text:style-name="P24">) <text:s text:c="122"/>= 9</text:p>
      <text:p text:style-name="P24">__isoc99_scanf(0x5627ca94d0c6, 0x7ffc1e93cb9c, 0, 0) <text:s text:c="94"/>= 1</text:p>
      <text:p text:style-name="P24">dlclose(0x5627cb9142c0) <text:s text:c="123"/>= 0</text:p>
      <text:p text:style-name="P24">dlopen("libsecond.so", 1) <text:s text:c="121"/>= 0x5627cb9142c0</text:p>
      <text:p text:style-name="P24">dlsym(0x5627cb9142c0, "SinIntegral") <text:s text:c="110"/>= 0x7ff4c70f5149</text:p>
      <text:p text:style-name="P24">dlsym(0x5627cb9142c0, "translation") <text:s text:c="110"/>= 0x7ff4c70f5218</text:p>
      <text:p text:style-name="P24">dlerror() <text:s text:c="137"/>= nil</text:p>
      <text:p text:style-name="P24">puts("Ok. Contract was changed"Ok. Contract was changed</text:p>
      <text:p text:style-name="P24">) <text:s text:c="114"/>= 25</text:p>
      <text:p text:style-name="P24">puts("Now context is second"Now context is second</text:p>
      <text:p text:style-name="P24">) <text:s text:c="117"/>= 22</text:p>
      <text:p text:style-name="P24">__isoc99_scanf(0x5627ca94d0c6, 0x7ffc1e93cb9c, 0, 0x7ff4c6fc7f67) <text:s text:c="81"/>= 1</text:p>
      <text:p text:style-name="P24">__isoc99_scanf(0x5627ca94d08e, 0x7ffc1e93cba8, 0, 0) <text:s text:c="94"/>= 1</text:p>
      <text:p text:style-name="P24">printf("Translate integer(%ld) from 10 b"..., 8) <text:s text:c="98"/>= 37</text:p>
      <text:p text:style-name="P24">putchar(51, 0x5627ca94d0ad, 0, 0) <text:s text:c="113"/>= 51</text:p>
      <text:p text:style-name="P24">puts(" base"Translate integer(8) from 10 base to 3 base</text:p>
      <text:p text:style-name="P24">) <text:s text:c="133"/>= 6</text:p>
      <text:p text:style-name="P24">puts("22"22</text:p>
      <text:p text:style-name="P24">) <text:s text:c="136"/>= 3</text:p>
      <text:p text:style-name="P24">free(0x5627cb916690) <text:s text:c="126"/>= &lt;void&gt;</text:p>
      <text:p text:style-name="P24">__isoc99_scanf(0x5627ca94d0c6, 0x7ffc1e93cb9c, 3, 0x5627cb914010) <text:s text:c="81"/><text:soft-page-break/>= 1</text:p>
      <text:p text:style-name="P24">dlclose(0x5627cb9142c0) <text:s text:c="123"/>= 0</text:p>
      <text:p text:style-name="P24">dlopen("libfirst.so", 1) <text:s text:c="122"/>= 0x5627cb9142c0</text:p>
      <text:p text:style-name="P24">dlsym(0x5627cb9142c0, "SinIntegral") <text:s text:c="110"/>= 0x7ff4c70f5149</text:p>
      <text:p text:style-name="P24">dlsym(0x5627cb9142c0, "translation") <text:s text:c="110"/>= 0x7ff4c70f51e5</text:p>
      <text:p text:style-name="P24">dlerror() <text:s text:c="137"/>= nil</text:p>
      <text:p text:style-name="P24">puts("Ok. Contract was changed"Ok. Contract was changed</text:p>
      <text:p text:style-name="P24">) <text:s text:c="114"/>= 25</text:p>
      <text:p text:style-name="P24">puts("Now context is first"Now context is first</text:p>
      <text:p text:style-name="P24">) <text:s text:c="118"/>= 21</text:p>
      <text:p text:style-name="P24">__isoc99_scanf(0x5627ca94d0c6, 0x7ffc1e93cb9c, 0, 0x7ff4c6fc7f67) <text:s text:c="81"/>= 1</text:p>
      <text:p text:style-name="P24">__isoc99_scanf(0x5627ca94d08e, 0x7ffc1e93cba8, 0, 0) <text:s text:c="94"/>= 1</text:p>
      <text:p text:style-name="P24">printf("Translate integer(%ld) from 10 b"..., 8) <text:s text:c="98"/>= 37</text:p>
      <text:p text:style-name="P24">putchar(50, 0x5627ca94d0ad, 0, 0) <text:s text:c="113"/>= 50</text:p>
      <text:p text:style-name="P24">puts(" base"Translate integer(8) from 10 base to 2 base</text:p>
      <text:p text:style-name="P24">) <text:s text:c="133"/>= 6</text:p>
      <text:p text:style-name="P24">puts("1000"1000</text:p>
      <text:p text:style-name="P24">) <text:s text:c="134"/>= 5</text:p>
      <text:p text:style-name="P24">free(0x5627cb916970) <text:s text:c="126"/>= &lt;void&gt;</text:p>
      <text:p text:style-name="P24">__isoc99_scanf(0x5627ca94d0c6, 0x7ffc1e93cb9c, 0, 2) <text:s text:c="94"/>= 1</text:p>
      <text:p text:style-name="P24">dlclose(0x5627cb9142c0) <text:s text:c="123"/>= 0</text:p>
      <text:p text:style-name="P24">dlopen("libsecond.so", 1) <text:s text:c="121"/>= 0x5627cb9142a0</text:p>
      <text:p text:style-name="P24">dlsym(0x5627cb9142a0, "SinIntegral") <text:s text:c="110"/>= 0x7ff4c70f5149</text:p>
      <text:p text:style-name="P24">dlsym(0x5627cb9142a0, "translation") <text:s text:c="110"/>= 0x7ff4c70f5218</text:p>
      <text:p text:style-name="P24">dlerror() <text:s text:c="137"/>= nil</text:p>
      <text:p text:style-name="P24">puts("Ok. Contract was changed"Ok. Contract was changed</text:p>
      <text:p text:style-name="P24">) <text:s text:c="114"/>= 25</text:p>
      <text:p text:style-name="P24">puts("Now context is second"Now context is second</text:p>
      <text:p text:style-name="P24">) <text:s text:c="117"/>= 22</text:p>
      <text:p text:style-name="P24">__isoc99_scanf(0x5627ca94d0c6, 0x7ffc1e93cb9c, 0, 0x7ff4c6fc7f67) <text:s text:c="81"/>= 1</text:p>
      <text:p text:style-name="P24">__isoc99_scanf(0x5627ca94d081, 0x7ffc1e93cba0, 0x7ffc1e93cba4, 0x7ffc1e93cba8) <text:s text:c="68"/>= 3</text:p>
      <text:p text:style-name="P24">printf("%f\n", 1.8375381.837538</text:p>
      <text:p text:style-name="P24">) <text:s text:c="122"/>= 9</text:p>
      <text:p text:style-name="P24">__isoc99_scanf(0x5627ca94d0c6, 0x7ffc1e93cb9c, 0, 0) <text:s text:c="94"/>= 1</text:p>
      <text:p text:style-name="P24">__isoc99_scanf(0x5627ca94d08e, 0x7ffc1e93cba8, 0, 0) <text:s text:c="94"/>= 1</text:p>
      <text:p text:style-name="P24">printf("Translate integer(%ld) from 10 b"..., 9) <text:s text:c="98"/>= 37</text:p>
      <text:p text:style-name="P24">putchar(51, 0x5627ca94d0ad, 0, 0) <text:s text:c="113"/>= 51</text:p>
      <text:p text:style-name="P24">puts(" base"Translate integer(9) from 10 base to 3 base</text:p>
      <text:p text:style-name="P24">) <text:s text:c="133"/>= 6</text:p>
      <text:p text:style-name="P24">puts("100"100</text:p>
      <text:p text:style-name="P24">) <text:s text:c="135"/>= 4</text:p>
      <text:p text:style-name="P24">free(0x5627cb916bb0) <text:s text:c="126"/>= &lt;void&gt;</text:p>
      <text:p text:style-name="P24"><text:soft-page-break/>__isoc99_scanf(0x5627ca94d0c6, 0x7ffc1e93cb9c, 0, 2) <text:s text:c="94"/>= 0xffffffff</text:p>
      <text:p text:style-name="P24">dlclose(0x5627cb9142a0) <text:s text:c="123"/>= 0</text:p>
      <text:p text:style-name="P24">+++ exited (status 0) +++</text:p>
      <text:p text:style-name="P17"/>
      <text:p text:style-name="P29">strace статистика:</text:p>
      <text:p text:style-name="P17"/>
      <text:p text:style-name="P24">% time <text:s text:c="4"/>seconds <text:s/>usecs/call <text:s text:c="4"/>calls <text:s text:c="3"/>errors syscall</text:p>
      <text:p text:style-name="P24">------ ----------- ----------- --------- --------- ----------------</text:p>
      <text:p text:style-name="P24"><text:s/>39,52 <text:s text:c="3"/>0,001616 <text:s text:c="9"/>10 <text:s text:c="6"/>152 <text:s text:c="6"/>137 openat</text:p>
      <text:p text:style-name="P24"><text:s/>19,83 <text:s text:c="3"/>0,000811 <text:s text:c="9"/>16 <text:s text:c="7"/>48 <text:s text:c="10"/>mmap</text:p>
      <text:p text:style-name="P24"><text:s/>12,11 <text:s text:c="3"/>0,000495 <text:s text:c="9"/>38 <text:s text:c="7"/>13 <text:s text:c="10"/>munmap</text:p>
      <text:p text:style-name="P24"><text:s text:c="2"/>8,54 <text:s text:c="3"/>0,000349 <text:s text:c="9"/>24 <text:s text:c="7"/>14 <text:s text:c="10"/>write</text:p>
      <text:p text:style-name="P24"><text:s text:c="2"/>5,62 <text:s text:c="3"/>0,000230 <text:s text:c="9"/>15 <text:s text:c="7"/>15 <text:s text:c="10"/>close</text:p>
      <text:p text:style-name="P24"><text:s text:c="2"/>4,40 <text:s text:c="3"/>0,000180 <text:s text:c="9"/>10 <text:s text:c="7"/>17 <text:s text:c="10"/>fstat</text:p>
      <text:p text:style-name="P24"><text:s text:c="2"/>4,06 <text:s text:c="3"/>0,000166 <text:s text:c="9"/>13 <text:s text:c="7"/>12 <text:s text:c="10"/>read</text:p>
      <text:p text:style-name="P24"><text:s text:c="2"/>3,82 <text:s text:c="3"/>0,000156 <text:s text:c="9"/>13 <text:s text:c="7"/>12 <text:s text:c="10"/>mprotect</text:p>
      <text:p text:style-name="P24"><text:s text:c="2"/>1,47 <text:s text:c="3"/>0,000060 <text:s text:c="9"/>15 <text:s text:c="8"/>4 <text:s text:c="10"/>getcwd</text:p>
      <text:p text:style-name="P24"><text:s text:c="2"/>0,64 <text:s text:c="3"/>0,000026 <text:s text:c="10"/>8 <text:s text:c="8"/>3 <text:s text:c="10"/>brk</text:p>
      <text:p text:style-name="P24"><text:s text:c="2"/>0,00 <text:s text:c="3"/>0,000000 <text:s text:c="10"/>0 <text:s text:c="8"/>8 <text:s text:c="8"/>7 stat</text:p>
      <text:p text:style-name="P24"><text:s text:c="2"/>0,00 <text:s text:c="3"/>0,000000 <text:s text:c="10"/>0 <text:s text:c="8"/>4 <text:s text:c="10"/>pread64</text:p>
      <text:p text:style-name="P24"><text:s text:c="2"/>0,00 <text:s text:c="3"/>0,000000 <text:s text:c="10"/>0 <text:s text:c="8"/>1 <text:s text:c="8"/>1 access</text:p>
      <text:p text:style-name="P24"><text:s text:c="2"/>0,00 <text:s text:c="3"/>0,000000 <text:s text:c="10"/>0 <text:s text:c="8"/>1 <text:s text:c="10"/>execve</text:p>
      <text:p text:style-name="P24"><text:s text:c="2"/>0,00 <text:s text:c="3"/>0,000000 <text:s text:c="10"/>0 <text:s text:c="8"/>2 <text:s text:c="8"/>1 arch_prctl</text:p>
      <text:p text:style-name="P24">------ ----------- ----------- --------- --------- ----------------</text:p>
      <text:p text:style-name="P24">100,00 <text:s text:c="3"/>0,004089 <text:s text:c="9"/>13 <text:s text:c="6"/>306 <text:s text:c="6"/>146 total</text:p>
      <text:p text:style-name="P17"/>
      <text:p text:style-name="P29">ltrace статистика:</text:p>
      <text:p text:style-name="P17"/>
      <text:p text:style-name="P24">% time <text:s text:c="4"/>seconds <text:s/>usecs/call <text:s text:c="4"/>calls <text:s text:c="5"/>function</text:p>
      <text:p text:style-name="P24">------ ----------- ----------- --------- --------------------</text:p>
      <text:p text:style-name="P24"><text:s/>82.36 <text:s text:c="3"/>0.064789 <text:s text:c="6"/>16197 <text:s text:c="8"/>4 dlopen</text:p>
      <text:p text:style-name="P24"><text:s text:c="2"/>4.46 <text:s text:c="3"/>0.003508 <text:s text:c="8"/>877 <text:s text:c="8"/>4 dlclose</text:p>
      <text:p text:style-name="P24"><text:s text:c="2"/>4.25 <text:s text:c="3"/>0.003347 <text:s text:c="8"/>278 <text:s text:c="7"/>12 puts</text:p>
      <text:p text:style-name="P24"><text:s text:c="2"/>3.18 <text:s text:c="3"/>0.002500 <text:s text:c="8"/>178 <text:s text:c="7"/>14 __isoc99_scanf</text:p>
      <text:p text:style-name="P24"><text:s text:c="2"/>1.97 <text:s text:c="3"/>0.001552 <text:s text:c="8"/>194 <text:s text:c="8"/>8 dlsym</text:p>
      <text:p text:style-name="P24"><text:s text:c="2"/>1.20 <text:s text:c="3"/>0.000946 <text:s text:c="8"/>189 <text:s text:c="8"/>5 printf</text:p>
      <text:p text:style-name="P24"><text:s text:c="2"/>1.04 <text:s text:c="3"/>0.000819 <text:s text:c="8"/>273 <text:s text:c="8"/>3 free</text:p>
      <text:p text:style-name="P24"><text:s text:c="2"/>0.99 <text:s text:c="3"/>0.000779 <text:s text:c="8"/>194 <text:s text:c="8"/>4 dlerror</text:p>
      <text:p text:style-name="P24"><text:s text:c="2"/>0.54 <text:s text:c="3"/>0.000423 <text:s text:c="8"/>141 <text:s text:c="8"/>3 putchar</text:p>
      <text:p text:style-name="P24">------ ----------- ----------- --------- --------------------</text:p>
      <text:p text:style-name="P24">100.00 <text:s text:c="3"/>0.078663 <text:s text:c="19"/>57 total</text:p>
      <text:p text:style-name="P25"/>
      <text:p text:style-name="P25"/>
      <text:p text:style-name="P9"><text:span text:style-name="T21">3.</text:span><text:span text:style-name="T9">4</text:span> <text:span text:style-name="T12">ЛР № 6-8</text:span></text:p>
      <text:p text:style-name="P23">╭─sakost@sakost-pc ~/university/2 course/os/6-8 lab ‹master*›</text:p>
      <text:p text:style-name="P23">╰─$ strace cmake-build-debug/6_8_lab</text:p>
      <text:p text:style-name="P23">execve("cmake-build-debug/6_8_lab", ["cmake-build-debug/6_8_lab"], 0x7ffe9402a5c0 /* 55 vars */) = 0</text:p>
      <text:p text:style-name="P23">brk(NULL) <text:s text:c="30"/>= 0x563423041000</text:p>
      <text:p text:style-name="P23">arch_prctl(0x3001 /* ARCH_??? */, 0x7fff90bae260) = -1 EINVAL (Недопустимый аргумент)</text:p>
      <text:p text:style-name="P23">access("/etc/ld.so.preload", R_OK) <text:s text:c="5"/>= -1 ENOENT (Нет такого файла или каталога)</text:p>
      <text:p text:style-name="P23"><text:soft-page-break/>openat(AT_FDCWD, "/usr/local/lib/tls/haswell/x86_64/libprotobuf.so.23", O_RDONLY|O_CLOEXEC) = -1 ENOENT (Нет такого файла или каталога)</text:p>
      <text:p text:style-name="P23">stat("/usr/local/lib/tls/haswell/x86_64", 0x7fff90bad400) = -1 ENOENT (Нет такого файла или каталога)</text:p>
      <text:p text:style-name="P23">openat(AT_FDCWD, "/usr/local/lib/tls/haswell/libprotobuf.so.23", O_RDONLY|O_CLOEXEC) = -1 ENOENT (Нет такого файла или каталога)</text:p>
      <text:p text:style-name="P23">stat("/usr/local/lib/tls/haswell", 0x7fff90bad400) = -1 ENOENT (Нет такого файла или каталога)</text:p>
      <text:p text:style-name="P23">openat(AT_FDCWD, "/usr/local/lib/tls/x86_64/libprotobuf.so.23", O_RDONLY|O_CLOEXEC) = -1 ENOENT (Нет такого файла или каталога)</text:p>
      <text:p text:style-name="P23">stat("/usr/local/lib/tls/x86_64", 0x7fff90bad400) = -1 ENOENT (Нет такого файла или каталога)</text:p>
      <text:p text:style-name="P23">openat(AT_FDCWD, "/usr/local/lib/tls/libprotobuf.so.23", O_RDONLY|O_CLOEXEC) = -1 ENOENT (Нет такого файла или каталога)</text:p>
      <text:p text:style-name="P23">stat("/usr/local/lib/tls", 0x7fff90bad400) = -1 ENOENT (Нет такого файла или каталога)</text:p>
      <text:p text:style-name="P23">openat(AT_FDCWD, "/usr/local/lib/haswell/x86_64/libprotobuf.so.23", O_RDONLY|O_CLOEXEC) = -1 ENOENT (Нет такого файла или каталога)</text:p>
      <text:p text:style-name="P23">stat("/usr/local/lib/haswell/x86_64", 0x7fff90bad400) = -1 ENOENT (Нет такого файла или каталога)</text:p>
      <text:p text:style-name="P23">openat(AT_FDCWD, "/usr/local/lib/haswell/libprotobuf.so.23", O_RDONLY|O_CLOEXEC) = -1 ENOENT (Нет такого файла или каталога)</text:p>
      <text:p text:style-name="P23">stat("/usr/local/lib/haswell", 0x7fff90bad400) = -1 ENOENT (Нет такого файла или каталога)</text:p>
      <text:p text:style-name="P23">openat(AT_FDCWD, "/usr/local/lib/x86_64/libprotobuf.so.23", O_RDONLY|O_CLOEXEC) = -1 ENOENT (Нет такого файла или каталога)</text:p>
      <text:p text:style-name="P23">stat("/usr/local/lib/x86_64", 0x7fff90bad400) = -1 ENOENT (Нет такого файла или каталога)</text:p>
      <text:p text:style-name="P23">openat(AT_FDCWD, "/usr/local/lib/libprotobuf.so.23", O_RDONLY|O_CLOEXEC) = -1 ENOENT (Нет такого файла или каталога)</text:p>
      <text:p text:style-name="P23">stat("/usr/local/lib", {st_mode=S_IFDIR|0755, st_size=12288, ...}) = 0</text:p>
      <text:p text:style-name="P23">openat(AT_FDCWD, "tls/haswell/x86_64/libprotobuf.so.23", O_RDONLY|O_CLOEXEC) = -1 ENOENT (Нет такого файла или каталога)</text:p>
      <text:p text:style-name="P23">openat(AT_FDCWD, "tls/haswell/libprotobuf.so.23", O_RDONLY|O_CLOEXEC) = -1 ENOENT (Нет такого файла или каталога)</text:p>
      <text:p text:style-name="P23">openat(AT_FDCWD, "tls/x86_64/libprotobuf.so.23", O_RDONLY|O_CLOEXEC) = -1 ENOENT (Нет такого файла или каталога)</text:p>
      <text:p text:style-name="P23">openat(AT_FDCWD, "tls/libprotobuf.so.23", O_RDONLY|O_CLOEXEC) = -1 ENOENT (Нет такого файла или каталога)</text:p>
      <text:p text:style-name="P23">openat(AT_FDCWD, "haswell/x86_64/libprotobuf.so.23", O_RDONLY|O_CLOEXEC) = -1 ENOENT (Нет такого файла или каталога)</text:p>
      <text:p text:style-name="P23">openat(AT_FDCWD, "haswell/libprotobuf.so.23", O_RDONLY|O_CLOEXEC) = -1 ENOENT (Нет такого файла или каталога)</text:p>
      <text:p text:style-name="P23">openat(AT_FDCWD, "x86_64/libprotobuf.so.23", O_RDONLY|O_CLOEXEC) = -1 ENOENT (Нет такого файла или каталога)</text:p>
      <text:p text:style-name="P23">openat(AT_FDCWD, "libprotobuf.so.23", O_RDONLY|O_CLOEXEC) = -1 ENOENT (Нет такого файла или каталога)</text:p>
      <text:p text:style-name="P23">openat(AT_FDCWD, "/usr/local/lib/libprotobuf.so.23", O_RDONLY|O_CLOEXEC) = -1 ENOENT (Нет такого файла или каталога)</text:p>
      <text:p text:style-name="P23">openat(AT_FDCWD, "/etc/ld.so.cache", O_RDONLY|O_CLOEXEC) = 3</text:p>
      <text:p text:style-name="P23">fstat(3, {st_mode=S_IFREG|0644, st_size=329160, ...}) = 0</text:p>
      <text:p text:style-name="P23">mmap(NULL, 329160, PROT_READ, MAP_PRIVATE, 3, 0) = 0x7f9e6d87c000</text:p>
      <text:p text:style-name="P23">close(3) <text:s text:c="31"/>= 0</text:p>
      <text:p text:style-name="P23">openat(AT_FDCWD, "/usr/lib/libprotobuf.so.23", O_RDONLY|O_CLOEXEC) = 3</text:p>
      <text:p text:style-name="P23">read(3, "\177ELF\2\1\1\3\0\0\0\0\0\0\0\0\3\0&gt;\0\1\0\0\0 \300\v\0\0\0\0\0"..., 832) = 832</text:p>
      <text:p text:style-name="P23">fstat(3, {st_mode=S_IFREG|0755, st_size=3257544, ...}) = 0</text:p>
      <text:p text:style-name="P23">mmap(NULL, 8192, PROT_READ|PROT_WRITE, MAP_PRIVATE|MAP_ANONYMOUS, -1, 0) = 0x7f9e6d87a000</text:p>
      <text:p text:style-name="P23">mmap(NULL, 3266496, PROT_READ, MAP_PRIVATE|MAP_DENYWRITE, 3, 0) = 0x7f9e6d55c000</text:p>
      <text:p text:style-name="P23">mprotect(0x7f9e6d618000, 2433024, PROT_NONE) = 0</text:p>
      <text:p text:style-name="P23">mmap(0x7f9e6d618000, 1871872, PROT_READ|PROT_EXEC, MAP_PRIVATE|MAP_FIXED|MAP_DENYWRITE, 3, 0xbc000) = 0x7f9e6d618000</text:p>
      <text:p text:style-name="P23"><text:soft-page-break/>mmap(0x7f9e6d7e1000, 557056, PROT_READ, MAP_PRIVATE|MAP_FIXED|MAP_DENYWRITE, 3, 0x285000) = 0x7f9e6d7e1000</text:p>
      <text:p text:style-name="P23">mmap(0x7f9e6d86a000, 57344, PROT_READ|PROT_WRITE, MAP_PRIVATE|MAP_FIXED|MAP_DENYWRITE, 3, 0x30d000) = 0x7f9e6d86a000</text:p>
      <text:p text:style-name="P23">mmap(0x7f9e6d878000, 6080, PROT_READ|PROT_WRITE, MAP_PRIVATE|MAP_FIXED|MAP_ANONYMOUS, -1, 0) = 0x7f9e6d878000</text:p>
      <text:p text:style-name="P23">close(3) <text:s text:c="31"/>= 0</text:p>
      <text:p text:style-name="P23">openat(AT_FDCWD, "/usr/local/lib/libpthread.so.0", O_RDONLY|O_CLOEXEC) = -1 ENOENT (Нет такого файла или каталога)</text:p>
      <text:p text:style-name="P23">openat(AT_FDCWD, "tls/haswell/x86_64/libpthread.so.0", O_RDONLY|O_CLOEXEC) = -1 ENOENT (Нет такого файла или каталога)</text:p>
      <text:p text:style-name="P23">openat(AT_FDCWD, "tls/haswell/libpthread.so.0", O_RDONLY|O_CLOEXEC) = -1 ENOENT (Нет такого файла или каталога)</text:p>
      <text:p text:style-name="P23">openat(AT_FDCWD, "tls/x86_64/libpthread.so.0", O_RDONLY|O_CLOEXEC) = -1 ENOENT (Нет такого файла или каталога)</text:p>
      <text:p text:style-name="P23">openat(AT_FDCWD, "tls/libpthread.so.0", O_RDONLY|O_CLOEXEC) = -1 ENOENT (Нет такого файла или каталога)</text:p>
      <text:p text:style-name="P23">openat(AT_FDCWD, "haswell/x86_64/libpthread.so.0", O_RDONLY|O_CLOEXEC) = -1 ENOENT (Нет такого файла или каталога)</text:p>
      <text:p text:style-name="P23">openat(AT_FDCWD, "haswell/libpthread.so.0", O_RDONLY|O_CLOEXEC) = -1 ENOENT (Нет такого файла или каталога)</text:p>
      <text:p text:style-name="P23">openat(AT_FDCWD, "x86_64/libpthread.so.0", O_RDONLY|O_CLOEXEC) = -1 ENOENT (Нет такого файла или каталога)</text:p>
      <text:p text:style-name="P23">openat(AT_FDCWD, "libpthread.so.0", O_RDONLY|O_CLOEXEC) = -1 ENOENT (Нет такого файла или каталога)</text:p>
      <text:p text:style-name="P23">openat(AT_FDCWD, "/usr/local/lib/libpthread.so.0", O_RDONLY|O_CLOEXEC) = -1 ENOENT (Нет такого файла или каталога)</text:p>
      <text:p text:style-name="P23">openat(AT_FDCWD, "/usr/lib/libpthread.so.0", O_RDONLY|O_CLOEXEC) = 3</text:p>
      <text:p text:style-name="P23">read(3, "\177ELF\2\1\1\0\0\0\0\0\0\0\0\0\3\0&gt;\0\1\0\0\0000\201\0\0\0\0\0\0"..., 832) = 832</text:p>
      <text:p text:style-name="P23">pread64(3, "\4\0\0\0\24\0\0\0\3\0\0\0GNU\0\307Y\373z\3054\277z\21\35\225\341\273\304&lt;\223"..., 68, 824) = 68</text:p>
      <text:p text:style-name="P23">fstat(3, {st_mode=S_IFREG|0755, st_size=158744, ...}) = 0</text:p>
      <text:p text:style-name="P23">mmap(NULL, 135600, PROT_READ, MAP_PRIVATE|MAP_DENYWRITE, 3, 0) = 0x7f9e6d53a000</text:p>
      <text:p text:style-name="P23">mmap(0x7f9e6d541000, 65536, PROT_READ|PROT_EXEC, MAP_PRIVATE|MAP_FIXED|MAP_DENYWRITE, 3, 0x7000) = 0x7f9e6d541000</text:p>
      <text:p text:style-name="P23">mmap(0x7f9e6d551000, 20480, PROT_READ, MAP_PRIVATE|MAP_FIXED|MAP_DENYWRITE, 3, 0x17000) = 0x7f9e6d551000</text:p>
      <text:p text:style-name="P23">mmap(0x7f9e6d556000, 8192, PROT_READ|PROT_WRITE, MAP_PRIVATE|MAP_FIXED|MAP_DENYWRITE, 3, 0x1b000) = 0x7f9e6d556000</text:p>
      <text:p text:style-name="P23">mmap(0x7f9e6d558000, 12720, PROT_READ|PROT_WRITE, MAP_PRIVATE|MAP_FIXED|MAP_ANONYMOUS, -1, 0) = 0x7f9e6d558000</text:p>
      <text:p text:style-name="P23">close(3) <text:s text:c="31"/>= 0</text:p>
      <text:p text:style-name="P23">openat(AT_FDCWD, "/usr/local/lib/libzmq.so.5", O_RDONLY|O_CLOEXEC) = 3</text:p>
      <text:p text:style-name="P23">read(3, "\177ELF\2\1\1\3\0\0\0\0\0\0\0\0\3\0&gt;\0\1\0\0\0\0\272\4\0\0\0\0\0"..., 832) = 832</text:p>
      <text:p text:style-name="P23">fstat(3, {st_mode=S_IFREG|0755, st_size=1183096, ...}) = 0</text:p>
      <text:p text:style-name="P23">mmap(NULL, 992600, PROT_READ, MAP_PRIVATE|MAP_DENYWRITE, 3, 0) = 0x7f9e6d447000</text:p>
      <text:p text:style-name="P23">mmap(0x7f9e6d48e000, 520192, PROT_READ|PROT_EXEC, MAP_PRIVATE|MAP_FIXED|MAP_DENYWRITE, 3, 0x47000) = 0x7f9e6d48e000</text:p>
      <text:p text:style-name="P23">mmap(0x7f9e6d50d000, 139264, PROT_READ, MAP_PRIVATE|MAP_FIXED|MAP_DENYWRITE, 3, 0xc6000) = 0x7f9e6d50d000</text:p>
      <text:p text:style-name="P23">mmap(0x7f9e6d52f000, 45056, PROT_READ|PROT_WRITE, MAP_PRIVATE|MAP_FIXED|MAP_DENYWRITE, 3, 0xe7000) = 0x7f9e6d52f000</text:p>
      <text:p text:style-name="P23">close(3) <text:s text:c="31"/>= 0</text:p>
      <text:p text:style-name="P23">openat(AT_FDCWD, "/usr/local/lib/libgnutls.so.30", O_RDONLY|O_CLOEXEC) = -1 ENOENT (Нет такого файла или каталога)</text:p>
      <text:p text:style-name="P23">openat(AT_FDCWD, "tls/haswell/x86_64/libgnutls.so.30", O_RDONLY|O_CLOEXEC) = -1 ENOENT (Нет такого <text:soft-page-break/>файла или каталога)</text:p>
      <text:p text:style-name="P23">openat(AT_FDCWD, "tls/haswell/libgnutls.so.30", O_RDONLY|O_CLOEXEC) = -1 ENOENT (Нет такого файла или каталога)</text:p>
      <text:p text:style-name="P23">openat(AT_FDCWD, "tls/x86_64/libgnutls.so.30", O_RDONLY|O_CLOEXEC) = -1 ENOENT (Нет такого файла или каталога)</text:p>
      <text:p text:style-name="P23">openat(AT_FDCWD, "tls/libgnutls.so.30", O_RDONLY|O_CLOEXEC) = -1 ENOENT (Нет такого файла или каталога)</text:p>
      <text:p text:style-name="P23">openat(AT_FDCWD, "haswell/x86_64/libgnutls.so.30", O_RDONLY|O_CLOEXEC) = -1 ENOENT (Нет такого файла или каталога)</text:p>
      <text:p text:style-name="P23">openat(AT_FDCWD, "haswell/libgnutls.so.30", O_RDONLY|O_CLOEXEC) = -1 ENOENT (Нет такого файла или каталога)</text:p>
      <text:p text:style-name="P23">openat(AT_FDCWD, "x86_64/libgnutls.so.30", O_RDONLY|O_CLOEXEC) = -1 ENOENT (Нет такого файла или каталога)</text:p>
      <text:p text:style-name="P23">openat(AT_FDCWD, "libgnutls.so.30", O_RDONLY|O_CLOEXEC) = -1 ENOENT (Нет такого файла или каталога)</text:p>
      <text:p text:style-name="P23">openat(AT_FDCWD, "/usr/local/lib/libgnutls.so.30", O_RDONLY|O_CLOEXEC) = -1 ENOENT (Нет такого файла или каталога)</text:p>
      <text:p text:style-name="P23">openat(AT_FDCWD, "/usr/lib/libgnutls.so.30", O_RDONLY|O_CLOEXEC) = 3</text:p>
      <text:p text:style-name="P23">read(3, "\177ELF\2\1\1\0\0\0\0\0\0\0\0\0\3\0&gt;\0\1\0\0\0@@\3\0\0\0\0\0"..., 832) = 832</text:p>
      <text:p text:style-name="P23">fstat(3, {st_mode=S_IFREG|0755, st_size=2098592, ...}) = 0</text:p>
      <text:p text:style-name="P23">mmap(NULL, 2107176, PROT_READ, MAP_PRIVATE|MAP_DENYWRITE, 3, 0) = 0x7f9e6d244000</text:p>
      <text:p text:style-name="P23">mmap(0x7f9e6d278000, 1183744, PROT_READ|PROT_EXEC, MAP_PRIVATE|MAP_FIXED|MAP_DENYWRITE, 3, 0x34000) = 0x7f9e6d278000</text:p>
      <text:p text:style-name="P23">mmap(0x7f9e6d399000, 626688, PROT_READ, MAP_PRIVATE|MAP_FIXED|MAP_DENYWRITE, 3, 0x155000) = 0x7f9e6d399000</text:p>
      <text:p text:style-name="P23">mmap(0x7f9e6d432000, 77824, PROT_READ|PROT_WRITE, MAP_PRIVATE|MAP_FIXED|MAP_DENYWRITE, 3, 0x1ed000) = 0x7f9e6d432000</text:p>
      <text:p text:style-name="P23">mmap(0x7f9e6d445000, 5928, PROT_READ|PROT_WRITE, MAP_PRIVATE|MAP_FIXED|MAP_ANONYMOUS, -1, 0) = 0x7f9e6d445000</text:p>
      <text:p text:style-name="P23">close(3) <text:s text:c="31"/>= 0</text:p>
      <text:p text:style-name="P23">openat(AT_FDCWD, "/usr/local/lib/libbsd.so.0", O_RDONLY|O_CLOEXEC) = -1 ENOENT (Нет такого файла или каталога)</text:p>
      <text:p text:style-name="P23">openat(AT_FDCWD, "tls/haswell/x86_64/libbsd.so.0", O_RDONLY|O_CLOEXEC) = -1 ENOENT (Нет такого файла или каталога)</text:p>
      <text:p text:style-name="P23">openat(AT_FDCWD, "tls/haswell/libbsd.so.0", O_RDONLY|O_CLOEXEC) = -1 ENOENT (Нет такого файла или каталога)</text:p>
      <text:p text:style-name="P23">openat(AT_FDCWD, "tls/x86_64/libbsd.so.0", O_RDONLY|O_CLOEXEC) = -1 ENOENT (Нет такого файла или каталога)</text:p>
      <text:p text:style-name="P23">openat(AT_FDCWD, "tls/libbsd.so.0", O_RDONLY|O_CLOEXEC) = -1 ENOENT (Нет такого файла или каталога)</text:p>
      <text:p text:style-name="P23">openat(AT_FDCWD, "haswell/x86_64/libbsd.so.0", O_RDONLY|O_CLOEXEC) = -1 ENOENT (Нет такого файла или каталога)</text:p>
      <text:p text:style-name="P23">openat(AT_FDCWD, "haswell/libbsd.so.0", O_RDONLY|O_CLOEXEC) = -1 ENOENT (Нет такого файла или каталога)</text:p>
      <text:p text:style-name="P23">openat(AT_FDCWD, "x86_64/libbsd.so.0", O_RDONLY|O_CLOEXEC) = -1 ENOENT (Нет такого файла или каталога)</text:p>
      <text:p text:style-name="P23">openat(AT_FDCWD, "libbsd.so.0", O_RDONLY|O_CLOEXEC) = -1 ENOENT (Нет такого файла или каталога)</text:p>
      <text:p text:style-name="P23">openat(AT_FDCWD, "/usr/local/lib/libbsd.so.0", O_RDONLY|O_CLOEXEC) = -1 ENOENT (Нет такого файла или каталога)</text:p>
      <text:p text:style-name="P23">openat(AT_FDCWD, "/usr/lib/libbsd.so.0", O_RDONLY|O_CLOEXEC) = 3</text:p>
      <text:p text:style-name="P23">read(3, "\177ELF\2\1\1\0\0\0\0\0\0\0\0\0\3\0&gt;\0\1\0\0\0P@\0\0\0\0\0\0"..., 832) = 832</text:p>
      <text:p text:style-name="P23">fstat(3, {st_mode=S_IFREG|0755, st_size=96528, ...}) = 0</text:p>
      <text:p text:style-name="P23">mmap(NULL, 102768, PROT_READ, MAP_PRIVATE|MAP_DENYWRITE, 3, 0) = 0x7f9e6d22a000</text:p>
      <text:p text:style-name="P23">mprotect(0x7f9e6d22e000, 77824, PROT_NONE) = 0</text:p>
      <text:p text:style-name="P23">mmap(0x7f9e6d22e000, 61440, PROT_READ|PROT_EXEC, MAP_PRIVATE|MAP_FIXED|MAP_DENYWRITE, <text:soft-page-break/>3, 0x4000) = 0x7f9e6d22e000</text:p>
      <text:p text:style-name="P23">mmap(0x7f9e6d23d000, 12288, PROT_READ, MAP_PRIVATE|MAP_FIXED|MAP_DENYWRITE, 3, 0x13000) = 0x7f9e6d23d000</text:p>
      <text:p text:style-name="P23">mmap(0x7f9e6d241000, 8192, PROT_READ|PROT_WRITE, MAP_PRIVATE|MAP_FIXED|MAP_DENYWRITE, 3, 0x16000) = 0x7f9e6d241000</text:p>
      <text:p text:style-name="P23">mmap(0x7f9e6d243000, 368, PROT_READ|PROT_WRITE, MAP_PRIVATE|MAP_FIXED|MAP_ANONYMOUS, -1, 0) = 0x7f9e6d243000</text:p>
      <text:p text:style-name="P23">close(3) <text:s text:c="31"/>= 0</text:p>
      <text:p text:style-name="P23">openat(AT_FDCWD, "/usr/local/lib/libsodium.so.23", O_RDONLY|O_CLOEXEC) = -1 ENOENT (Нет такого файла или каталога)</text:p>
      <text:p text:style-name="P23">openat(AT_FDCWD, "tls/haswell/x86_64/libsodium.so.23", O_RDONLY|O_CLOEXEC) = -1 ENOENT (Нет такого файла или каталога)</text:p>
      <text:p text:style-name="P23">openat(AT_FDCWD, "tls/haswell/libsodium.so.23", O_RDONLY|O_CLOEXEC) = -1 ENOENT (Нет такого файла или каталога)</text:p>
      <text:p text:style-name="P23">openat(AT_FDCWD, "tls/x86_64/libsodium.so.23", O_RDONLY|O_CLOEXEC) = -1 ENOENT (Нет такого файла или каталога)</text:p>
      <text:p text:style-name="P23">openat(AT_FDCWD, "tls/libsodium.so.23", O_RDONLY|O_CLOEXEC) = -1 ENOENT (Нет такого файла или каталога)</text:p>
      <text:p text:style-name="P23">openat(AT_FDCWD, "haswell/x86_64/libsodium.so.23", O_RDONLY|O_CLOEXEC) = -1 ENOENT (Нет такого файла или каталога)</text:p>
      <text:p text:style-name="P23">openat(AT_FDCWD, "haswell/libsodium.so.23", O_RDONLY|O_CLOEXEC) = -1 ENOENT (Нет такого файла или каталога)</text:p>
      <text:p text:style-name="P23">openat(AT_FDCWD, "x86_64/libsodium.so.23", O_RDONLY|O_CLOEXEC) = -1 ENOENT (Нет такого файла или каталога)</text:p>
      <text:p text:style-name="P23">openat(AT_FDCWD, "libsodium.so.23", O_RDONLY|O_CLOEXEC) = -1 ENOENT (Нет такого файла или каталога)</text:p>
      <text:p text:style-name="P23">openat(AT_FDCWD, "/usr/local/lib/libsodium.so.23", O_RDONLY|O_CLOEXEC) = -1 ENOENT (Нет такого файла или каталога)</text:p>
      <text:p text:style-name="P23">openat(AT_FDCWD, "/usr/lib/libsodium.so.23", O_RDONLY|O_CLOEXEC) = 3</text:p>
      <text:p text:style-name="P23">read(3, "\177ELF\2\1\1\0\0\0\0\0\0\0\0\0\3\0&gt;\0\1\0\0\0 \320\0\0\0\0\0\0"..., 832) = 832</text:p>
      <text:p text:style-name="P23">fstat(3, {st_mode=S_IFREG|0755, st_size=362968, ...}) = 0</text:p>
      <text:p text:style-name="P23">mmap(NULL, 365576, PROT_READ, MAP_PRIVATE|MAP_DENYWRITE, 3, 0) = 0x7f9e6d1d0000</text:p>
      <text:p text:style-name="P23">mmap(0x7f9e6d1dd000, 233472, PROT_READ|PROT_EXEC, MAP_PRIVATE|MAP_FIXED|MAP_DENYWRITE, 3, 0xd000) = 0x7f9e6d1dd000</text:p>
      <text:p text:style-name="P23">mmap(0x7f9e6d216000, 73728, PROT_READ, MAP_PRIVATE|MAP_FIXED|MAP_DENYWRITE, 3, 0x46000) = 0x7f9e6d216000</text:p>
      <text:p text:style-name="P23">mmap(0x7f9e6d228000, 8192, PROT_READ|PROT_WRITE, MAP_PRIVATE|MAP_FIXED|MAP_DENYWRITE, 3, 0x57000) = 0x7f9e6d228000</text:p>
      <text:p text:style-name="P23">close(3) <text:s text:c="31"/>= 0</text:p>
      <text:p text:style-name="P23">openat(AT_FDCWD, "/usr/local/lib/librt.so.1", O_RDONLY|O_CLOEXEC) = -1 ENOENT (Нет такого файла или каталога)</text:p>
      <text:p text:style-name="P23">openat(AT_FDCWD, "tls/haswell/x86_64/librt.so.1", O_RDONLY|O_CLOEXEC) = -1 ENOENT (Нет такого файла или каталога)</text:p>
      <text:p text:style-name="P23">openat(AT_FDCWD, "tls/haswell/librt.so.1", O_RDONLY|O_CLOEXEC) = -1 ENOENT (Нет такого файла или каталога)</text:p>
      <text:p text:style-name="P23">openat(AT_FDCWD, "tls/x86_64/librt.so.1", O_RDONLY|O_CLOEXEC) = -1 ENOENT (Нет такого файла или каталога)</text:p>
      <text:p text:style-name="P23">openat(AT_FDCWD, "tls/librt.so.1", O_RDONLY|O_CLOEXEC) = -1 ENOENT (Нет такого файла или каталога)</text:p>
      <text:p text:style-name="P23">openat(AT_FDCWD, "haswell/x86_64/librt.so.1", O_RDONLY|O_CLOEXEC) = -1 ENOENT (Нет такого файла или каталога)</text:p>
      <text:p text:style-name="P23">openat(AT_FDCWD, "haswell/librt.so.1", O_RDONLY|O_CLOEXEC) = -1 ENOENT (Нет такого файла или каталога)</text:p>
      <text:p text:style-name="P23">openat(AT_FDCWD, "x86_64/librt.so.1", O_RDONLY|O_CLOEXEC) = -1 ENOENT (Нет такого файла или каталога)</text:p>
      <text:p text:style-name="P23">openat(AT_FDCWD, "librt.so.1", O_RDONLY|O_CLOEXEC) = -1 ENOENT (Нет такого файла или каталога)</text:p>
      <text:p text:style-name="P23"><text:soft-page-break/>openat(AT_FDCWD, "/usr/local/lib/librt.so.1", O_RDONLY|O_CLOEXEC) = -1 ENOENT (Нет такого файла или каталога)</text:p>
      <text:p text:style-name="P23">openat(AT_FDCWD, "/usr/lib/librt.so.1", O_RDONLY|O_CLOEXEC) = 3</text:p>
      <text:p text:style-name="P23">read(3, "\177ELF\2\1\1\0\0\0\0\0\0\0\0\0\3\0&gt;\0\1\0\0\0P7\0\0\0\0\0\0"..., 832) = 832</text:p>
      <text:p text:style-name="P23">fstat(3, {st_mode=S_IFREG|0755, st_size=39408, ...}) = 0</text:p>
      <text:p text:style-name="P23">mmap(NULL, 8192, PROT_READ|PROT_WRITE, MAP_PRIVATE|MAP_ANONYMOUS, -1, 0) = 0x7f9e6d1ce000</text:p>
      <text:p text:style-name="P23">mmap(NULL, 43520, PROT_READ, MAP_PRIVATE|MAP_DENYWRITE, 3, 0) = 0x7f9e6d1c3000</text:p>
      <text:p text:style-name="P23">mmap(0x7f9e6d1c6000, 16384, PROT_READ|PROT_EXEC, MAP_PRIVATE|MAP_FIXED|MAP_DENYWRITE, 3, 0x3000) = 0x7f9e6d1c6000</text:p>
      <text:p text:style-name="P23">mmap(0x7f9e6d1ca000, 8192, PROT_READ, MAP_PRIVATE|MAP_FIXED|MAP_DENYWRITE, 3, 0x7000) = 0x7f9e6d1ca000</text:p>
      <text:p text:style-name="P23">mmap(0x7f9e6d1cc000, 8192, PROT_READ|PROT_WRITE, MAP_PRIVATE|MAP_FIXED|MAP_DENYWRITE, 3, 0x8000) = 0x7f9e6d1cc000</text:p>
      <text:p text:style-name="P23">close(3) <text:s text:c="31"/>= 0</text:p>
      <text:p text:style-name="P23">openat(AT_FDCWD, "/usr/local/lib/libstdc++.so.6", O_RDONLY|O_CLOEXEC) = -1 ENOENT (Нет такого файла или каталога)</text:p>
      <text:p text:style-name="P23">openat(AT_FDCWD, "tls/haswell/x86_64/libstdc++.so.6", O_RDONLY|O_CLOEXEC) = -1 ENOENT (Нет такого файла или каталога)</text:p>
      <text:p text:style-name="P23">openat(AT_FDCWD, "tls/haswell/libstdc++.so.6", O_RDONLY|O_CLOEXEC) = -1 ENOENT (Нет такого файла или каталога)</text:p>
      <text:p text:style-name="P23">openat(AT_FDCWD, "tls/x86_64/libstdc++.so.6", O_RDONLY|O_CLOEXEC) = -1 ENOENT (Нет такого файла или каталога)</text:p>
      <text:p text:style-name="P23">openat(AT_FDCWD, "tls/libstdc++.so.6", O_RDONLY|O_CLOEXEC) = -1 ENOENT (Нет такого файла или каталога)</text:p>
      <text:p text:style-name="P23">openat(AT_FDCWD, "haswell/x86_64/libstdc++.so.6", O_RDONLY|O_CLOEXEC) = -1 ENOENT (Нет такого файла или каталога)</text:p>
      <text:p text:style-name="P23">openat(AT_FDCWD, "haswell/libstdc++.so.6", O_RDONLY|O_CLOEXEC) = -1 ENOENT (Нет такого файла или каталога)</text:p>
      <text:p text:style-name="P23">openat(AT_FDCWD, "x86_64/libstdc++.so.6", O_RDONLY|O_CLOEXEC) = -1 ENOENT (Нет такого файла или каталога)</text:p>
      <text:p text:style-name="P23">openat(AT_FDCWD, "libstdc++.so.6", O_RDONLY|O_CLOEXEC) = -1 ENOENT (Нет такого файла или каталога)</text:p>
      <text:p text:style-name="P23">openat(AT_FDCWD, "/usr/local/lib/libstdc++.so.6", O_RDONLY|O_CLOEXEC) = -1 ENOENT (Нет такого файла или каталога)</text:p>
      <text:p text:style-name="P23">openat(AT_FDCWD, "/usr/lib/libstdc++.so.6", O_RDONLY|O_CLOEXEC) = 3</text:p>
      <text:p text:style-name="P23">read(3, "\177ELF\2\1\1\3\0\0\0\0\0\0\0\0\3\0&gt;\0\1\0\0\0@`\t\0\0\0\0\0"..., 832) = 832</text:p>
      <text:p text:style-name="P23">fstat(3, {st_mode=S_IFREG|0755, st_size=20955936, ...}) = 0</text:p>
      <text:p text:style-name="P23">mmap(NULL, 1951744, PROT_READ, MAP_PRIVATE|MAP_DENYWRITE, 3, 0) = 0x7f9e6cfe6000</text:p>
      <text:p text:style-name="P23">mprotect(0x7f9e6d07c000, 1269760, PROT_NONE) = 0</text:p>
      <text:p text:style-name="P23">mmap(0x7f9e6d07c000, 966656, PROT_READ|PROT_EXEC, MAP_PRIVATE|MAP_FIXED|MAP_DENYWRITE, 3, 0x96000) = 0x7f9e6d07c000</text:p>
      <text:p text:style-name="P23">mmap(0x7f9e6d168000, 299008, PROT_READ, MAP_PRIVATE|MAP_FIXED|MAP_DENYWRITE, 3, 0x182000) = 0x7f9e6d168000</text:p>
      <text:p text:style-name="P23">mmap(0x7f9e6d1b2000, 57344, PROT_READ|PROT_WRITE, MAP_PRIVATE|MAP_FIXED|MAP_DENYWRITE, 3, 0x1cb000) = 0x7f9e6d1b2000</text:p>
      <text:p text:style-name="P23">mmap(0x7f9e6d1c0000, 10240, PROT_READ|PROT_WRITE, MAP_PRIVATE|MAP_FIXED|MAP_ANONYMOUS, -1, 0) = 0x7f9e6d1c0000</text:p>
      <text:p text:style-name="P23">close(3) <text:s text:c="31"/>= 0</text:p>
      <text:p text:style-name="P23">openat(AT_FDCWD, "/usr/local/lib/libm.so.6", O_RDONLY|O_CLOEXEC) = -1 ENOENT (Нет такого файла или каталога)</text:p>
      <text:p text:style-name="P23">openat(AT_FDCWD, "tls/haswell/x86_64/libm.so.6", O_RDONLY|O_CLOEXEC) = -1 ENOENT (Нет такого файла или каталога)</text:p>
      <text:p text:style-name="P23">openat(AT_FDCWD, "tls/haswell/libm.so.6", O_RDONLY|O_CLOEXEC) = -1 ENOENT (Нет такого файла или каталога)</text:p>
      <text:p text:style-name="P23"><text:soft-page-break/>openat(AT_FDCWD, "tls/x86_64/libm.so.6", O_RDONLY|O_CLOEXEC) = -1 ENOENT (Нет такого файла или каталога)</text:p>
      <text:p text:style-name="P23">openat(AT_FDCWD, "tls/libm.so.6", O_RDONLY|O_CLOEXEC) = -1 ENOENT (Нет такого файла или каталога)</text:p>
      <text:p text:style-name="P23">openat(AT_FDCWD, "haswell/x86_64/libm.so.6", O_RDONLY|O_CLOEXEC) = -1 ENOENT (Нет такого файла или каталога)</text:p>
      <text:p text:style-name="P23">openat(AT_FDCWD, "haswell/libm.so.6", O_RDONLY|O_CLOEXEC) = -1 ENOENT (Нет такого файла или каталога)</text:p>
      <text:p text:style-name="P23">openat(AT_FDCWD, "x86_64/libm.so.6", O_RDONLY|O_CLOEXEC) = -1 ENOENT (Нет такого файла или каталога)</text:p>
      <text:p text:style-name="P23">openat(AT_FDCWD, "libm.so.6", O_RDONLY|O_CLOEXEC) = -1 ENOENT (Нет такого файла или каталога)</text:p>
      <text:p text:style-name="P23">openat(AT_FDCWD, "/usr/local/lib/libm.so.6", O_RDONLY|O_CLOEXEC) = -1 ENOENT (Нет такого файла или каталога)</text:p>
      <text:p text:style-name="P23">openat(AT_FDCWD, "/usr/lib/libm.so.6", O_RDONLY|O_CLOEXEC) = 3</text:p>
      <text:p text:style-name="P23">read(3, "\177ELF\2\1\1\3\0\0\0\0\0\0\0\0\3\0&gt;\0\1\0\0\0\260\363\0\0\0\0\0\0"..., 832) = 832</text:p>
      <text:p text:style-name="P23">fstat(3, {st_mode=S_IFREG|0755, st_size=1332096, ...}) = 0</text:p>
      <text:p text:style-name="P23">mmap(NULL, 1331224, PROT_READ, MAP_PRIVATE|MAP_DENYWRITE, 3, 0) = 0x7f9e6cea0000</text:p>
      <text:p text:style-name="P23">mmap(0x7f9e6ceaf000, 638976, PROT_READ|PROT_EXEC, MAP_PRIVATE|MAP_FIXED|MAP_DENYWRITE, 3, 0xf000) = 0x7f9e6ceaf000</text:p>
      <text:p text:style-name="P23">mmap(0x7f9e6cf4b000, 626688, PROT_READ, MAP_PRIVATE|MAP_FIXED|MAP_DENYWRITE, 3, 0xab000) = 0x7f9e6cf4b000</text:p>
      <text:p text:style-name="P23">mmap(0x7f9e6cfe4000, 8192, PROT_READ|PROT_WRITE, MAP_PRIVATE|MAP_FIXED|MAP_DENYWRITE, 3, 0x143000) = 0x7f9e6cfe4000</text:p>
      <text:p text:style-name="P23">close(3) <text:s text:c="31"/>= 0</text:p>
      <text:p text:style-name="P23">openat(AT_FDCWD, "/usr/local/lib/libgcc_s.so.1", O_RDONLY|O_CLOEXEC) = -1 ENOENT (Нет такого файла или каталога)</text:p>
      <text:p text:style-name="P23">openat(AT_FDCWD, "tls/haswell/x86_64/libgcc_s.so.1", O_RDONLY|O_CLOEXEC) = -1 ENOENT (Нет такого файла или каталога)</text:p>
      <text:p text:style-name="P23">openat(AT_FDCWD, "tls/haswell/libgcc_s.so.1", O_RDONLY|O_CLOEXEC) = -1 ENOENT (Нет такого файла или каталога)</text:p>
      <text:p text:style-name="P23">openat(AT_FDCWD, "tls/x86_64/libgcc_s.so.1", O_RDONLY|O_CLOEXEC) = -1 ENOENT (Нет такого файла или каталога)</text:p>
      <text:p text:style-name="P23">openat(AT_FDCWD, "tls/libgcc_s.so.1", O_RDONLY|O_CLOEXEC) = -1 ENOENT (Нет такого файла или каталога)</text:p>
      <text:p text:style-name="P23">openat(AT_FDCWD, "haswell/x86_64/libgcc_s.so.1", O_RDONLY|O_CLOEXEC) = -1 ENOENT (Нет такого файла или каталога)</text:p>
      <text:p text:style-name="P23">openat(AT_FDCWD, "haswell/libgcc_s.so.1", O_RDONLY|O_CLOEXEC) = -1 ENOENT (Нет такого файла или каталога)</text:p>
      <text:p text:style-name="P23">openat(AT_FDCWD, "x86_64/libgcc_s.so.1", O_RDONLY|O_CLOEXEC) = -1 ENOENT (Нет такого файла или каталога)</text:p>
      <text:p text:style-name="P23">openat(AT_FDCWD, "libgcc_s.so.1", O_RDONLY|O_CLOEXEC) = -1 ENOENT (Нет такого файла или каталога)</text:p>
      <text:p text:style-name="P23">openat(AT_FDCWD, "/usr/local/lib/libgcc_s.so.1", O_RDONLY|O_CLOEXEC) = -1 ENOENT (Нет такого файла или каталога)</text:p>
      <text:p text:style-name="P23">openat(AT_FDCWD, "/usr/lib/libgcc_s.so.1", O_RDONLY|O_CLOEXEC) = 3</text:p>
      <text:p text:style-name="P23">read(3, "\177ELF\2\1\1\0\0\0\0\0\0\0\0\0\3\0&gt;\0\1\0\0\0 0\0\0\0\0\0\0"..., 832) = 832</text:p>
      <text:p text:style-name="P23">fstat(3, {st_mode=S_IFREG|0644, st_size=594704, ...}) = 0</text:p>
      <text:p text:style-name="P23">mmap(NULL, 103144, PROT_READ, MAP_PRIVATE|MAP_DENYWRITE, 3, 0) = 0x7f9e6ce86000</text:p>
      <text:p text:style-name="P23">mmap(0x7f9e6ce89000, 69632, PROT_READ|PROT_EXEC, MAP_PRIVATE|MAP_FIXED|MAP_DENYWRITE, 3, 0x3000) = 0x7f9e6ce89000</text:p>
      <text:p text:style-name="P23">mmap(0x7f9e6ce9a000, 16384, PROT_READ, MAP_PRIVATE|MAP_FIXED|MAP_DENYWRITE, 3, 0x14000) = 0x7f9e6ce9a000</text:p>
      <text:p text:style-name="P23">mmap(0x7f9e6ce9e000, 8192, PROT_READ|PROT_WRITE, MAP_PRIVATE|MAP_FIXED|MAP_DENYWRITE, 3, 0x17000) = 0x7f9e6ce9e000</text:p>
      <text:p text:style-name="P23">close(3) <text:s text:c="31"/>= 0</text:p>
      <text:p text:style-name="P23"><text:soft-page-break/>openat(AT_FDCWD, "/usr/local/lib/libc.so.6", O_RDONLY|O_CLOEXEC) = -1 ENOENT (Нет такого файла или каталога)</text:p>
      <text:p text:style-name="P23">openat(AT_FDCWD, "tls/haswell/x86_64/libc.so.6", O_RDONLY|O_CLOEXEC) = -1 ENOENT (Нет такого файла или каталога)</text:p>
      <text:p text:style-name="P23">openat(AT_FDCWD, "tls/haswell/libc.so.6", O_RDONLY|O_CLOEXEC) = -1 ENOENT (Нет такого файла или каталога)</text:p>
      <text:p text:style-name="P23">openat(AT_FDCWD, "tls/x86_64/libc.so.6", O_RDONLY|O_CLOEXEC) = -1 ENOENT (Нет такого файла или каталога)</text:p>
      <text:p text:style-name="P23">openat(AT_FDCWD, "tls/libc.so.6", O_RDONLY|O_CLOEXEC) = -1 ENOENT (Нет такого файла или каталога)</text:p>
      <text:p text:style-name="P23">openat(AT_FDCWD, "haswell/x86_64/libc.so.6", O_RDONLY|O_CLOEXEC) = -1 ENOENT (Нет такого файла или каталога)</text:p>
      <text:p text:style-name="P23">openat(AT_FDCWD, "haswell/libc.so.6", O_RDONLY|O_CLOEXEC) = -1 ENOENT (Нет такого файла или каталога)</text:p>
      <text:p text:style-name="P23">openat(AT_FDCWD, "x86_64/libc.so.6", O_RDONLY|O_CLOEXEC) = -1 ENOENT (Нет такого файла или каталога)</text:p>
      <text:p text:style-name="P23">openat(AT_FDCWD, "libc.so.6", O_RDONLY|O_CLOEXEC) = -1 ENOENT (Нет такого файла или каталога)</text:p>
      <text:p text:style-name="P23">openat(AT_FDCWD, "/usr/local/lib/libc.so.6", O_RDONLY|O_CLOEXEC) = -1 ENOENT (Нет такого файла или каталога)</text:p>
      <text:p text:style-name="P23">openat(AT_FDCWD, "/usr/lib/libc.so.6", O_RDONLY|O_CLOEXEC) = 3</text:p>
      <text:p text:style-name="P23">read(3, "\177ELF\2\1\1\3\0\0\0\0\0\0\0\0\3\0&gt;\0\1\0\0\0\220\202\2\0\0\0\0\0"..., 832) = 832</text:p>
      <text:p text:style-name="P23">pread64(3, "\6\0\0\0\4\0\0\0@\0\0\0\0\0\0\0@\0\0\0\0\0\0\0@\0\0\0\0\0\0\0"..., 784, 64) = 784</text:p>
      <text:p text:style-name="P23">pread64(3, "\4\0\0\0\20\0\0\0\5\0\0\0GNU\0\2\0\0\300\4\0\0\0\3\0\0\0\0\0\0\0", 32, 848) = 32</text:p>
      <text:p text:style-name="P23">pread64(3, "\4\0\0\0\24\0\0\0\3\0\0\0GNU\0\207\360\21\247\344\314?\306\nT\320\323\335i\16t"..., 68, 880) = 68</text:p>
      <text:p text:style-name="P23">fstat(3, {st_mode=S_IFREG|0755, st_size=2159552, ...}) = 0</text:p>
      <text:p text:style-name="P23">pread64(3, "\6\0\0\0\4\0\0\0@\0\0\0\0\0\0\0@\0\0\0\0\0\0\0@\0\0\0\0\0\0\0"..., 784, 64) = 784</text:p>
      <text:p text:style-name="P23">mmap(NULL, 1868448, PROT_READ, MAP_PRIVATE|MAP_DENYWRITE, 3, 0) = 0x7f9e6ccbd000</text:p>
      <text:p text:style-name="P23">mmap(0x7f9e6cce3000, 1363968, PROT_READ|PROT_EXEC, MAP_PRIVATE|MAP_FIXED|MAP_DENYWRITE, 3, 0x26000) = 0x7f9e6cce3000</text:p>
      <text:p text:style-name="P23">mmap(0x7f9e6ce30000, 311296, PROT_READ, MAP_PRIVATE|MAP_FIXED|MAP_DENYWRITE, 3, 0x173000) = 0x7f9e6ce30000</text:p>
      <text:p text:style-name="P23">mmap(0x7f9e6ce7c000, 24576, PROT_READ|PROT_WRITE, MAP_PRIVATE|MAP_FIXED|MAP_DENYWRITE, 3, 0x1be000) = 0x7f9e6ce7c000</text:p>
      <text:p text:style-name="P23">mmap(0x7f9e6ce82000, 12960, PROT_READ|PROT_WRITE, MAP_PRIVATE|MAP_FIXED|MAP_ANONYMOUS, -1, 0) = 0x7f9e6ce82000</text:p>
      <text:p text:style-name="P23">close(3) <text:s text:c="31"/>= 0</text:p>
      <text:p text:style-name="P23">openat(AT_FDCWD, "/usr/local/lib/libz.so.1", O_RDONLY|O_CLOEXEC) = -1 ENOENT (Нет такого файла или каталога)</text:p>
      <text:p text:style-name="P23">openat(AT_FDCWD, "tls/haswell/x86_64/libz.so.1", O_RDONLY|O_CLOEXEC) = -1 ENOENT (Нет такого файла или каталога)</text:p>
      <text:p text:style-name="P23">openat(AT_FDCWD, "tls/haswell/libz.so.1", O_RDONLY|O_CLOEXEC) = -1 ENOENT (Нет такого файла или каталога)</text:p>
      <text:p text:style-name="P23">openat(AT_FDCWD, "tls/x86_64/libz.so.1", O_RDONLY|O_CLOEXEC) = -1 ENOENT (Нет такого файла или каталога)</text:p>
      <text:p text:style-name="P23">openat(AT_FDCWD, "tls/libz.so.1", O_RDONLY|O_CLOEXEC) = -1 ENOENT (Нет такого файла или каталога)</text:p>
      <text:p text:style-name="P23">openat(AT_FDCWD, "haswell/x86_64/libz.so.1", O_RDONLY|O_CLOEXEC) = -1 ENOENT (Нет такого файла или каталога)</text:p>
      <text:p text:style-name="P23">openat(AT_FDCWD, "haswell/libz.so.1", O_RDONLY|O_CLOEXEC) = -1 ENOENT (Нет такого файла или каталога)</text:p>
      <text:p text:style-name="P23">openat(AT_FDCWD, "x86_64/libz.so.1", O_RDONLY|O_CLOEXEC) = -1 ENOENT (Нет такого файла или каталога)</text:p>
      <text:p text:style-name="P23">openat(AT_FDCWD, "libz.so.1", O_RDONLY|O_CLOEXEC) = -1 ENOENT (Нет такого файла или каталога)</text:p>
      <text:p text:style-name="P23">openat(AT_FDCWD, "/usr/local/lib/libz.so.1", O_RDONLY|O_CLOEXEC) = -1 ENOENT (Нет такого файла или каталога)</text:p>
      <text:p text:style-name="P23">openat(AT_FDCWD, "/usr/lib/libz.so.1", O_RDONLY|O_CLOEXEC) = 3</text:p>
      <text:p text:style-name="P23">read(3, "\177ELF\2\1\1\0\0\0\0\0\0\0\0\0\3\0&gt;\0\1\0\0\0 0\0\0\0\0\0\0"..., 832) = 832</text:p>
      <text:p text:style-name="P23"><text:soft-page-break/>fstat(3, {st_mode=S_IFREG|0755, st_size=100096, ...}) = 0</text:p>
      <text:p text:style-name="P23">mmap(NULL, 102416, PROT_READ, MAP_PRIVATE|MAP_DENYWRITE, 3, 0) = 0x7f9e6cca3000</text:p>
      <text:p text:style-name="P23">mprotect(0x7f9e6cca6000, 86016, PROT_NONE) = 0</text:p>
      <text:p text:style-name="P23">mmap(0x7f9e6cca6000, 57344, PROT_READ|PROT_EXEC, MAP_PRIVATE|MAP_FIXED|MAP_DENYWRITE, 3, 0x3000) = 0x7f9e6cca6000</text:p>
      <text:p text:style-name="P23">mmap(0x7f9e6ccb4000, 24576, PROT_READ, MAP_PRIVATE|MAP_FIXED|MAP_DENYWRITE, 3, 0x11000) = 0x7f9e6ccb4000</text:p>
      <text:p text:style-name="P23">mmap(0x7f9e6ccbb000, 8192, PROT_READ|PROT_WRITE, MAP_PRIVATE|MAP_FIXED|MAP_DENYWRITE, 3, 0x17000) = 0x7f9e6ccbb000</text:p>
      <text:p text:style-name="P23">close(3) <text:s text:c="31"/>= 0</text:p>
      <text:p text:style-name="P23">openat(AT_FDCWD, "/usr/local/lib/libp11-kit.so.0", O_RDONLY|O_CLOEXEC) = -1 ENOENT (Нет такого файла или каталога)</text:p>
      <text:p text:style-name="P23">openat(AT_FDCWD, "tls/haswell/x86_64/libp11-kit.so.0", O_RDONLY|O_CLOEXEC) = -1 ENOENT (Нет такого файла или каталога)</text:p>
      <text:p text:style-name="P23">openat(AT_FDCWD, "tls/haswell/libp11-kit.so.0", O_RDONLY|O_CLOEXEC) = -1 ENOENT (Нет такого файла или каталога)</text:p>
      <text:p text:style-name="P23">openat(AT_FDCWD, "tls/x86_64/libp11-kit.so.0", O_RDONLY|O_CLOEXEC) = -1 ENOENT (Нет такого файла или каталога)</text:p>
      <text:p text:style-name="P23">openat(AT_FDCWD, "tls/libp11-kit.so.0", O_RDONLY|O_CLOEXEC) = -1 ENOENT (Нет такого файла или каталога)</text:p>
      <text:p text:style-name="P23">openat(AT_FDCWD, "haswell/x86_64/libp11-kit.so.0", O_RDONLY|O_CLOEXEC) = -1 ENOENT (Нет такого файла или каталога)</text:p>
      <text:p text:style-name="P23">openat(AT_FDCWD, "haswell/libp11-kit.so.0", O_RDONLY|O_CLOEXEC) = -1 ENOENT (Нет такого файла или каталога)</text:p>
      <text:p text:style-name="P23">openat(AT_FDCWD, "x86_64/libp11-kit.so.0", O_RDONLY|O_CLOEXEC) = -1 ENOENT (Нет такого файла или каталога)</text:p>
      <text:p text:style-name="P23">openat(AT_FDCWD, "libp11-kit.so.0", O_RDONLY|O_CLOEXEC) = -1 ENOENT (Нет такого файла или каталога)</text:p>
      <text:p text:style-name="P23">openat(AT_FDCWD, "/usr/local/lib/libp11-kit.so.0", O_RDONLY|O_CLOEXEC) = -1 ENOENT (Нет такого файла или каталога)</text:p>
      <text:p text:style-name="P23">openat(AT_FDCWD, "/usr/lib/libp11-kit.so.0", O_RDONLY|O_CLOEXEC) = 3</text:p>
      <text:p text:style-name="P23">read(3, "\177ELF\2\1\1\0\0\0\0\0\0\0\0\0\3\0&gt;\0\1\0\0\0@\220\2\0\0\0\0\0"..., 832) = 832</text:p>
      <text:p text:style-name="P23">fstat(3, {st_mode=S_IFREG|0755, st_size=1261048, ...}) = 0</text:p>
      <text:p text:style-name="P23">mmap(NULL, 8192, PROT_READ|PROT_WRITE, MAP_PRIVATE|MAP_ANONYMOUS, -1, 0) = 0x7f9e6cca1000</text:p>
      <text:p text:style-name="P23">mmap(NULL, 1264616, PROT_READ, MAP_PRIVATE|MAP_DENYWRITE, 3, 0) = 0x7f9e6cb6c000</text:p>
      <text:p text:style-name="P23">mmap(0x7f9e6cb95000, 647168, PROT_READ|PROT_EXEC, MAP_PRIVATE|MAP_FIXED|MAP_DENYWRITE, 3, 0x29000) = 0x7f9e6cb95000</text:p>
      <text:p text:style-name="P23">mmap(0x7f9e6cc33000, 368640, PROT_READ, MAP_PRIVATE|MAP_FIXED|MAP_DENYWRITE, 3, 0xc7000) = 0x7f9e6cc33000</text:p>
      <text:p text:style-name="P23">mmap(0x7f9e6cc8d000, 81920, PROT_READ|PROT_WRITE, MAP_PRIVATE|MAP_FIXED|MAP_DENYWRITE, 3, 0x120000) = 0x7f9e6cc8d000</text:p>
      <text:p text:style-name="P23">close(3) <text:s text:c="31"/>= 0</text:p>
      <text:p text:style-name="P23">openat(AT_FDCWD, "/usr/local/lib/libidn2.so.0", O_RDONLY|O_CLOEXEC) = -1 ENOENT (Нет такого файла или каталога)</text:p>
      <text:p text:style-name="P23">openat(AT_FDCWD, "tls/haswell/x86_64/libidn2.so.0", O_RDONLY|O_CLOEXEC) = -1 ENOENT (Нет такого файла или каталога)</text:p>
      <text:p text:style-name="P23">openat(AT_FDCWD, "tls/haswell/libidn2.so.0", O_RDONLY|O_CLOEXEC) = -1 ENOENT (Нет такого файла или каталога)</text:p>
      <text:p text:style-name="P23">openat(AT_FDCWD, "tls/x86_64/libidn2.so.0", O_RDONLY|O_CLOEXEC) = -1 ENOENT (Нет такого файла или каталога)</text:p>
      <text:p text:style-name="P23">openat(AT_FDCWD, "tls/libidn2.so.0", O_RDONLY|O_CLOEXEC) = -1 ENOENT (Нет такого файла или каталога)</text:p>
      <text:p text:style-name="P23">openat(AT_FDCWD, "haswell/x86_64/libidn2.so.0", O_RDONLY|O_CLOEXEC) = -1 ENOENT (Нет такого файла или каталога)</text:p>
      <text:p text:style-name="P23"><text:soft-page-break/>openat(AT_FDCWD, "haswell/libidn2.so.0", O_RDONLY|O_CLOEXEC) = -1 ENOENT (Нет такого файла или каталога)</text:p>
      <text:p text:style-name="P23">openat(AT_FDCWD, "x86_64/libidn2.so.0", O_RDONLY|O_CLOEXEC) = -1 ENOENT (Нет такого файла или каталога)</text:p>
      <text:p text:style-name="P23">openat(AT_FDCWD, "libidn2.so.0", O_RDONLY|O_CLOEXEC) = -1 ENOENT (Нет такого файла или каталога)</text:p>
      <text:p text:style-name="P23">openat(AT_FDCWD, "/usr/local/lib/libidn2.so.0", O_RDONLY|O_CLOEXEC) = -1 ENOENT (Нет такого файла или каталога)</text:p>
      <text:p text:style-name="P23">openat(AT_FDCWD, "/usr/lib/libidn2.so.0", O_RDONLY|O_CLOEXEC) = 3</text:p>
      <text:p text:style-name="P23">read(3, "\177ELF\2\1\1\0\0\0\0\0\0\0\0\0\3\0&gt;\0\1\0\0\0 <text:s/>\0\0\0\0\0\0"..., 832) = 832</text:p>
      <text:p text:style-name="P23">fstat(3, {st_mode=S_IFREG|0755, st_size=128696, ...}) = 0</text:p>
      <text:p text:style-name="P23">mmap(NULL, 131096, PROT_READ, MAP_PRIVATE|MAP_DENYWRITE, 3, 0) = 0x7f9e6cb4b000</text:p>
      <text:p text:style-name="P23">mmap(0x7f9e6cb4d000, 16384, PROT_READ|PROT_EXEC, MAP_PRIVATE|MAP_FIXED|MAP_DENYWRITE, 3, 0x2000) = 0x7f9e6cb4d000</text:p>
      <text:p text:style-name="P23">mmap(0x7f9e6cb51000, 102400, PROT_READ, MAP_PRIVATE|MAP_FIXED|MAP_DENYWRITE, 3, 0x6000) = 0x7f9e6cb51000</text:p>
      <text:p text:style-name="P23">mmap(0x7f9e6cb6a000, 8192, PROT_READ|PROT_WRITE, MAP_PRIVATE|MAP_FIXED|MAP_DENYWRITE, 3, 0x1e000) = 0x7f9e6cb6a000</text:p>
      <text:p text:style-name="P23">close(3) <text:s text:c="31"/>= 0</text:p>
      <text:p text:style-name="P23">openat(AT_FDCWD, "/usr/local/lib/libunistring.so.2", O_RDONLY|O_CLOEXEC) = -1 ENOENT (Нет такого файла или каталога)</text:p>
      <text:p text:style-name="P23">openat(AT_FDCWD, "tls/haswell/x86_64/libunistring.so.2", O_RDONLY|O_CLOEXEC) = -1 ENOENT (Нет такого файла или каталога)</text:p>
      <text:p text:style-name="P23">openat(AT_FDCWD, "tls/haswell/libunistring.so.2", O_RDONLY|O_CLOEXEC) = -1 ENOENT (Нет такого файла или каталога)</text:p>
      <text:p text:style-name="P23">openat(AT_FDCWD, "tls/x86_64/libunistring.so.2", O_RDONLY|O_CLOEXEC) = -1 ENOENT (Нет такого файла или каталога)</text:p>
      <text:p text:style-name="P23">openat(AT_FDCWD, "tls/libunistring.so.2", O_RDONLY|O_CLOEXEC) = -1 ENOENT (Нет такого файла или каталога)</text:p>
      <text:p text:style-name="P23">openat(AT_FDCWD, "haswell/x86_64/libunistring.so.2", O_RDONLY|O_CLOEXEC) = -1 ENOENT (Нет такого файла или каталога)</text:p>
      <text:p text:style-name="P23">openat(AT_FDCWD, "haswell/libunistring.so.2", O_RDONLY|O_CLOEXEC) = -1 ENOENT (Нет такого файла или каталога)</text:p>
      <text:p text:style-name="P23">openat(AT_FDCWD, "x86_64/libunistring.so.2", O_RDONLY|O_CLOEXEC) = -1 ENOENT (Нет такого файла или каталога)</text:p>
      <text:p text:style-name="P23">openat(AT_FDCWD, "libunistring.so.2", O_RDONLY|O_CLOEXEC) = -1 ENOENT (Нет такого файла или каталога)</text:p>
      <text:p text:style-name="P23">openat(AT_FDCWD, "/usr/local/lib/libunistring.so.2", O_RDONLY|O_CLOEXEC) = -1 ENOENT (Нет такого файла или каталога)</text:p>
      <text:p text:style-name="P23">openat(AT_FDCWD, "/usr/lib/libunistring.so.2", O_RDONLY|O_CLOEXEC) = 3</text:p>
      <text:p text:style-name="P23">read(3, "\177ELF\2\1\1\0\0\0\0\0\0\0\0\0\3\0&gt;\0\1\0\0\0 \20\1\0\0\0\0\0"..., 832) = 832</text:p>
      <text:p text:style-name="P23">fstat(3, {st_mode=S_IFREG|0755, st_size=1574712, ...}) = 0</text:p>
      <text:p text:style-name="P23">mmap(NULL, 1579272, PROT_READ, MAP_PRIVATE|MAP_DENYWRITE, 3, 0) = 0x7f9e6c9c9000</text:p>
      <text:p text:style-name="P23">mmap(0x7f9e6c9da000, 217088, PROT_READ|PROT_EXEC, MAP_PRIVATE|MAP_FIXED|MAP_DENYWRITE, 3, 0x11000) = 0x7f9e6c9da000</text:p>
      <text:p text:style-name="P23">mmap(0x7f9e6ca0f000, 1273856, PROT_READ, MAP_PRIVATE|MAP_FIXED|MAP_DENYWRITE, 3, 0x46000) = 0x7f9e6ca0f000</text:p>
      <text:p text:style-name="P23">mmap(0x7f9e6cb46000, 20480, PROT_READ|PROT_WRITE, MAP_PRIVATE|MAP_FIXED|MAP_DENYWRITE, 3, 0x17c000) = 0x7f9e6cb46000</text:p>
      <text:p text:style-name="P23">close(3) <text:s text:c="31"/>= 0</text:p>
      <text:p text:style-name="P23">openat(AT_FDCWD, "/usr/local/lib/libtasn1.so.6", O_RDONLY|O_CLOEXEC) = -1 ENOENT (Нет такого файла или каталога)</text:p>
      <text:p text:style-name="P23">openat(AT_FDCWD, "tls/haswell/x86_64/libtasn1.so.6", O_RDONLY|O_CLOEXEC) = -1 ENOENT (Нет такого файла или каталога)</text:p>
      <text:p text:style-name="P23">openat(AT_FDCWD, "tls/haswell/libtasn1.so.6", O_RDONLY|O_CLOEXEC) = -1 ENOENT (Нет такого файла или каталога)</text:p>
      <text:p text:style-name="P23"><text:soft-page-break/>openat(AT_FDCWD, "tls/x86_64/libtasn1.so.6", O_RDONLY|O_CLOEXEC) = -1 ENOENT (Нет такого файла или каталога)</text:p>
      <text:p text:style-name="P23">openat(AT_FDCWD, "tls/libtasn1.so.6", O_RDONLY|O_CLOEXEC) = -1 ENOENT (Нет такого файла или каталога)</text:p>
      <text:p text:style-name="P23">openat(AT_FDCWD, "haswell/x86_64/libtasn1.so.6", O_RDONLY|O_CLOEXEC) = -1 ENOENT (Нет такого файла или каталога)</text:p>
      <text:p text:style-name="P23">openat(AT_FDCWD, "haswell/libtasn1.so.6", O_RDONLY|O_CLOEXEC) = -1 ENOENT (Нет такого файла или каталога)</text:p>
      <text:p text:style-name="P23">openat(AT_FDCWD, "x86_64/libtasn1.so.6", O_RDONLY|O_CLOEXEC) = -1 ENOENT (Нет такого файла или каталога)</text:p>
      <text:p text:style-name="P23">openat(AT_FDCWD, "libtasn1.so.6", O_RDONLY|O_CLOEXEC) = -1 ENOENT (Нет такого файла или каталога)</text:p>
      <text:p text:style-name="P23">openat(AT_FDCWD, "/usr/local/lib/libtasn1.so.6", O_RDONLY|O_CLOEXEC) = -1 ENOENT (Нет такого файла или каталога)</text:p>
      <text:p text:style-name="P23">openat(AT_FDCWD, "/usr/lib/libtasn1.so.6", O_RDONLY|O_CLOEXEC) = 3</text:p>
      <text:p text:style-name="P23">read(3, "\177ELF\2\1\1\0\0\0\0\0\0\0\0\0\3\0&gt;\0\1\0\0\0 0\0\0\0\0\0\0"..., 832) = 832</text:p>
      <text:p text:style-name="P23">fstat(3, {st_mode=S_IFREG|0755, st_size=83720, ...}) = 0</text:p>
      <text:p text:style-name="P23">mmap(NULL, 86568, PROT_READ, MAP_PRIVATE|MAP_DENYWRITE, 3, 0) = 0x7f9e6c9b3000</text:p>
      <text:p text:style-name="P23">mprotect(0x7f9e6c9b6000, 69632, PROT_NONE) = 0</text:p>
      <text:p text:style-name="P23">mmap(0x7f9e6c9b6000, 49152, PROT_READ|PROT_EXEC, MAP_PRIVATE|MAP_FIXED|MAP_DENYWRITE, 3, 0x3000) = 0x7f9e6c9b6000</text:p>
      <text:p text:style-name="P23">mmap(0x7f9e6c9c2000, 16384, PROT_READ, MAP_PRIVATE|MAP_FIXED|MAP_DENYWRITE, 3, 0xf000) = 0x7f9e6c9c2000</text:p>
      <text:p text:style-name="P23">mmap(0x7f9e6c9c7000, 8192, PROT_READ|PROT_WRITE, MAP_PRIVATE|MAP_FIXED|MAP_DENYWRITE, 3, 0x13000) = 0x7f9e6c9c7000</text:p>
      <text:p text:style-name="P23">close(3) <text:s text:c="31"/>= 0</text:p>
      <text:p text:style-name="P23">openat(AT_FDCWD, "/usr/local/lib/libnettle.so.8", O_RDONLY|O_CLOEXEC) = -1 ENOENT (Нет такого файла или каталога)</text:p>
      <text:p text:style-name="P23">openat(AT_FDCWD, "tls/haswell/x86_64/libnettle.so.8", O_RDONLY|O_CLOEXEC) = -1 ENOENT (Нет такого файла или каталога)</text:p>
      <text:p text:style-name="P23">openat(AT_FDCWD, "tls/haswell/libnettle.so.8", O_RDONLY|O_CLOEXEC) = -1 ENOENT (Нет такого файла или каталога)</text:p>
      <text:p text:style-name="P23">openat(AT_FDCWD, "tls/x86_64/libnettle.so.8", O_RDONLY|O_CLOEXEC) = -1 ENOENT (Нет такого файла или каталога)</text:p>
      <text:p text:style-name="P23">openat(AT_FDCWD, "tls/libnettle.so.8", O_RDONLY|O_CLOEXEC) = -1 ENOENT (Нет такого файла или каталога)</text:p>
      <text:p text:style-name="P23">openat(AT_FDCWD, "haswell/x86_64/libnettle.so.8", O_RDONLY|O_CLOEXEC) = -1 ENOENT (Нет такого файла или каталога)</text:p>
      <text:p text:style-name="P23">openat(AT_FDCWD, "haswell/libnettle.so.8", O_RDONLY|O_CLOEXEC) = -1 ENOENT (Нет такого файла или каталога)</text:p>
      <text:p text:style-name="P23">openat(AT_FDCWD, "x86_64/libnettle.so.8", O_RDONLY|O_CLOEXEC) = -1 ENOENT (Нет такого файла или каталога)</text:p>
      <text:p text:style-name="P23">openat(AT_FDCWD, "libnettle.so.8", O_RDONLY|O_CLOEXEC) = -1 ENOENT (Нет такого файла или каталога)</text:p>
      <text:p text:style-name="P23">openat(AT_FDCWD, "/usr/local/lib/libnettle.so.8", O_RDONLY|O_CLOEXEC) = -1 ENOENT (Нет такого файла или каталога)</text:p>
      <text:p text:style-name="P23">openat(AT_FDCWD, "/usr/lib/libnettle.so.8", O_RDONLY|O_CLOEXEC) = 3</text:p>
      <text:p text:style-name="P23">read(3, "\177ELF\2\1\1\0\0\0\0\0\0\0\0\0\3\0&gt;\0\1\0\0\0 \300\0\0\0\0\0\0"..., 832) = 832</text:p>
      <text:p text:style-name="P23">fstat(3, {st_mode=S_IFREG|0644, st_size=288552, ...}) = 0</text:p>
      <text:p text:style-name="P23">mmap(NULL, 290872, PROT_READ, MAP_PRIVATE|MAP_DENYWRITE, 3, 0) = 0x7f9e6c96b000</text:p>
      <text:p text:style-name="P23">mprotect(0x7f9e6c977000, 233472, PROT_NONE) = 0</text:p>
      <text:p text:style-name="P23">mmap(0x7f9e6c977000, 139264, PROT_READ|PROT_EXEC, MAP_PRIVATE|MAP_FIXED|MAP_DENYWRITE, 3, 0xc000) = 0x7f9e6c977000</text:p>
      <text:p text:style-name="P23">mmap(0x7f9e6c999000, 90112, PROT_READ, MAP_PRIVATE|MAP_FIXED|MAP_DENYWRITE, 3, 0x2e000) = 0x7f9e6c999000</text:p>
      <text:p text:style-name="P23"><text:soft-page-break/>mmap(0x7f9e6c9b0000, 12288, PROT_READ|PROT_WRITE, MAP_PRIVATE|MAP_FIXED|MAP_DENYWRITE, 3, 0x44000) = 0x7f9e6c9b0000</text:p>
      <text:p text:style-name="P23">close(3) <text:s text:c="31"/>= 0</text:p>
      <text:p text:style-name="P23">openat(AT_FDCWD, "/usr/local/lib/libhogweed.so.6", O_RDONLY|O_CLOEXEC) = -1 ENOENT (Нет такого файла или каталога)</text:p>
      <text:p text:style-name="P23">openat(AT_FDCWD, "tls/haswell/x86_64/libhogweed.so.6", O_RDONLY|O_CLOEXEC) = -1 ENOENT (Нет такого файла или каталога)</text:p>
      <text:p text:style-name="P23">openat(AT_FDCWD, "tls/haswell/libhogweed.so.6", O_RDONLY|O_CLOEXEC) = -1 ENOENT (Нет такого файла или каталога)</text:p>
      <text:p text:style-name="P23">openat(AT_FDCWD, "tls/x86_64/libhogweed.so.6", O_RDONLY|O_CLOEXEC) = -1 ENOENT (Нет такого файла или каталога)</text:p>
      <text:p text:style-name="P23">openat(AT_FDCWD, "tls/libhogweed.so.6", O_RDONLY|O_CLOEXEC) = -1 ENOENT (Нет такого файла или каталога)</text:p>
      <text:p text:style-name="P23">openat(AT_FDCWD, "haswell/x86_64/libhogweed.so.6", O_RDONLY|O_CLOEXEC) = -1 ENOENT (Нет такого файла или каталога)</text:p>
      <text:p text:style-name="P23">openat(AT_FDCWD, "haswell/libhogweed.so.6", O_RDONLY|O_CLOEXEC) = -1 ENOENT (Нет такого файла или каталога)</text:p>
      <text:p text:style-name="P23">openat(AT_FDCWD, "x86_64/libhogweed.so.6", O_RDONLY|O_CLOEXEC) = -1 ENOENT (Нет такого файла или каталога)</text:p>
      <text:p text:style-name="P23">openat(AT_FDCWD, "libhogweed.so.6", O_RDONLY|O_CLOEXEC) = -1 ENOENT (Нет такого файла или каталога)</text:p>
      <text:p text:style-name="P23">openat(AT_FDCWD, "/usr/local/lib/libhogweed.so.6", O_RDONLY|O_CLOEXEC) = -1 ENOENT (Нет такого файла или каталога)</text:p>
      <text:p text:style-name="P23">openat(AT_FDCWD, "/usr/lib/libhogweed.so.6", O_RDONLY|O_CLOEXEC) = 3</text:p>
      <text:p text:style-name="P23">read(3, "\177ELF\2\1\1\0\0\0\0\0\0\0\0\0\3\0&gt;\0\1\0\0\0 \220\0\0\0\0\0\0"..., 832) = 832</text:p>
      <text:p text:style-name="P23">fstat(3, {st_mode=S_IFREG|0644, st_size=292608, ...}) = 0</text:p>
      <text:p text:style-name="P23">mmap(NULL, 294928, PROT_READ, MAP_PRIVATE|MAP_DENYWRITE, 3, 0) = 0x7f9e6c922000</text:p>
      <text:p text:style-name="P23">mmap(0x7f9e6c92b000, 77824, PROT_READ|PROT_EXEC, MAP_PRIVATE|MAP_FIXED|MAP_DENYWRITE, 3, 0x9000) = 0x7f9e6c92b000</text:p>
      <text:p text:style-name="P23">mmap(0x7f9e6c93e000, 172032, PROT_READ, MAP_PRIVATE|MAP_FIXED|MAP_DENYWRITE, 3, 0x1c000) = 0x7f9e6c93e000</text:p>
      <text:p text:style-name="P23">mmap(0x7f9e6c968000, 12288, PROT_READ|PROT_WRITE, MAP_PRIVATE|MAP_FIXED|MAP_DENYWRITE, 3, 0x45000) = 0x7f9e6c968000</text:p>
      <text:p text:style-name="P23">close(3) <text:s text:c="31"/>= 0</text:p>
      <text:p text:style-name="P23">openat(AT_FDCWD, "/usr/local/lib/libgmp.so.10", O_RDONLY|O_CLOEXEC) = -1 ENOENT (Нет такого файла или каталога)</text:p>
      <text:p text:style-name="P23">openat(AT_FDCWD, "tls/haswell/x86_64/libgmp.so.10", O_RDONLY|O_CLOEXEC) = -1 ENOENT (Нет такого файла или каталога)</text:p>
      <text:p text:style-name="P23">openat(AT_FDCWD, "tls/haswell/libgmp.so.10", O_RDONLY|O_CLOEXEC) = -1 ENOENT (Нет такого файла или каталога)</text:p>
      <text:p text:style-name="P23">openat(AT_FDCWD, "tls/x86_64/libgmp.so.10", O_RDONLY|O_CLOEXEC) = -1 ENOENT (Нет такого файла или каталога)</text:p>
      <text:p text:style-name="P23">openat(AT_FDCWD, "tls/libgmp.so.10", O_RDONLY|O_CLOEXEC) = -1 ENOENT (Нет такого файла или каталога)</text:p>
      <text:p text:style-name="P23">openat(AT_FDCWD, "haswell/x86_64/libgmp.so.10", O_RDONLY|O_CLOEXEC) = -1 ENOENT (Нет такого файла или каталога)</text:p>
      <text:p text:style-name="P23">openat(AT_FDCWD, "haswell/libgmp.so.10", O_RDONLY|O_CLOEXEC) = -1 ENOENT (Нет такого файла или каталога)</text:p>
      <text:p text:style-name="P23">openat(AT_FDCWD, "x86_64/libgmp.so.10", O_RDONLY|O_CLOEXEC) = -1 ENOENT (Нет такого файла или каталога)</text:p>
      <text:p text:style-name="P23">openat(AT_FDCWD, "libgmp.so.10", O_RDONLY|O_CLOEXEC) = -1 ENOENT (Нет такого файла или каталога)</text:p>
      <text:p text:style-name="P23">openat(AT_FDCWD, "/usr/local/lib/libgmp.so.10", O_RDONLY|O_CLOEXEC) = -1 ENOENT (Нет такого файла или каталога)</text:p>
      <text:p text:style-name="P23">openat(AT_FDCWD, "/usr/lib/libgmp.so.10", O_RDONLY|O_CLOEXEC) = 3</text:p>
      <text:p text:style-name="P23"><text:soft-page-break/>read(3, "\177ELF\2\1\1\0\0\0\0\0\0\0\0\0\3\0&gt;\0\1\0\0\0\200\20\1\0\0\0\0\0"..., 832) = 832</text:p>
      <text:p text:style-name="P23">fstat(3, {st_mode=S_IFREG|0755, st_size=649512, ...}) = 0</text:p>
      <text:p text:style-name="P23">mmap(NULL, 8192, PROT_READ|PROT_WRITE, MAP_PRIVATE|MAP_ANONYMOUS, -1, 0) = 0x7f9e6c920000</text:p>
      <text:p text:style-name="P23">mmap(NULL, 651784, PROT_READ, MAP_PRIVATE|MAP_DENYWRITE, 3, 0) = 0x7f9e6c880000</text:p>
      <text:p text:style-name="P23">mprotect(0x7f9e6c891000, 573440, PROT_NONE) = 0</text:p>
      <text:p text:style-name="P23">mmap(0x7f9e6c891000, 475136, PROT_READ|PROT_EXEC, MAP_PRIVATE|MAP_FIXED|MAP_DENYWRITE, 3, 0x11000) = 0x7f9e6c891000</text:p>
      <text:p text:style-name="P23">mmap(0x7f9e6c905000, 94208, PROT_READ, MAP_PRIVATE|MAP_FIXED|MAP_DENYWRITE, 3, 0x85000) = 0x7f9e6c905000</text:p>
      <text:p text:style-name="P23">mmap(0x7f9e6c91d000, 12288, PROT_READ|PROT_WRITE, MAP_PRIVATE|MAP_FIXED|MAP_DENYWRITE, 3, 0x9c000) = 0x7f9e6c91d000</text:p>
      <text:p text:style-name="P23">close(3) <text:s text:c="31"/>= 0</text:p>
      <text:p text:style-name="P23">openat(AT_FDCWD, "/usr/local/lib/libffi.so.7", O_RDONLY|O_CLOEXEC) = -1 ENOENT (Нет такого файла или каталога)</text:p>
      <text:p text:style-name="P23">openat(AT_FDCWD, "tls/haswell/x86_64/libffi.so.7", O_RDONLY|O_CLOEXEC) = -1 ENOENT (Нет такого файла или каталога)</text:p>
      <text:p text:style-name="P23">openat(AT_FDCWD, "tls/haswell/libffi.so.7", O_RDONLY|O_CLOEXEC) = -1 ENOENT (Нет такого файла или каталога)</text:p>
      <text:p text:style-name="P23">openat(AT_FDCWD, "tls/x86_64/libffi.so.7", O_RDONLY|O_CLOEXEC) = -1 ENOENT (Нет такого файла или каталога)</text:p>
      <text:p text:style-name="P23">openat(AT_FDCWD, "tls/libffi.so.7", O_RDONLY|O_CLOEXEC) = -1 ENOENT (Нет такого файла или каталога)</text:p>
      <text:p text:style-name="P23">openat(AT_FDCWD, "haswell/x86_64/libffi.so.7", O_RDONLY|O_CLOEXEC) = -1 ENOENT (Нет такого файла или каталога)</text:p>
      <text:p text:style-name="P23">openat(AT_FDCWD, "haswell/libffi.so.7", O_RDONLY|O_CLOEXEC) = -1 ENOENT (Нет такого файла или каталога)</text:p>
      <text:p text:style-name="P23">openat(AT_FDCWD, "x86_64/libffi.so.7", O_RDONLY|O_CLOEXEC) = -1 ENOENT (Нет такого файла или каталога)</text:p>
      <text:p text:style-name="P23">openat(AT_FDCWD, "libffi.so.7", O_RDONLY|O_CLOEXEC) = -1 ENOENT (Нет такого файла или каталога)</text:p>
      <text:p text:style-name="P23">openat(AT_FDCWD, "/usr/local/lib/libffi.so.7", O_RDONLY|O_CLOEXEC) = -1 ENOENT (Нет такого файла или каталога)</text:p>
      <text:p text:style-name="P23">openat(AT_FDCWD, "/usr/lib/libffi.so.7", O_RDONLY|O_CLOEXEC) = 3</text:p>
      <text:p text:style-name="P23">read(3, "\177ELF\2\1\1\0\0\0\0\0\0\0\0\0\3\0&gt;\0\1\0\0\0@ \0\0\0\0\0\0"..., 832) = 832</text:p>
      <text:p text:style-name="P23">fstat(3, {st_mode=S_IFREG|0755, st_size=42960, ...}) = 0</text:p>
      <text:p text:style-name="P23">mmap(NULL, 46376, PROT_READ, MAP_PRIVATE|MAP_DENYWRITE, 3, 0) = 0x7f9e6c874000</text:p>
      <text:p text:style-name="P23">mmap(0x7f9e6c876000, 24576, PROT_READ|PROT_EXEC, MAP_PRIVATE|MAP_FIXED|MAP_DENYWRITE, 3, 0x2000) = 0x7f9e6c876000</text:p>
      <text:p text:style-name="P23">mmap(0x7f9e6c87c000, 8192, PROT_READ, MAP_PRIVATE|MAP_FIXED|MAP_DENYWRITE, 3, 0x8000) = 0x7f9e6c87c000</text:p>
      <text:p text:style-name="P23">mmap(0x7f9e6c87e000, 8192, PROT_READ|PROT_WRITE, MAP_PRIVATE|MAP_FIXED|MAP_DENYWRITE, 3, 0x9000) = 0x7f9e6c87e000</text:p>
      <text:p text:style-name="P23">close(3) <text:s text:c="31"/>= 0</text:p>
      <text:p text:style-name="P23">openat(AT_FDCWD, "/usr/local/lib/libdl.so.2", O_RDONLY|O_CLOEXEC) = -1 ENOENT (Нет такого файла или каталога)</text:p>
      <text:p text:style-name="P23">openat(AT_FDCWD, "tls/haswell/x86_64/libdl.so.2", O_RDONLY|O_CLOEXEC) = -1 ENOENT (Нет такого файла или каталога)</text:p>
      <text:p text:style-name="P23">openat(AT_FDCWD, "tls/haswell/libdl.so.2", O_RDONLY|O_CLOEXEC) = -1 ENOENT (Нет такого файла или каталога)</text:p>
      <text:p text:style-name="P23">openat(AT_FDCWD, "tls/x86_64/libdl.so.2", O_RDONLY|O_CLOEXEC) = -1 ENOENT (Нет такого файла или каталога)</text:p>
      <text:p text:style-name="P23">openat(AT_FDCWD, "tls/libdl.so.2", O_RDONLY|O_CLOEXEC) = -1 ENOENT (Нет такого файла или каталога)</text:p>
      <text:p text:style-name="P23">openat(AT_FDCWD, "haswell/x86_64/libdl.so.2", O_RDONLY|O_CLOEXEC) = -1 ENOENT (Нет такого файла или каталога)</text:p>
      <text:p text:style-name="P23"><text:soft-page-break/>openat(AT_FDCWD, "haswell/libdl.so.2", O_RDONLY|O_CLOEXEC) = -1 ENOENT (Нет такого файла или каталога)</text:p>
      <text:p text:style-name="P23">openat(AT_FDCWD, "x86_64/libdl.so.2", O_RDONLY|O_CLOEXEC) = -1 ENOENT (Нет такого файла или каталога)</text:p>
      <text:p text:style-name="P23">openat(AT_FDCWD, "libdl.so.2", O_RDONLY|O_CLOEXEC) = -1 ENOENT (Нет такого файла или каталога)</text:p>
      <text:p text:style-name="P23">openat(AT_FDCWD, "/usr/local/lib/libdl.so.2", O_RDONLY|O_CLOEXEC) = -1 ENOENT (Нет такого файла или каталога)</text:p>
      <text:p text:style-name="P23">openat(AT_FDCWD, "/usr/lib/libdl.so.2", O_RDONLY|O_CLOEXEC) = 3</text:p>
      <text:p text:style-name="P23">read(3, "\177ELF\2\1\1\0\0\0\0\0\0\0\0\0\3\0&gt;\0\1\0\0\0\20\22\0\0\0\0\0\0"..., 832) = 832</text:p>
      <text:p text:style-name="P23">fstat(3, {st_mode=S_IFREG|0755, st_size=18608, ...}) = 0</text:p>
      <text:p text:style-name="P23">mmap(NULL, 20624, PROT_READ, MAP_PRIVATE|MAP_DENYWRITE, 3, 0) = 0x7f9e6c86e000</text:p>
      <text:p text:style-name="P23">mmap(0x7f9e6c86f000, 8192, PROT_READ|PROT_EXEC, MAP_PRIVATE|MAP_FIXED|MAP_DENYWRITE, 3, 0x1000) = 0x7f9e6c86f000</text:p>
      <text:p text:style-name="P23">mmap(0x7f9e6c871000, 4096, PROT_READ, MAP_PRIVATE|MAP_FIXED|MAP_DENYWRITE, 3, 0x3000) = 0x7f9e6c871000</text:p>
      <text:p text:style-name="P23">mmap(0x7f9e6c872000, 8192, PROT_READ|PROT_WRITE, MAP_PRIVATE|MAP_FIXED|MAP_DENYWRITE, 3, 0x3000) = 0x7f9e6c872000</text:p>
      <text:p text:style-name="P23">close(3) <text:s text:c="31"/>= 0</text:p>
      <text:p text:style-name="P23">mmap(NULL, 8192, PROT_READ|PROT_WRITE, MAP_PRIVATE|MAP_ANONYMOUS, -1, 0) = 0x7f9e6c86c000</text:p>
      <text:p text:style-name="P23">mmap(NULL, 8192, PROT_READ|PROT_WRITE, MAP_PRIVATE|MAP_ANONYMOUS, -1, 0) = 0x7f9e6c86a000</text:p>
      <text:p text:style-name="P23">arch_prctl(ARCH_SET_FS, 0x7f9e6c86b040) = 0</text:p>
      <text:p text:style-name="P23">mprotect(0x7f9e6ce7c000, 12288, PROT_READ) = 0</text:p>
      <text:p text:style-name="P23">mprotect(0x7f9e6c872000, 4096, PROT_READ) = 0</text:p>
      <text:p text:style-name="P23">mprotect(0x7f9e6c87e000, 4096, PROT_READ) = 0</text:p>
      <text:p text:style-name="P23">mprotect(0x7f9e6c91d000, 8192, PROT_READ) = 0</text:p>
      <text:p text:style-name="P23">mprotect(0x7f9e6c9b0000, 8192, PROT_READ) = 0</text:p>
      <text:p text:style-name="P23">mprotect(0x7f9e6c968000, 8192, PROT_READ) = 0</text:p>
      <text:p text:style-name="P23">mprotect(0x7f9e6c9c7000, 4096, PROT_READ) = 0</text:p>
      <text:p text:style-name="P23">mprotect(0x7f9e6cb46000, 16384, PROT_READ) = 0</text:p>
      <text:p text:style-name="P23">mprotect(0x7f9e6cb6a000, 4096, PROT_READ) = 0</text:p>
      <text:p text:style-name="P23">mprotect(0x7f9e6cc8d000, 40960, PROT_READ) = 0</text:p>
      <text:p text:style-name="P23">mprotect(0x7f9e6ccbb000, 4096, PROT_READ) = 0</text:p>
      <text:p text:style-name="P23">mprotect(0x7f9e6ce9e000, 4096, PROT_READ) = 0</text:p>
      <text:p text:style-name="P23">mprotect(0x7f9e6cfe4000, 4096, PROT_READ) = 0</text:p>
      <text:p text:style-name="P23">mmap(NULL, 8192, PROT_READ|PROT_WRITE, MAP_PRIVATE|MAP_ANONYMOUS, -1, 0) = 0x7f9e6c868000</text:p>
      <text:p text:style-name="P23">mprotect(0x7f9e6d1b2000, 53248, PROT_READ) = 0</text:p>
      <text:p text:style-name="P23">mprotect(0x7f9e6d556000, 4096, PROT_READ) = 0</text:p>
      <text:p text:style-name="P23">mprotect(0x7f9e6d1cc000, 4096, PROT_READ) = 0</text:p>
      <text:p text:style-name="P23">mprotect(0x7f9e6d228000, 4096, PROT_READ) = 0</text:p>
      <text:p text:style-name="P23">mprotect(0x7f9e6d241000, 4096, PROT_READ) = 0</text:p>
      <text:p text:style-name="P23">mprotect(0x7f9e6d432000, 69632, PROT_READ) = 0</text:p>
      <text:p text:style-name="P23">mprotect(0x7f9e6d52f000, 32768, PROT_READ) = 0</text:p>
      <text:p text:style-name="P23">mprotect(0x7f9e6d86a000, 53248, PROT_READ) = 0</text:p>
      <text:p text:style-name="P23">mprotect(0x5634212f0000, 4096, PROT_READ) = 0</text:p>
      <text:p text:style-name="P23">mprotect(0x7f9e6d8f9000, 4096, PROT_READ) = 0</text:p>
      <text:p text:style-name="P23">munmap(0x7f9e6d87c000, 329160) <text:s text:c="9"/>= 0</text:p>
      <text:p text:style-name="P23">set_tid_address(0x7f9e6c86b310) <text:s text:c="8"/>= 875700</text:p>
      <text:p text:style-name="P23">set_robust_list(0x7f9e6c86b320, 24) <text:s text:c="4"/>= 0</text:p>
      <text:p text:style-name="P23">rt_sigaction(SIGRTMIN, {sa_handler=0x7f9e6d541b90, sa_mask=[], sa_flags=SA_RESTORER|SA_SIGINFO, sa_restorer=0x7f9e6d54e0f0}, NULL, 8) = 0</text:p>
      <text:p text:style-name="P23">rt_sigaction(SIGRT_1, {sa_handler=0x7f9e6d541c30, sa_mask=[], sa_flags=SA_RESTORER|SA_RESTART|SA_SIGINFO, sa_restorer=0x7f9e6d54e0f0}, NULL, 8) = 0</text:p>
      <text:p text:style-name="P23"><text:soft-page-break/>rt_sigprocmask(SIG_UNBLOCK, [RTMIN RT_1], NULL, 8) = 0</text:p>
      <text:p text:style-name="P23">prlimit64(0, RLIMIT_STACK, NULL, {rlim_cur=8192*1024, rlim_max=RLIM64_INFINITY}) = 0</text:p>
      <text:p text:style-name="P23">brk(NULL) <text:s text:c="30"/>= 0x563423041000</text:p>
      <text:p text:style-name="P23">brk(0x563423062000) <text:s text:c="20"/>= 0x563423062000</text:p>
      <text:p text:style-name="P23">brk(0x563423083000) <text:s text:c="20"/>= 0x563423083000</text:p>
      <text:p text:style-name="P23">getrandom("\x9b", 1, GRND_NONBLOCK) <text:s text:c="4"/>= 1</text:p>
      <text:p text:style-name="P23">stat("/etc/gnutls/config", 0x7fff90bae1c0) = -1 ENOENT (Нет такого файла или каталога)</text:p>
      <text:p text:style-name="P23">futex(0x7f9e6d1c06bc, FUTEX_WAKE_PRIVATE, 2147483647) = 0</text:p>
      <text:p text:style-name="P23">futex(0x7f9e6d1c06c8, FUTEX_WAKE_PRIVATE, 2147483647) = 0</text:p>
      <text:p text:style-name="P23">readlink("/proc/self/exe", "/home/sakost/university/2 course"..., 4096) = 69</text:p>
      <text:p text:style-name="P23">eventfd2(0, EFD_CLOEXEC) <text:s text:c="15"/>= 3</text:p>
      <text:p text:style-name="P23">fcntl(3, F_GETFL) <text:s text:c="22"/>= 0x2 (flags O_RDWR)</text:p>
      <text:p text:style-name="P23">fcntl(3, F_SETFL, O_RDWR|O_NONBLOCK) <text:s text:c="3"/>= 0</text:p>
      <text:p text:style-name="P23">fcntl(3, F_GETFL) <text:s text:c="22"/>= 0x802 (flags O_RDWR|O_NONBLOCK)</text:p>
      <text:p text:style-name="P23">fcntl(3, F_SETFL, O_RDWR|O_NONBLOCK) <text:s text:c="3"/>= 0</text:p>
      <text:p text:style-name="P23">getpid() <text:s text:c="31"/>= 875700</text:p>
      <text:p text:style-name="P23">getpid() <text:s text:c="31"/>= 875700</text:p>
      <text:p text:style-name="P23">getrandom("\x13\x41\x12\x1d\x28\x44\x1a\x67\x26\x15\x10\x44\x95\xa4\xfb\xa7", 16, 0) = 16</text:p>
      <text:p text:style-name="P23">getrandom("\x85\x62\xed\x35\xa3\x0f\xea\xe7\x9c\x4d\x28\xcd\x78\x5b\x0e\xbb", 16, 0) = 16</text:p>
      <text:p text:style-name="P23">fstat(1, {st_mode=S_IFCHR|0620, st_rdev=makedev(0x88, 0x1), ...}) = 0</text:p>
      <text:p text:style-name="P23">write(1, "Using 0MQ version 4.3.4\n", 24Using 0MQ version 4.3.4</text:p>
      <text:p text:style-name="P23">) = 24</text:p>
      <text:p text:style-name="P23">write(1, "Using Protobuf version 3.12.4\n", 30Using Protobuf version 3.12.4</text:p>
      <text:p text:style-name="P23">) = 30</text:p>
      <text:p text:style-name="P23">eventfd2(0, EFD_CLOEXEC) <text:s text:c="15"/>= 4</text:p>
      <text:p text:style-name="P23">fcntl(4, F_GETFL) <text:s text:c="22"/>= 0x2 (flags O_RDWR)</text:p>
      <text:p text:style-name="P23">fcntl(4, F_SETFL, O_RDWR|O_NONBLOCK) <text:s text:c="3"/>= 0</text:p>
      <text:p text:style-name="P23">fcntl(4, F_GETFL) <text:s text:c="22"/>= 0x802 (flags O_RDWR|O_NONBLOCK)</text:p>
      <text:p text:style-name="P23">fcntl(4, F_SETFL, O_RDWR|O_NONBLOCK) <text:s text:c="3"/>= 0</text:p>
      <text:p text:style-name="P23">getpid() <text:s text:c="31"/>= 875700</text:p>
      <text:p text:style-name="P23">epoll_create1(EPOLL_CLOEXEC) <text:s text:c="11"/>= 5</text:p>
      <text:p text:style-name="P23">epoll_ctl(5, EPOLL_CTL_ADD, 4, {0, {u32=587543984, u64=94781925832112}}) = 0</text:p>
      <text:p text:style-name="P23">epoll_ctl(5, EPOLL_CTL_MOD, 4, {EPOLLIN, {u32=587543984, u64=94781925832112}}) = 0</text:p>
      <text:p text:style-name="P23">getpid() <text:s text:c="31"/>= 875700</text:p>
      <text:p text:style-name="P23">mmap(NULL, 8392704, PROT_NONE, MAP_PRIVATE|MAP_ANONYMOUS|MAP_STACK, -1, 0) = 0x7f9e6c067000</text:p>
      <text:p text:style-name="P23">mprotect(0x7f9e6c068000, 8388608, PROT_READ|PROT_WRITE) = 0</text:p>
      <text:p text:style-name="P23">rt_sigprocmask(SIG_BLOCK, ~[], [], 8) <text:s text:c="2"/>= 0</text:p>
      <text:p text:style-name="P23">clone(child_stack=0x7f9e6c866a70, flags=CLONE_VM|CLONE_FS|CLONE_FILES|CLONE_SIGHAND|CLONE_THREAD|CLONE_SYSVSEM|CLONE_SETTLS|CLONE_PARENT_SETTID|CLONE_CHILD_CLEARTID, parent_tid=[875701], tls=0x7f9e6c867640, child_tidptr=0x7f9e6c867910) = 875701</text:p>
      <text:p text:style-name="P23">rt_sigprocmask(SIG_SETMASK, [], NULL, 8) = 0</text:p>
      <text:p text:style-name="P23">eventfd2(0, EFD_CLOEXEC) <text:s text:c="15"/>= 6</text:p>
      <text:p text:style-name="P23">fcntl(6, F_GETFL) <text:s text:c="22"/>= 0x2 (flags O_RDWR)</text:p>
      <text:p text:style-name="P23">fcntl(6, F_SETFL, O_RDWR|O_NONBLOCK) <text:s text:c="3"/>= 0</text:p>
      <text:p text:style-name="P23">fcntl(6, F_GETFL) <text:s text:c="22"/>= 0x802 (flags O_RDWR|O_NONBLOCK)</text:p>
      <text:p text:style-name="P23">fcntl(6, F_SETFL, O_RDWR|O_NONBLOCK) <text:s text:c="3"/>= 0</text:p>
      <text:p text:style-name="P23">getpid() <text:s text:c="31"/>= 875700</text:p>
      <text:p text:style-name="P23">epoll_create1(EPOLL_CLOEXEC) <text:s text:c="11"/>= 7</text:p>
      <text:p text:style-name="P23">epoll_ctl(7, EPOLL_CTL_ADD, 6, {0, {u32=587544176, u64=94781925832304}}) = 0</text:p>
      <text:p text:style-name="P23">epoll_ctl(7, EPOLL_CTL_MOD, 6, {EPOLLIN, {u32=587544176, u64=94781925832304}}) = 0</text:p>
      <text:p text:style-name="P23">mmap(NULL, 8392704, PROT_NONE, MAP_PRIVATE|MAP_ANONYMOUS|MAP_STACK, -1, 0) = 0x7f9e6b866000</text:p>
      <text:p text:style-name="P23">mprotect(0x7f9e6b867000, 8388608, PROT_READ|PROT_WRITE) = 0</text:p>
      <text:p text:style-name="P23">rt_sigprocmask(SIG_BLOCK, ~[], [], 8) <text:s text:c="2"/>= 0</text:p>
      <text:p text:style-name="P23"><text:soft-page-break/>clone(child_stack=0x7f9e6c065a70, flags=CLONE_VM|CLONE_FS|CLONE_FILES|CLONE_SIGHAND|CLONE_THREAD|CLONE_SYSVSEM|CLONE_SETTLS|CLONE_PARENT_SETTID|CLONE_CHILD_CLEARTID, parent_tid=[875702], tls=0x7f9e6c066640, child_tidptr=0x7f9e6c066910) = 875702</text:p>
      <text:p text:style-name="P23">rt_sigprocmask(SIG_SETMASK, [], NULL, 8) = 0</text:p>
      <text:p text:style-name="P23">eventfd2(0, EFD_CLOEXEC) <text:s text:c="15"/>= 8</text:p>
      <text:p text:style-name="P23">fcntl(8, F_GETFL) <text:s text:c="22"/>= 0x2 (flags O_RDWR)</text:p>
      <text:p text:style-name="P23">fcntl(8, F_SETFL, O_RDWR|O_NONBLOCK) <text:s text:c="3"/>= 0</text:p>
      <text:p text:style-name="P23">fcntl(8, F_GETFL) <text:s text:c="22"/>= 0x802 (flags O_RDWR|O_NONBLOCK)</text:p>
      <text:p text:style-name="P23">fcntl(8, F_SETFL, O_RDWR|O_NONBLOCK) <text:s text:c="3"/>= 0</text:p>
      <text:p text:style-name="P23">getpid() <text:s text:c="31"/>= 875700</text:p>
      <text:p text:style-name="P23">eventfd2(0, EFD_CLOEXEC) <text:s text:c="15"/>= 9</text:p>
      <text:p text:style-name="P23">fcntl(9, F_GETFL) <text:s text:c="22"/>= 0x2 (flags O_RDWR)</text:p>
      <text:p text:style-name="P23">fcntl(9, F_SETFL, O_RDWR|O_NONBLOCK) <text:s text:c="3"/>= 0</text:p>
      <text:p text:style-name="P23">fcntl(9, F_GETFL) <text:s text:c="22"/>= 0x802 (flags O_RDWR|O_NONBLOCK)</text:p>
      <text:p text:style-name="P23">fcntl(9, F_SETFL, O_RDWR|O_NONBLOCK) <text:s text:c="3"/>= 0</text:p>
      <text:p text:style-name="P23">getpid() <text:s text:c="31"/>= 875700</text:p>
      <text:p text:style-name="P23">getpid() <text:s text:c="31"/>= 875700</text:p>
      <text:p text:style-name="P23">poll([{fd=8, events=POLLIN}], 1, 0) <text:s text:c="4"/>= 0 (Timeout)</text:p>
      <text:p text:style-name="P23">unlink("@socket_flow_0.ipc") <text:s text:c="11"/>= -1 ENOENT (Нет такого файла или каталога)</text:p>
      <text:p text:style-name="P23">socket(AF_UNIX, SOCK_STREAM|SOCK_CLOEXEC, 0) = 10</text:p>
      <text:p text:style-name="P23">bind(10, {sa_family=AF_UNIX, sun_path=@"socket_flow_0.ipc"}, 20) = 0</text:p>
      <text:p text:style-name="P23">listen(10, 100) <text:s text:c="24"/>= 0</text:p>
      <text:p text:style-name="P23">getsockname(10, {sa_family=AF_UNIX, sun_path=@"socket_flow_0.ipc"}, [128-&gt;20]) = 0</text:p>
      <text:p text:style-name="P23">getpid() <text:s text:c="31"/>= 875700</text:p>
      <text:p text:style-name="P23">write(6, "\1\0\0\0\0\0\0\0", 8) <text:s text:c="8"/>= 8</text:p>
      <text:p text:style-name="P23">getpid() <text:s text:c="31"/>= 875700</text:p>
      <text:p text:style-name="P23">write(8, "\1\0\0\0\0\0\0\0", 8) <text:s text:c="8"/>= 8</text:p>
      <text:p text:style-name="P23">mmap(NULL, 8392704, PROT_NONE, MAP_PRIVATE|MAP_ANONYMOUS|MAP_STACK, -1, 0) = 0x7f9e6b065000</text:p>
      <text:p text:style-name="P23">mprotect(0x7f9e6b066000, 8388608, PROT_READ|PROT_WRITE) = 0</text:p>
      <text:p text:style-name="P23">rt_sigprocmask(SIG_BLOCK, ~[], [], 8) <text:s text:c="2"/>= 0</text:p>
      <text:p text:style-name="P23">clone(child_stack=0x7f9e6b864a70, flags=CLONE_VM|CLONE_FS|CLONE_FILES|CLONE_SIGHAND|CLONE_THREAD|CLONE_SYSVSEM|CLONE_SETTLS|CLONE_PARENT_SETTID|CLONE_CHILD_CLEARTID, parent_tid=[875703], tls=0x7f9e6b865640, child_tidptr=0x7f9e6b865910) = 875703</text:p>
      <text:p text:style-name="P23">rt_sigprocmask(SIG_SETMASK, [], NULL, 8) = 0</text:p>
      <text:p text:style-name="P23">write(1, "&gt; ", 2&gt; ) <text:s text:c="22"/>= 2</text:p>
      <text:p text:style-name="P23">fstat(0, {st_mode=S_IFCHR|0620, st_rdev=makedev(0x88, 0x1), ...}) = 0</text:p>
      <text:p text:style-name="P23">read(0, create 1</text:p>
      <text:p text:style-name="P23">"create 1\n", 1024) <text:s text:c="12"/>= 9</text:p>
      <text:p text:style-name="P23">stat("/home/sakost/university/2 course/os/6-8 lab/cmake-build-debug/6_8_lab", {st_mode=S_IFREG|0755, st_size=1797944, ...}) = 0</text:p>
      <text:p text:style-name="P23">clone(child_stack=NULL, flags=CLONE_CHILD_CLEARTID|CLONE_CHILD_SETTID|SIGCHLD, child_tidptr=0x7f9e6c86b310) = 876105</text:p>
      <text:p text:style-name="P23">getpid() <text:s text:c="31"/>= 875700</text:p>
      <text:p text:style-name="P23">poll([{fd=9, events=POLLIN}], 1, 0) <text:s text:c="4"/>= 0 (Timeout)</text:p>
      <text:p text:style-name="P23">brk(0x5634230a4000) <text:s text:c="20"/>= 0x5634230a4000</text:p>
      <text:p text:style-name="P23">getpid() <text:s text:c="31"/>= 875700</text:p>
      <text:p text:style-name="P23">write(6, "\1\0\0\0\0\0\0\0", 8) <text:s text:c="8"/>= 8</text:p>
      <text:p text:style-name="P23">getpid() <text:s text:c="31"/>= 875700</text:p>
      <text:p text:style-name="P23">write(9, "\1\0\0\0\0\0\0\0", 8) <text:s text:c="8"/>= 8</text:p>
      <text:p text:style-name="P23">getpid() <text:s text:c="31"/>= 875700</text:p>
      <text:p text:style-name="P23">poll([{fd=9, events=POLLIN}], 1, -1) <text:s text:c="3"/>= 1 ([{fd=9, revents=POLLIN}])</text:p>
      <text:p text:style-name="P23">getpid() <text:s text:c="31"/>= 875700</text:p>
      <text:p text:style-name="P23">read(9, "\1\0\0\0\0\0\0\0", 8) <text:s text:c="9"/>= 8</text:p>
      <text:p text:style-name="P23">getpid() <text:s text:c="31"/>= 875700</text:p>
      <text:p text:style-name="P23"><text:soft-page-break/>poll([{fd=9, events=POLLIN}], 1, 0) <text:s text:c="4"/>= 0 (Timeout)</text:p>
      <text:p text:style-name="P23">getpid() <text:s text:c="31"/>= 875700</text:p>
      <text:p text:style-name="P23">poll([{fd=9, events=POLLIN}], 1, -1) <text:s text:c="3"/>= 1 ([{fd=9, revents=POLLIN}])</text:p>
      <text:p text:style-name="P23">getpid() <text:s text:c="31"/>= 875700</text:p>
      <text:p text:style-name="P23">read(9, "\1\0\0\0\0\0\0\0", 8) <text:s text:c="9"/>= 8</text:p>
      <text:p text:style-name="P23">getpid() <text:s text:c="31"/>= 875700</text:p>
      <text:p text:style-name="P23">poll([{fd=9, events=POLLIN}], 1, 0) <text:s text:c="4"/>= 0 (Timeout)</text:p>
      <text:p text:style-name="P23">futex(0x7fff90bae118, FUTEX_WAKE_PRIVATE, 1) = 1</text:p>
      <text:p text:style-name="P23">write(1, "Ok: 876105\n", 11Ok: 876105</text:p>
      <text:p text:style-name="P23">) <text:s text:c="11"/>= 11</text:p>
      <text:p text:style-name="P23">write(1, "&gt; ", 2&gt; ) <text:s text:c="22"/>= 2</text:p>
      <text:p text:style-name="P23">read(0, create 2</text:p>
      <text:p text:style-name="P23">"create 2\n", 1024) <text:s text:c="12"/>= 9</text:p>
      <text:p text:style-name="P23">getpid() <text:s text:c="31"/>= 875700</text:p>
      <text:p text:style-name="P23">poll([{fd=8, events=POLLIN}], 1, 0) <text:s text:c="4"/>= 1 ([{fd=8, revents=POLLIN}])</text:p>
      <text:p text:style-name="P23">getpid() <text:s text:c="31"/>= 875700</text:p>
      <text:p text:style-name="P23">read(8, "\1\0\0\0\0\0\0\0", 8) <text:s text:c="9"/>= 8</text:p>
      <text:p text:style-name="P23">getpid() <text:s text:c="31"/>= 875700</text:p>
      <text:p text:style-name="P23">poll([{fd=8, events=POLLIN}], 1, 0) <text:s text:c="4"/>= 0 (Timeout)</text:p>
      <text:p text:style-name="P23">getpid() <text:s text:c="31"/>= 875700</text:p>
      <text:p text:style-name="P23">write(6, "\1\0\0\0\0\0\0\0", 8) <text:s text:c="8"/>= 8</text:p>
      <text:p text:style-name="P23">getpid() <text:s text:c="31"/>= 875700</text:p>
      <text:p text:style-name="P23">poll([{fd=9, events=POLLIN}], 1, -1) <text:s text:c="3"/>= 1 ([{fd=9, revents=POLLIN}])</text:p>
      <text:p text:style-name="P23">getpid() <text:s text:c="31"/>= 875700</text:p>
      <text:p text:style-name="P23">read(9, "\1\0\0\0\0\0\0\0", 8) <text:s text:c="9"/>= 8</text:p>
      <text:p text:style-name="P23">getpid() <text:s text:c="31"/>= 875700</text:p>
      <text:p text:style-name="P23">poll([{fd=9, events=POLLIN}], 1, 0) <text:s text:c="4"/>= 0 (Timeout)</text:p>
      <text:p text:style-name="P23">stat("/home/sakost/university/2 course/os/6-8 lab/cmake-build-debug/6_8_lab", {st_mode=S_IFREG|0755, st_size=1797944, ...}) = 0</text:p>
      <text:p text:style-name="P23">clone(child_stack=NULL, flags=CLONE_CHILD_CLEARTID|CLONE_CHILD_SETTID|SIGCHLD, child_tidptr=0x7f9e6c86b310) = 876177</text:p>
      <text:p text:style-name="P23">getpid() <text:s text:c="31"/>= 875700</text:p>
      <text:p text:style-name="P23">poll([{fd=9, events=POLLIN}], 1, 0) <text:s text:c="4"/>= 0 (Timeout)</text:p>
      <text:p text:style-name="P23">getpid() <text:s text:c="31"/>= 875700</text:p>
      <text:p text:style-name="P23">write(6, "\1\0\0\0\0\0\0\0", 8) <text:s text:c="8"/>= 8</text:p>
      <text:p text:style-name="P23">getpid() <text:s text:c="31"/>= 875700</text:p>
      <text:p text:style-name="P23">write(9, "\1\0\0\0\0\0\0\0", 8) <text:s text:c="8"/>= 8</text:p>
      <text:p text:style-name="P23">getpid() <text:s text:c="31"/>= 875700</text:p>
      <text:p text:style-name="P23">poll([{fd=9, events=POLLIN}], 1, -1) <text:s text:c="3"/>= 1 ([{fd=9, revents=POLLIN}])</text:p>
      <text:p text:style-name="P23">getpid() <text:s text:c="31"/>= 875700</text:p>
      <text:p text:style-name="P23">read(9, "\1\0\0\0\0\0\0\0", 8) <text:s text:c="9"/>= 8</text:p>
      <text:p text:style-name="P23">getpid() <text:s text:c="31"/>= 875700</text:p>
      <text:p text:style-name="P23">poll([{fd=9, events=POLLIN}], 1, 0) <text:s text:c="4"/>= 0 (Timeout)</text:p>
      <text:p text:style-name="P23">getpid() <text:s text:c="31"/>= 875700</text:p>
      <text:p text:style-name="P23">poll([{fd=9, events=POLLIN}], 1, -1) <text:s text:c="3"/>= 1 ([{fd=9, revents=POLLIN}])</text:p>
      <text:p text:style-name="P23">getpid() <text:s text:c="31"/>= 875700</text:p>
      <text:p text:style-name="P23">read(9, "\1\0\0\0\0\0\0\0", 8) <text:s text:c="9"/>= 8</text:p>
      <text:p text:style-name="P23">getpid() <text:s text:c="31"/>= 875700</text:p>
      <text:p text:style-name="P23">poll([{fd=9, events=POLLIN}], 1, 0) <text:s text:c="4"/>= 0 (Timeout)</text:p>
      <text:p text:style-name="P23">futex(0x7fff90bae118, FUTEX_WAKE_PRIVATE, 1) = 1</text:p>
      <text:p text:style-name="P23">write(1, "Ok: 876177\n", 11Ok: 876177</text:p>
      <text:p text:style-name="P23">) <text:s text:c="11"/>= 11</text:p>
      <text:p text:style-name="P23">write(1, "&gt; ", 2&gt; ) <text:s text:c="22"/>= 2</text:p>
      <text:p text:style-name="P23">read(0, create 3</text:p>
      <text:p text:style-name="P23">"create 3\n", 1024) <text:s text:c="12"/>= 9</text:p>
      <text:p text:style-name="P23"><text:soft-page-break/>getpid() <text:s text:c="31"/>= 875700</text:p>
      <text:p text:style-name="P23">poll([{fd=8, events=POLLIN}], 1, 0) <text:s text:c="4"/>= 1 ([{fd=8, revents=POLLIN}])</text:p>
      <text:p text:style-name="P23">getpid() <text:s text:c="31"/>= 875700</text:p>
      <text:p text:style-name="P23">read(8, "\1\0\0\0\0\0\0\0", 8) <text:s text:c="9"/>= 8</text:p>
      <text:p text:style-name="P23">getpid() <text:s text:c="31"/>= 875700</text:p>
      <text:p text:style-name="P23">poll([{fd=8, events=POLLIN}], 1, 0) <text:s text:c="4"/>= 0 (Timeout)</text:p>
      <text:p text:style-name="P23">getpid() <text:s text:c="31"/>= 875700</text:p>
      <text:p text:style-name="P23">write(6, "\1\0\0\0\0\0\0\0", 8) <text:s text:c="8"/>= 8</text:p>
      <text:p text:style-name="P23">getpid() <text:s text:c="31"/>= 875700</text:p>
      <text:p text:style-name="P23">poll([{fd=9, events=POLLIN}], 1, -1) <text:s text:c="3"/>= 1 ([{fd=9, revents=POLLIN}])</text:p>
      <text:p text:style-name="P23">getpid() <text:s text:c="31"/>= 875700</text:p>
      <text:p text:style-name="P23">read(9, "\1\0\0\0\0\0\0\0", 8) <text:s text:c="9"/>= 8</text:p>
      <text:p text:style-name="P23">getpid() <text:s text:c="31"/>= 875700</text:p>
      <text:p text:style-name="P23">poll([{fd=9, events=POLLIN}], 1, 0) <text:s text:c="4"/>= 0 (Timeout)</text:p>
      <text:p text:style-name="P23">getpid() <text:s text:c="31"/>= 875700</text:p>
      <text:p text:style-name="P23">poll([{fd=8, events=POLLIN}], 1, 0) <text:s text:c="4"/>= 1 ([{fd=8, revents=POLLIN}])</text:p>
      <text:p text:style-name="P23">getpid() <text:s text:c="31"/>= 875700</text:p>
      <text:p text:style-name="P23">read(8, "\1\0\0\0\0\0\0\0", 8) <text:s text:c="9"/>= 8</text:p>
      <text:p text:style-name="P23">getpid() <text:s text:c="31"/>= 875700</text:p>
      <text:p text:style-name="P23">poll([{fd=8, events=POLLIN}], 1, 0) <text:s text:c="4"/>= 0 (Timeout)</text:p>
      <text:p text:style-name="P23">getpid() <text:s text:c="31"/>= 875700</text:p>
      <text:p text:style-name="P23">write(6, "\1\0\0\0\0\0\0\0", 8) <text:s text:c="8"/>= 8</text:p>
      <text:p text:style-name="P23">getpid() <text:s text:c="31"/>= 875700</text:p>
      <text:p text:style-name="P23">write(6, "\1\0\0\0\0\0\0\0", 8) <text:s text:c="8"/>= 8</text:p>
      <text:p text:style-name="P23">getpid() <text:s text:c="31"/>= 875700</text:p>
      <text:p text:style-name="P23">poll([{fd=9, events=POLLIN}], 1, -1) <text:s text:c="3"/>= 1 ([{fd=9, revents=POLLIN}])</text:p>
      <text:p text:style-name="P23">getpid() <text:s text:c="31"/>= 875700</text:p>
      <text:p text:style-name="P23">read(9, "\1\0\0\0\0\0\0\0", 8) <text:s text:c="9"/>= 8</text:p>
      <text:p text:style-name="P23">getpid() <text:s text:c="31"/>= 875700</text:p>
      <text:p text:style-name="P23">poll([{fd=9, events=POLLIN}], 1, 0) <text:s text:c="4"/>= 0 (Timeout)</text:p>
      <text:p text:style-name="P23">getpid() <text:s text:c="31"/>= 875700</text:p>
      <text:p text:style-name="P23">poll([{fd=8, events=POLLIN}], 1, 0) <text:s text:c="4"/>= 0 (Timeout)</text:p>
      <text:p text:style-name="P23">getpid() <text:s text:c="31"/>= 875700</text:p>
      <text:p text:style-name="P23">write(6, "\1\0\0\0\0\0\0\0", 8) <text:s text:c="8"/>= 8</text:p>
      <text:p text:style-name="P23">getpid() <text:s text:c="31"/>= 875700</text:p>
      <text:p text:style-name="P23">poll([{fd=9, events=POLLIN}], 1, -1) <text:s text:c="3"/>= 1 ([{fd=9, revents=POLLIN}])</text:p>
      <text:p text:style-name="P23">getpid() <text:s text:c="31"/>= 875700</text:p>
      <text:p text:style-name="P23">read(9, "\1\0\0\0\0\0\0\0", 8) <text:s text:c="9"/>= 8</text:p>
      <text:p text:style-name="P23">getpid() <text:s text:c="31"/>= 875700</text:p>
      <text:p text:style-name="P23">poll([{fd=9, events=POLLIN}], 1, 0) <text:s text:c="4"/>= 0 (Timeout)</text:p>
      <text:p text:style-name="P23">getpid() <text:s text:c="31"/>= 875700</text:p>
      <text:p text:style-name="P23">poll([{fd=9, events=POLLIN}], 1, -1) <text:s text:c="3"/>= 1 ([{fd=9, revents=POLLIN}])</text:p>
      <text:p text:style-name="P23">getpid() <text:s text:c="31"/>= 875700</text:p>
      <text:p text:style-name="P23">read(9, "\1\0\0\0\0\0\0\0", 8) <text:s text:c="9"/>= 8</text:p>
      <text:p text:style-name="P23">getpid() <text:s text:c="31"/>= 875700</text:p>
      <text:p text:style-name="P23">poll([{fd=9, events=POLLIN}], 1, 0) <text:s text:c="4"/>= 0 (Timeout)</text:p>
      <text:p text:style-name="P23">futex(0x7fff90bae118, FUTEX_WAKE_PRIVATE, 1) = 1</text:p>
      <text:p text:style-name="P23">write(1, "Ok: 876196\n", 11Ok: 876196</text:p>
      <text:p text:style-name="P23">) <text:s text:c="11"/>= 11</text:p>
      <text:p text:style-name="P23">write(1, "&gt; ", 2&gt; ) <text:s text:c="22"/>= 2</text:p>
      <text:p text:style-name="P23">read(0, exec 3 3 1 2 3</text:p>
      <text:p text:style-name="P23">"exec 3 3 1 2 3\n", 1024) <text:s text:c="6"/>= 15</text:p>
      <text:p text:style-name="P23">getpid() <text:s text:c="31"/>= 875700</text:p>
      <text:p text:style-name="P23">poll([{fd=8, events=POLLIN}], 1, 0) <text:s text:c="4"/>= 0 (Timeout)</text:p>
      <text:p text:style-name="P23">getpid() <text:s text:c="31"/>= 875700</text:p>
      <text:p text:style-name="P23"><text:soft-page-break/>write(6, "\1\0\0\0\0\0\0\0", 8) <text:s text:c="8"/>= 8</text:p>
      <text:p text:style-name="P23">getpid() <text:s text:c="31"/>= 875700</text:p>
      <text:p text:style-name="P23">poll([{fd=9, events=POLLIN}], 1, -1) <text:s text:c="3"/>= 1 ([{fd=9, revents=POLLIN}])</text:p>
      <text:p text:style-name="P23">getpid() <text:s text:c="31"/>= 875700</text:p>
      <text:p text:style-name="P23">read(9, "\1\0\0\0\0\0\0\0", 8) <text:s text:c="9"/>= 8</text:p>
      <text:p text:style-name="P23">getpid() <text:s text:c="31"/>= 875700</text:p>
      <text:p text:style-name="P23">poll([{fd=9, events=POLLIN}], 1, 0) <text:s text:c="4"/>= 0 (Timeout)</text:p>
      <text:p text:style-name="P23">getpid() <text:s text:c="31"/>= 875700</text:p>
      <text:p text:style-name="P23">poll([{fd=9, events=POLLIN}], 1, -1) <text:s text:c="3"/>= 1 ([{fd=9, revents=POLLIN}])</text:p>
      <text:p text:style-name="P23">getpid() <text:s text:c="31"/>= 875700</text:p>
      <text:p text:style-name="P23">read(9, "\1\0\0\0\0\0\0\0", 8) <text:s text:c="9"/>= 8</text:p>
      <text:p text:style-name="P23">getpid() <text:s text:c="31"/>= 875700</text:p>
      <text:p text:style-name="P23">poll([{fd=9, events=POLLIN}], 1, 0) <text:s text:c="4"/>= 0 (Timeout)</text:p>
      <text:p text:style-name="P23">getpid() <text:s text:c="31"/>= 875700</text:p>
      <text:p text:style-name="P23">poll([{fd=8, events=POLLIN}], 1, 0) <text:s text:c="4"/>= 0 (Timeout)</text:p>
      <text:p text:style-name="P23">getpid() <text:s text:c="31"/>= 875700</text:p>
      <text:p text:style-name="P23">write(6, "\1\0\0\0\0\0\0\0", 8) <text:s text:c="8"/>= 8</text:p>
      <text:p text:style-name="P23">write(1, "&gt; ", 2&gt; ) <text:s text:c="22"/>= 2</text:p>
      <text:p text:style-name="P23">read(0, Ok: 6</text:p>
      <text:p text:style-name="P23">remove 2</text:p>
      <text:p text:style-name="P23">"remove 2\n", 1024) <text:s text:c="12"/>= 9</text:p>
      <text:p text:style-name="P23">getpid() <text:s text:c="31"/>= 875700</text:p>
      <text:p text:style-name="P23">poll([{fd=8, events=POLLIN}], 1, 0) <text:s text:c="4"/>= 0 (Timeout)</text:p>
      <text:p text:style-name="P23">getpid() <text:s text:c="31"/>= 875700</text:p>
      <text:p text:style-name="P23">write(6, "\1\0\0\0\0\0\0\0", 8) <text:s text:c="8"/>= 8</text:p>
      <text:p text:style-name="P23">getpid() <text:s text:c="31"/>= 875700</text:p>
      <text:p text:style-name="P23">write(6, "\1\0\0\0\0\0\0\0", 8) <text:s text:c="8"/>= 8</text:p>
      <text:p text:style-name="P23">getpid() <text:s text:c="31"/>= 875700</text:p>
      <text:p text:style-name="P23">poll([{fd=9, events=POLLIN}], 1, -1) <text:s text:c="3"/>= 1 ([{fd=9, revents=POLLIN}])</text:p>
      <text:p text:style-name="P23">getpid() <text:s text:c="31"/>= 875700</text:p>
      <text:p text:style-name="P23">read(9, "\1\0\0\0\0\0\0\0", 8) <text:s text:c="9"/>= 8</text:p>
      <text:p text:style-name="P23">getpid() <text:s text:c="31"/>= 875700</text:p>
      <text:p text:style-name="P23">poll([{fd=9, events=POLLIN}], 1, 0) <text:s text:c="4"/>= 0 (Timeout)</text:p>
      <text:p text:style-name="P23">wait4(0, [{WIFEXITED(s) &amp;&amp; WEXITSTATUS(s) == 0}], 0, NULL) = 876177</text:p>
      <text:p text:style-name="P23">--- SIGCHLD {si_signo=SIGCHLD, si_code=CLD_EXITED, si_pid=876177, si_uid=1000, si_status=0, si_utime=1, si_stime=0} ---</text:p>
      <text:p text:style-name="P23">write(1, "Ok\n", 3Ok</text:p>
      <text:p text:style-name="P23">) <text:s text:c="20"/>= 3</text:p>
      <text:p text:style-name="P23">write(1, "&gt; ", 2&gt; ) <text:s text:c="22"/>= 2</text:p>
      <text:p text:style-name="P23">read(0, ping 1</text:p>
      <text:p text:style-name="P23">"ping 1\n", 1024) <text:s text:c="14"/>= 7</text:p>
      <text:p text:style-name="P23">getpid() <text:s text:c="31"/>= 875700</text:p>
      <text:p text:style-name="P23">poll([{fd=8, events=POLLIN}], 1, 0) <text:s text:c="4"/>= 1 ([{fd=8, revents=POLLIN}])</text:p>
      <text:p text:style-name="P23">getpid() <text:s text:c="31"/>= 875700</text:p>
      <text:p text:style-name="P23">read(8, "\1\0\0\0\0\0\0\0", 8) <text:s text:c="9"/>= 8</text:p>
      <text:p text:style-name="P23">getpid() <text:s text:c="31"/>= 875700</text:p>
      <text:p text:style-name="P23">write(6, "\1\0\0\0\0\0\0\0", 8) <text:s text:c="8"/>= 8</text:p>
      <text:p text:style-name="P23">getpid() <text:s text:c="31"/>= 875700</text:p>
      <text:p text:style-name="P23">poll([{fd=8, events=POLLIN}], 1, 0) <text:s text:c="4"/>= 1 ([{fd=8, revents=POLLIN}])</text:p>
      <text:p text:style-name="P23">getpid() <text:s text:c="31"/>= 875700</text:p>
      <text:p text:style-name="P23">read(8, "\1\0\0\0\0\0\0\0", 8) <text:s text:c="9"/>= 8</text:p>
      <text:p text:style-name="P23">getpid() <text:s text:c="31"/>= 875700</text:p>
      <text:p text:style-name="P23">poll([{fd=8, events=POLLIN}], 1, 0) <text:s text:c="4"/>= 0 (Timeout)</text:p>
      <text:p text:style-name="P23">getpid() <text:s text:c="31"/>= 875700</text:p>
      <text:p text:style-name="P23">write(6, "\1\0\0\0\0\0\0\0", 8) <text:s text:c="8"/>= 8</text:p>
      <text:p text:style-name="P23"><text:soft-page-break/>getpid() <text:s text:c="31"/>= 875700</text:p>
      <text:p text:style-name="P23">poll([{fd=9, events=POLLIN}], 1, -1) <text:s text:c="3"/>= 1 ([{fd=9, revents=POLLIN}])</text:p>
      <text:p text:style-name="P23">getpid() <text:s text:c="31"/>= 875700</text:p>
      <text:p text:style-name="P23">read(9, "\1\0\0\0\0\0\0\0", 8) <text:s text:c="9"/>= 8</text:p>
      <text:p text:style-name="P23">getpid() <text:s text:c="31"/>= 875700</text:p>
      <text:p text:style-name="P23">poll([{fd=9, events=POLLIN}], 1, 0) <text:s text:c="4"/>= 0 (Timeout)</text:p>
      <text:p text:style-name="P23">write(1, "Ok: 1\n", 6Ok: 1</text:p>
      <text:p text:style-name="P23">) <text:s text:c="17"/>= 6</text:p>
      <text:p text:style-name="P23">write(1, "&gt; ", 2&gt; ) <text:s text:c="22"/>= 2</text:p>
      <text:p text:style-name="P23">read(0, "", 1024) <text:s text:c="22"/>= 0</text:p>
      <text:p text:style-name="P23">futex(0x7f9e6b865910, FUTEX_WAIT, 875703, NULL) = 0</text:p>
      <text:p text:style-name="P23">getpid() <text:s text:c="31"/>= 875700</text:p>
      <text:p text:style-name="P23">poll([{fd=8, events=POLLIN}], 1, 0) <text:s text:c="4"/>= 0 (Timeout)</text:p>
      <text:p text:style-name="P23">getpid() <text:s text:c="31"/>= 875700</text:p>
      <text:p text:style-name="P23">write(6, "\1\0\0\0\0\0\0\0", 8) <text:s text:c="8"/>= 8</text:p>
      <text:p text:style-name="P23">poll([{fd=8, events=POLLIN}], 1, 0) <text:s text:c="4"/>= 0 (Timeout)</text:p>
      <text:p text:style-name="P23">getpid() <text:s text:c="31"/>= 875700</text:p>
      <text:p text:style-name="P23">poll([{fd=8, events=POLLIN}], 1, 0) <text:s text:c="4"/>= 0 (Timeout)</text:p>
      <text:p text:style-name="P23">getpid() <text:s text:c="31"/>= 875700</text:p>
      <text:p text:style-name="P23">write(4, "\1\0\0\0\0\0\0\0", 8) <text:s text:c="8"/>= 8</text:p>
      <text:p text:style-name="P23">getpid() <text:s text:c="31"/>= 875700</text:p>
      <text:p text:style-name="P23">getpid() <text:s text:c="31"/>= 875700</text:p>
      <text:p text:style-name="P23">write(9, "\1\0\0\0\0\0\0\0", 8) <text:s text:c="8"/>= 8</text:p>
      <text:p text:style-name="P23">getpid() <text:s text:c="31"/>= 875700</text:p>
      <text:p text:style-name="P23">poll([{fd=3, events=POLLIN}], 1, -1) <text:s text:c="3"/>= 1 ([{fd=3, revents=POLLIN}])</text:p>
      <text:p text:style-name="P23">getpid() <text:s text:c="31"/>= 875700</text:p>
      <text:p text:style-name="P23">read(3, "\1\0\0\0\0\0\0\0", 8) <text:s text:c="9"/>= 8</text:p>
      <text:p text:style-name="P23">getpid() <text:s text:c="31"/>= 875700</text:p>
      <text:p text:style-name="P23">write(6, "\1\0\0\0\0\0\0\0", 8) <text:s text:c="8"/>= 8</text:p>
      <text:p text:style-name="P23">--- SIGCHLD {si_signo=SIGCHLD, si_code=CLD_EXITED, si_pid=876105, si_uid=1000, si_status=0, si_utime=1, si_stime=1} ---</text:p>
      <text:p text:style-name="P23">close(7) <text:s text:c="31"/>= 0</text:p>
      <text:p text:style-name="P23">close(6) <text:s text:c="31"/>= 0</text:p>
      <text:p text:style-name="P23">close(5) <text:s text:c="31"/>= 0</text:p>
      <text:p text:style-name="P23">close(4) <text:s text:c="31"/>= 0</text:p>
      <text:p text:style-name="P23">close(3) <text:s text:c="31"/>= 0</text:p>
      <text:p text:style-name="P23">exit_group(0) <text:s text:c="26"/>= ?</text:p>
      <text:p text:style-name="P23">+++ exited with 0 +++</text:p>
      <text:p text:style-name="P29"/>
      <text:p text:style-name="P11"><text:span text:style-name="T5">4</text:span><text:span text:style-name="T4"> Вывод</text:span></text:p>
      <text:p text:style-name="P18">В процессе выполнения данной лабораторной работы я освоил способы диагностики работы ПО с помщью утилиты strace в ОС Unix. Данная утилита является мощным инструментом в руках программиста, поскольку позволяет крайне детально отслеживать процесс: просматривать все возможные системные вызовы, есть возможность намеренно менять поведение программы(путем инъекций ошибок в системные вызовы) и, с недавней версией, даже отслеживать стек программы.</text:p>
      <text:p text:style-name="P18"/>
      <text:p text:style-name="P18">Я научился применять различные фильтры к выводу утилиты strace, научился применять флаги, которые позволяют дополнять и/или модифицировать основной функционал данной утилиты. При помощи нее можно даже отлаживать <text:soft-page-break/>многопроцессорные программы без каких-либо проблем, поскольку она позволяет отслеживать системные вызовы как в дочерних процессах, так и в различных потоках.</text:p>
      <text:p text:style-name="P18">Strace обладает функциональностью нарочно ломать программы, дабы протестировать свою программу во всех возможных и невозможных случаях.</text:p>
      <text:p text:style-name="P18"/>
      <text:p text:style-name="P18">Все вышеописанное лишь малая часть того, что strace может делать. Так, с помощью strace можно вывести подробную таблицу с тем, какой вызов сколько раз вызывался и сколько занял времени от общей работы программы. Strace может отслеживать сигналы и наблюдать за тем, как меняется стек программы с каждым системным вызовом.</text:p>
      <text:p text:style-name="P18"/>
      <text:p text:style-name="P18">Все это делает strace одновременно мощным и простым в использовании инструментом, которым стоит овладеть для упрощения разработки под ОС Unix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Consolas" svg:font-family="Consolas, Monaco, 'Lucida Console', monospace"/>
    <style:font-face style:name="Times New Roman1" svg:font-family="'Times New Roman'"/>
    <style:font-face style:name="Ubuntu" svg:font-family="Ubuntu, Helvetica, Arial, sans-serif"/>
    <style:font-face style:name="apple-system" svg:font-family="apple-system, BlinkMacSystemFont, 'Segoe UI', Arial, sans-serif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style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style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style:contextual-spacing="false" fo:line-height="100%" fo:keep-together="always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style:contextual-spacing="false" fo:line-height="100%" fo:keep-together="always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style:contextual-spacing="false" fo:line-height="100%" fo:keep-together="always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style:contextual-spacing="false" fo:line-height="100%" fo:keep-together="always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style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style:contextual-spacing="false" fo:line-height="100%" fo:keep-together="always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4pt" style:text-underline-style="none"/>
    </style:style>
    <style:style style:name="ListLabel_20_2" style:display-name="ListLabel 2" style:family="text">
      <style:text-properties style:font-name="Times New Roman" fo:font-family="'Times New Roman'" style:font-family-generic="roman" style:font-pitch="variable" fo:font-size="14pt" style:text-underline-style="none"/>
    </style:style>
    <style:style style:name="ListLabel_20_3" style:display-name="ListLabel 3" style:family="text">
      <style:text-properties style:font-name="Times New Roman" fo:font-family="'Times New Roman'" style:font-family-generic="roman" style:font-pitch="variable" fo:font-size="14pt" style:text-underline-style="none"/>
    </style:style>
    <style:style style:name="ListLabel_20_4" style:display-name="ListLabel 4" style:family="text">
      <style:text-properties style:font-name="Times New Roman" fo:font-family="'Times New Roman'" style:font-family-generic="roman" style:font-pitch="variable" fo:font-size="14pt"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in" fo:margin-top="0in" fo:margin-bottom="0.0835in" style:contextual-spacing="false" fo:line-height="100%" fo:text-align="center" style:justify-single-word="false" fo:text-indent="0.2917in" style:auto-text-indent="false" fo:padding="0in" fo:border="none"/>
      <style:text-properties style:font-name="Times New Roman" fo:font-size="14pt" officeooo:paragraph-rsid="001759da" fo:background-color="#ffffff" style:font-name-asian="Times New Roman2" style:font-size-asian="14pt" style:font-name-complex="Times New Roman2" style:font-size-complex="14pt"/>
    </style:style>
    <style:page-layout style:name="Mpm1">
      <style:page-layout-properties fo:page-width="8.2701in" fo:page-height="11.6902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51</text:page-number></text:p>
      </style:footer>
      <style:footer-first>
        <text:p text:style-name="MP1">Москва, 2020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4.2$Linux_X86_64 LibreOffice_project/00$Build-2</meta:generator>
    <dc:date>2021-01-12T12:12:37.169733185</dc:date>
    <meta:editing-duration>PT6H4M48S</meta:editing-duration>
    <meta:editing-cycles>18</meta:editing-cycles>
    <meta:document-statistic meta:table-count="0" meta:image-count="0" meta:object-count="0" meta:page-count="51" meta:paragraph-count="2046" meta:word-count="14230" meta:character-count="151077" meta:non-whitespace-character-count="118655"/>
  </office:meta>
</office:document-meta>
</file>